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1484in"/>
    </style:style>
    <style:style style:name="co2" style:family="table-column">
      <style:table-column-properties fo:break-before="auto" style:column-width="1.0055in"/>
    </style:style>
    <style:style style:name="co3" style:family="table-column">
      <style:table-column-properties fo:break-before="auto" style:column-width="2.6055in"/>
    </style:style>
    <style:style style:name="co4" style:family="table-column">
      <style:table-column-properties fo:break-before="auto" style:column-width="0.0736in"/>
    </style:style>
    <style:style style:name="co5" style:family="table-column">
      <style:table-column-properties fo:break-before="auto" style:column-width="0.9425in"/>
    </style:style>
    <style:style style:name="co6" style:family="table-column">
      <style:table-column-properties fo:break-before="auto" style:column-width="1.3835in"/>
    </style:style>
    <style:style style:name="co7" style:family="table-column">
      <style:table-column-properties fo:break-before="auto" style:column-width="1.270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583in"/>
    </style:style>
    <style:style style:name="co10" style:family="table-column">
      <style:table-column-properties fo:break-before="auto" style:column-width="1.4091in"/>
    </style:style>
    <style:style style:name="co11" style:family="table-column">
      <style:table-column-properties fo:break-before="auto" style:column-width="5.6299in"/>
    </style:style>
    <style:style style:name="co12" style:family="table-column">
      <style:table-column-properties fo:break-before="auto" style:column-width="2.5429in"/>
    </style:style>
    <style:style style:name="co13" style:family="table-column">
      <style:table-column-properties fo:break-before="auto" style:column-width="2.5173in"/>
    </style:style>
    <style:style style:name="co14" style:family="table-column">
      <style:table-column-properties fo:break-before="auto" style:column-width="3.2484in"/>
    </style:style>
    <style:style style:name="co15" style:family="table-column">
      <style:table-column-properties fo:break-before="auto" style:column-width="2.3409in"/>
    </style:style>
    <style:style style:name="co16" style:family="table-column">
      <style:table-column-properties fo:break-before="auto" style:column-width="3.2563in"/>
    </style:style>
    <style:style style:name="co17" style:family="table-column">
      <style:table-column-properties fo:break-before="auto" style:column-width="2.4335in"/>
    </style:style>
    <style:style style:name="co18" style:family="table-column">
      <style:table-column-properties fo:break-before="auto" style:column-width="1.2075in"/>
    </style:style>
    <style:style style:name="co19" style:family="table-column">
      <style:table-column-properties fo:break-before="auto" style:column-width="1.7799in"/>
    </style:style>
    <style:style style:name="co20" style:family="table-column">
      <style:table-column-properties fo:break-before="auto" style:column-width="2.9429in"/>
    </style:style>
    <style:style style:name="co21" style:family="table-column">
      <style:table-column-properties fo:break-before="auto" style:column-width="0.678in"/>
    </style:style>
    <style:style style:name="co22" style:family="table-column">
      <style:table-column-properties fo:break-before="auto" style:column-width="1.522in"/>
    </style:style>
    <style:style style:name="co23" style:family="table-column">
      <style:table-column-properties fo:break-before="auto" style:column-width="1.4717in"/>
    </style:style>
    <style:style style:name="co24" style:family="table-column">
      <style:table-column-properties fo:break-before="auto" style:column-width="1.8752in"/>
    </style:style>
    <style:style style:name="co25" style:family="table-column">
      <style:table-column-properties fo:break-before="auto" style:column-width="1.3457in"/>
    </style:style>
    <style:style style:name="co26" style:family="table-column">
      <style:table-column-properties fo:break-before="auto" style:column-width="0.8264in"/>
    </style:style>
    <style:style style:name="co27" style:family="table-column">
      <style:table-column-properties fo:break-before="auto" style:column-width="4.7516in"/>
    </style:style>
    <style:style style:name="co28" style:family="table-column">
      <style:table-column-properties fo:break-before="auto" style:column-width="2.8882in"/>
    </style:style>
    <style:style style:name="co29" style:family="table-column">
      <style:table-column-properties fo:break-before="auto" style:column-width="2.952in"/>
    </style:style>
    <style:style style:name="co30" style:family="table-column">
      <style:table-column-properties fo:break-before="auto" style:column-width="0.9256in"/>
    </style:style>
    <style:style style:name="co31" style:family="table-column">
      <style:table-column-properties fo:break-before="auto" style:column-width="1.2244in"/>
    </style:style>
    <style:style style:name="co32" style:family="table-column">
      <style:table-column-properties fo:break-before="auto" style:column-width="1.6535in"/>
    </style:style>
    <style:style style:name="co33" style:family="table-column">
      <style:table-column-properties fo:break-before="auto" style:column-width="1.1134in"/>
    </style:style>
    <style:style style:name="co34" style:family="table-column">
      <style:table-column-properties fo:break-before="auto" style:column-width="7.8228in"/>
    </style:style>
    <style:style style:name="co35" style:family="table-column">
      <style:table-column-properties fo:break-before="auto" style:column-width="7.5209in"/>
    </style:style>
    <style:style style:name="co36" style:family="table-column">
      <style:table-column-properties fo:break-before="auto" style:column-width="0.15in"/>
    </style:style>
    <style:style style:name="co37" style:family="table-column">
      <style:table-column-properties fo:break-before="auto" style:column-width="0.4146in"/>
    </style:style>
    <style:style style:name="co38" style:family="table-column">
      <style:table-column-properties fo:break-before="auto" style:column-width="1.0071in"/>
    </style:style>
    <style:style style:name="co39" style:family="table-column">
      <style:table-column-properties fo:break-before="auto" style:column-width="1.2717in"/>
    </style:style>
    <style:style style:name="co40" style:family="table-column">
      <style:table-column-properties fo:break-before="auto" style:column-width="0.8972in"/>
    </style:style>
    <style:style style:name="co41" style:family="table-column">
      <style:table-column-properties fo:break-before="auto" style:column-width="0.8882in"/>
    </style:style>
    <style:style style:name="co42" style:family="table-column">
      <style:table-column-properties fo:break-before="auto" style:column-width="1.2098in"/>
    </style:style>
    <style:style style:name="co43" style:family="table-column">
      <style:table-column-properties fo:break-before="auto" style:column-width="1.6299in"/>
    </style:style>
    <style:style style:name="co44" style:family="table-column">
      <style:table-column-properties fo:break-before="auto" style:column-width="1.1453in"/>
    </style:style>
    <style:style style:name="co45" style:family="table-column">
      <style:table-column-properties fo:break-before="auto" style:column-width="1.261in"/>
    </style:style>
    <style:style style:name="co46" style:family="table-column">
      <style:table-column-properties fo:break-before="auto" style:column-width="2.8362in"/>
    </style:style>
    <style:style style:name="co47" style:family="table-column">
      <style:table-column-properties fo:break-before="auto" style:column-width="5.0728in"/>
    </style:style>
    <style:style style:name="co48" style:family="table-column">
      <style:table-column-properties fo:break-before="auto" style:column-width="1.3508in"/>
    </style:style>
    <style:style style:name="co49" style:family="table-column">
      <style:table-column-properties fo:break-before="auto" style:column-width="1.378in"/>
    </style:style>
    <style:style style:name="co50" style:family="table-column">
      <style:table-column-properties fo:break-before="auto" style:column-width="1.0465in"/>
    </style:style>
    <style:style style:name="co51" style:family="table-column">
      <style:table-column-properties fo:break-before="auto" style:column-width="2.8626in"/>
    </style:style>
    <style:style style:name="co52" style:family="table-column">
      <style:table-column-properties fo:break-before="auto" style:column-width="1.5854in"/>
    </style:style>
    <style:style style:name="co53" style:family="table-column">
      <style:table-column-properties fo:break-before="auto" style:column-width="1.484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1252in" fo:break-before="auto" style:use-optimal-row-height="false"/>
    </style:style>
    <style:style style:name="ro6" style:family="table-row">
      <style:table-row-properties style:row-height="0.75in" fo:break-before="auto" style:use-optimal-row-height="false"/>
    </style:style>
    <style:style style:name="ro7" style:family="table-row">
      <style:table-row-properties style:row-height="0.1457in" fo:break-before="auto" style:use-optimal-row-height="false"/>
    </style:style>
    <style:style style:name="ro8" style:family="table-row">
      <style:table-row-properties style:row-height="0.8437in" fo:break-before="auto" style:use-optimal-row-height="fals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198in" fo:break-before="auto" style:use-optimal-row-height="fals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2291in" fo:break-before="auto" style:use-optimal-row-height="false"/>
    </style:style>
    <style:style style:name="ro14" style:family="table-row">
      <style:table-row-properties style:row-height="0.3646in" fo:break-before="auto" style:use-optimal-row-height="false"/>
    </style:style>
    <style:style style:name="ro15" style:family="table-row">
      <style:table-row-properties style:row-height="0.178in" fo:break-before="auto" style:use-optimal-row-height="false"/>
    </style:style>
    <style:style style:name="ro16" style:family="table-row">
      <style:table-row-properties style:row-height="0.2193in" fo:break-before="auto" style:use-optimal-row-height="true"/>
    </style:style>
    <style:style style:name="ro17" style:family="table-row">
      <style:table-row-properties style:row-height="0.3937in" fo:break-before="auto" style:use-optimal-row-height="true"/>
    </style:style>
    <style:style style:name="ro18" style:family="table-row">
      <style:table-row-properties style:row-height="0.5693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7075in" fo:break-before="auto" style:use-optimal-row-height="false"/>
    </style:style>
    <style:style style:name="ro21" style:family="table-row">
      <style:table-row-properties style:row-height="0.4402in" fo:break-before="auto" style:use-optimal-row-height="true"/>
    </style:style>
    <style:style style:name="ro22" style:family="table-row">
      <style:table-row-properties style:row-height="0.5181in" fo:break-before="auto" style:use-optimal-row-height="false"/>
    </style:style>
    <style:style style:name="ro23" style:family="table-row">
      <style:table-row-properties style:row-height="0.3102in" fo:break-before="auto" style:use-optimal-row-height="false"/>
    </style:style>
    <style:style style:name="ro24" style:family="table-row">
      <style:table-row-properties style:row-height="0.4835in" fo:break-before="auto" style:use-optimal-row-height="false"/>
    </style:style>
    <style:style style:name="ro25" style:family="table-row">
      <style:table-row-properties style:row-height="0.2602in" fo:break-before="auto" style:use-optimal-row-height="false"/>
    </style:style>
    <style:style style:name="ro26" style:family="table-row">
      <style:table-row-properties style:row-height="0.25in" fo:break-before="auto" style:use-optimal-row-height="false"/>
    </style:style>
    <style:style style:name="ro27" style:family="table-row">
      <style:table-row-properties style:row-height="0.3193in" fo:break-before="auto" style:use-optimal-row-height="false"/>
    </style:style>
    <style:style style:name="ro28" style:family="table-row">
      <style:table-row-properties style:row-height="0.2846in" fo:break-before="auto" style:use-optimal-row-height="false"/>
    </style:style>
    <style:style style:name="ro29" style:family="table-row">
      <style:table-row-properties style:row-height="0.2673in" fo:break-before="auto" style:use-optimal-row-height="false"/>
    </style:style>
    <style:style style:name="ro30" style:family="table-row">
      <style:table-row-properties style:row-height="0.3709in" fo:break-before="auto" style:use-optimal-row-height="false"/>
    </style:style>
    <style:style style:name="ro31" style:family="table-row">
      <style:table-row-properties style:row-height="0.2417in" fo:break-before="auto" style:use-optimal-row-height="false"/>
    </style:style>
    <style:style style:name="ro32" style:family="table-row">
      <style:table-row-properties style:row-height="0.2327in" fo:break-before="auto" style:use-optimal-row-height="false"/>
    </style:style>
    <style:style style:name="ro33" style:family="table-row">
      <style:table-row-properties style:row-height="0.2764in" fo:break-before="auto" style:use-optimal-row-height="false"/>
    </style:style>
    <style:style style:name="ro34" style:family="table-row">
      <style:table-row-properties style:row-height="0.2244in" fo:break-before="auto" style:use-optimal-row-height="false"/>
    </style:style>
    <style:style style:name="ro35" style:family="table-row">
      <style:table-row-properties style:row-height="0.4484in" fo:break-before="auto" style:use-optimal-row-height="false"/>
    </style:style>
    <style:style style:name="ro36" style:family="table-row">
      <style:table-row-properties style:row-height="0.2035in" fo:break-before="auto" style:use-optimal-row-height="true"/>
    </style:style>
    <style:style style:name="ro37" style:family="table-row">
      <style:table-row-properties style:row-height="0.5118in" fo:break-before="auto" style:use-optimal-row-height="false"/>
    </style:style>
    <style:style style:name="ro38" style:family="table-row">
      <style:table-row-properties style:row-height="0.7516in" fo:break-before="auto" style:use-optimal-row-height="false"/>
    </style:style>
    <style:style style:name="ro39" style:family="table-row">
      <style:table-row-properties style:row-height="0.9673in" fo:break-before="auto" style:use-optimal-row-height="false"/>
    </style:style>
    <style:style style:name="ro40" style:family="table-row">
      <style:table-row-properties style:row-height="0.5693in" fo:break-before="auto" style:use-optimal-row-height="false"/>
    </style:style>
    <style:style style:name="ro41" style:family="table-row">
      <style:table-row-properties style:row-height="0.6118in" fo:break-before="auto" style:use-optimal-row-height="false"/>
    </style:style>
    <style:style style:name="ro42" style:family="table-row">
      <style:table-row-properties style:row-height="0.4898in" fo:break-before="auto" style:use-optimal-row-height="false"/>
    </style:style>
    <style:style style:name="ro43" style:family="table-row">
      <style:table-row-properties style:row-height="0.8382in" fo:break-before="auto" style:use-optimal-row-height="false"/>
    </style:style>
    <style:style style:name="ro44" style:family="table-row">
      <style:table-row-properties style:row-height="0.9138in" fo:break-before="auto" style:use-optimal-row-height="false"/>
    </style:style>
    <style:style style:name="ro45" style:family="table-row">
      <style:table-row-properties style:row-height="0.8665in" fo:break-before="auto" style:use-optimal-row-height="false"/>
    </style:style>
    <style:style style:name="ro46" style:family="table-row">
      <style:table-row-properties style:row-height="0.7681in" fo:break-before="auto" style:use-optimal-row-height="false"/>
    </style:style>
    <style:style style:name="ro47" style:family="table-row">
      <style:table-row-properties style:row-height="0.848in" fo:break-before="auto" style:use-optimal-row-height="false"/>
    </style:style>
    <style:style style:name="ro48" style:family="table-row">
      <style:table-row-properties style:row-height="0.9118in" fo:break-before="auto" style:use-optimal-row-height="true"/>
    </style:style>
    <style:style style:name="ro49" style:family="table-row">
      <style:table-row-properties style:row-height="1.0571in" fo:break-before="auto" style:use-optimal-row-height="true"/>
    </style:style>
    <style:style style:name="ro50" style:family="table-row">
      <style:table-row-properties style:row-height="0.6217in" fo:break-before="auto" style:use-optimal-row-height="true"/>
    </style:style>
    <style:style style:name="ro51" style:family="table-row">
      <style:table-row-properties style:row-height="0.352in" fo:break-before="auto" style:use-optimal-row-height="true"/>
    </style:style>
    <style:style style:name="ro52" style:family="table-row">
      <style:table-row-properties style:row-height="0.2362in" fo:break-before="auto" style:use-optimal-row-height="true"/>
    </style:style>
    <style:style style:name="ta1" style:family="table" style:master-page-name="PageStyle_5f_1a-Identification_5f_Projet">
      <style:table-properties table:display="true" style:writing-mode="lr-tb"/>
    </style:style>
    <style:style style:name="ta2" style:family="table" style:master-page-name="PageStyle_5f_1b-_5f_Besoin_5f_capturé">
      <style:table-properties table:display="true" style:writing-mode="lr-tb"/>
    </style:style>
    <style:style style:name="ta3" style:family="table" style:master-page-name="PageStyle_5f_2a-OBS">
      <style:table-properties table:display="true" style:writing-mode="lr-tb"/>
    </style:style>
    <style:style style:name="ta4" style:family="table" style:master-page-name="PageStyle_5f_2b-PBS">
      <style:table-properties table:display="true" style:writing-mode="lr-tb"/>
    </style:style>
    <style:style style:name="ta5" style:family="table" style:master-page-name="PageStyle_5f_2c-WB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2d-Décision">
      <style:table-properties table:display="true" style:writing-mode="lr-tb"/>
    </style:style>
    <style:style style:name="ta8" style:family="table" style:master-page-name="PageStyle_5f_2e-Action">
      <style:table-properties table:display="true" style:writing-mode="lr-tb"/>
    </style:style>
    <style:style style:name="ta9" style:family="table" style:master-page-name="PageStyle_5f_Cartouche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/>
    <style:style style:name="ce9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5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1.76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fo:background-color="#0066cc" style:diagonal-bl-tr="none" style:diagonal-tl-br="none" style:text-align-source="fix" style:repeat-content="false" fo:wrap-option="wrap" fo:border-left="1.76pt solid #000000" style:direction="ltr" fo:padding="0.028in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 style:data-style-name="N37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 style:data-style-name="N37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solid" style:text-line-through-type="singl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no-wrap" fo:border="0.74pt solid #3d3d3d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9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3d3d3d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Default">
      <style:table-cell-properties fo:padding="0.028in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Excel_5f_BuiltIn_5f_Explanatory_20_Tex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3d3d3d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68" style:family="table-cell" style:parent-style-name="Excel_5f_BuiltIn_5f_Explanatory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10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3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7" style:family="table-cell" style:parent-style-name="Default" style:data-style-name="N15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8" style:family="table-cell" style:parent-style-name="Default">
      <style:table-cell-properties fo:wrap-option="wrap" style:vertical-align="middle"/>
      <style:text-properties style:font-name="Arial1" fo:font-size="8pt" style:font-size-asian="8pt" style:font-size-complex="8pt"/>
    </style:style>
    <style:style style:name="ce229" style:family="table-cell" style:parent-style-name="Default" style:data-style-name="N1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 style:data-style-name="N12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6" style:family="table-cell" style:parent-style-name="Default" style:data-style-name="N12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2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8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4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37" style:family="table-cell" style:parent-style-name="Default" style:data-style-name="N16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 style:data-style-name="N15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66cc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28in" fo:border-right="1.76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74pt solid #000000" fo:background-color="#ffd7d7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 style:data-style-name="N36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 style:data-style-name="N36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background-color="#0066cc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52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000000" fo:background-color="#0066cc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6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#REF!=&quot;Cancelled&quot;;TRUE();FALSE()))" style:apply-style-name="Excel_5f_CondFormat_5f_7_5f_1_5f_1" style:base-cell-address="'2e-Action'.A6"/>
    </style:style>
    <style:style style:name="ce25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#REF!=&quot;Cancelled&quot;;TRUE();FALSE()))" style:apply-style-name="Excel_5f_CondFormat_5f_7_5f_1_5f_1" style:base-cell-address="'2e-Action'.A6"/>
    </style:style>
    <style:style style:name="ce26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F(#REF!=&quot;Cancelled&quot;;TRUE();FALSE()))" style:apply-style-name="Excel_5f_CondFormat_5f_7_5f_1_5f_1" style:base-cell-address="'2e-Action'.A6"/>
    </style:style>
    <style:style style:name="ce25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#REF!=&quot;Cancelled&quot;;TRUE();FALSE()))" style:apply-style-name="Excel_5f_CondFormat_5f_7_5f_1_5f_1" style:base-cell-address="'2e-Action'.A6"/>
    </style:style>
    <style:style style:name="ce27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287in" fo:min-width="9.8512in" fo:padding-top="0.0346in" fo:padding-bottom="0in" fo:padding-left="0.0398in" fo:padding-right="0.0398in" fo:wrap-option="wrap" draw:shadow-color="#808080"/>
      <style:paragraph-properties fo:text-align="center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319in" fo:min-width="14.0075in" fo:padding-top="0.0394in" fo:padding-bottom="0in" fo:padding-left="0.0496in" fo:padding-right="0.0496in" fo:wrap-option="wrap" draw:shadow-color="#808080"/>
      <style:paragraph-properties fo:text-align="center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0.3232in" fo:min-width="8.5992in" fo:padding-top="0.0398in" fo:padding-bottom="0in" fo:padding-left="0.0496in" fo:padding-right="0.0496in" fo:wrap-option="wrap" draw:shadow-color="#808080"/>
      <style:paragraph-properties fo:text-align="center"/>
    </style:style>
    <style:style style:name="gr4" style:family="graphic">
      <style:graphic-properties draw:stroke="solid" svg:stroke-width="0.028in" svg:stroke-color="#395e89" svg:stroke-opacity="100%" draw:stroke-linejoin="round" draw:fill="solid" draw:fill-color="#808080" draw:textarea-horizontal-align="justify" draw:textarea-vertical-align="middle" draw:auto-grow-height="false" fo:min-height="0.328in" fo:min-width="1.863in" fo:padding-top="0.0496in" fo:padding-bottom="0.0496in" fo:padding-left="0.0996in" fo:padding-right="0.0996in" fo:wrap-option="wrap" draw:shadow-color="#808080"/>
      <style:paragraph-properties fo:text-align="center"/>
    </style:style>
    <style:style style:name="gr5" style:family="graphic">
      <style:graphic-properties draw:stroke="solid" svg:stroke-width="0.028in" svg:stroke-color="#395e89" svg:stroke-opacity="100%" draw:stroke-linejoin="round" draw:fill="solid" draw:fill-color="#808080" draw:textarea-horizontal-align="justify" draw:textarea-vertical-align="middle" draw:auto-grow-height="false" fo:min-height="0.4736in" fo:min-width="1.7882in" fo:padding-top="0.0496in" fo:padding-bottom="0.0496in" fo:padding-left="0.0996in" fo:padding-right="0.0996in" fo:wrap-option="wrap" draw:shadow-color="#808080"/>
      <style:paragraph-properties fo:text-align="center"/>
    </style:style>
    <style:style style:name="gr6" style:family="graphic">
      <style:graphic-properties draw:stroke="solid" svg:stroke-width="0.028in" svg:stroke-color="#395e89" svg:stroke-opacity="100%" draw:stroke-linejoin="round" draw:fill="solid" draw:fill-color="#808080" draw:textarea-horizontal-align="justify" draw:textarea-vertical-align="middle" draw:auto-grow-height="false" fo:min-height="0.4815in" fo:min-width="2.1409in" fo:padding-top="0.0496in" fo:padding-bottom="0.0496in" fo:padding-left="0.0996in" fo:padding-right="0.0996in" fo:wrap-option="wrap" draw:shadow-color="#808080"/>
      <style:paragraph-properties fo:text-align="center"/>
    </style:style>
    <style:style style:name="gr7" style:family="graphic">
      <style:graphic-properties draw:stroke="solid" svg:stroke-width="0.0102in" svg:stroke-color="#4a7dba" svg:stroke-opacity="100%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start-line-spacing-horizontal="0in" draw:start-line-spacing-vertical="0in" draw:end-line-spacing-horizontal="0in" draw:end-line-spacing-vertical="0in"/>
      <style:paragraph-properties fo:text-align="center"/>
    </style:style>
    <style:style style:name="gr8" style:family="graphic">
      <style:graphic-properties draw:stroke="solid" svg:stroke-width="0.028in" svg:stroke-color="#395e89" svg:stroke-opacity="100%" draw:stroke-linejoin="round" draw:fill="solid" draw:fill-color="#4f81bd" draw:textarea-horizontal-align="justify" draw:textarea-vertical-align="middle" draw:auto-grow-height="false" fo:min-height="0.7016in" fo:min-width="3.0217in" fo:padding-top="0.0496in" fo:padding-bottom="0.0496in" fo:padding-left="0.0996in" fo:padding-right="0.0996in" fo:wrap-option="wrap" draw:shadow-color="#808080"/>
      <style:paragraph-properties fo:text-align="center"/>
    </style:style>
    <style:style style:name="gr9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1.5705in" fo:min-width="1.848in" fo:padding-top="0.0512in" fo:padding-bottom="0.0512in" fo:padding-left="0.0984in" fo:padding-right="0.0984in" fo:wrap-option="no-wrap" draw:shadow-color="#808080"/>
      <style:paragraph-properties style:writing-mode="lr-tb"/>
    </style:style>
    <style:style style:name="gr10" style:family="graphic">
      <style:graphic-properties draw:stroke="solid" svg:stroke-width="0.0402in" svg:stroke-color="#4a7dba" draw:marker-start-width="0.1386in" draw:marker-end="msArrowOpenEnd_20_5" draw:marker-end-width="0.124in" draw:marker-end-center="false" svg:stroke-opacity="100%" draw:stroke-linejoin="round" draw:fill="none" draw:fill-color="#ffffff" draw:textarea-horizontal-align="justify" draw:textarea-vertical-align="top" draw:auto-grow-height="false" fo:padding-top="0.0657in" fo:padding-bottom="0.0657in" fo:padding-left="0.113in" fo:padding-right="0.113in" fo:wrap-option="wrap" draw:shadow-color="#808080" draw:start-line-spacing-horizontal="0.248in" draw:start-line-spacing-vertical="0.248in" draw:end-line-spacing-horizontal="0.248in" draw:end-line-spacing-vertical="0.248in"/>
      <style:paragraph-properties fo:text-align="center"/>
    </style:style>
    <style:style style:name="gr11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1.5748in" fo:min-width="2.5492in" fo:padding-top="0.0512in" fo:padding-bottom="0.0512in" fo:padding-left="0.0984in" fo:padding-right="0.0984in" fo:wrap-option="no-wrap" draw:shadow-color="#808080"/>
      <style:paragraph-properties style:writing-mode="lr-tb"/>
    </style:style>
    <style:style style:name="gr12" style:family="graphic">
      <style:graphic-properties draw:stroke="solid" svg:stroke-width="0.0402in" svg:stroke-color="#4a7dba" draw:marker-start-width="0.1236in" draw:marker-end="msArrowOpenEnd_20_5" draw:marker-end-width="0.1689in" draw:marker-end-center="false" svg:stroke-opacity="100%" draw:stroke-linejoin="round" draw:fill="none" draw:fill-color="#ffffff" draw:textarea-horizontal-align="justify" draw:textarea-vertical-align="top" draw:auto-grow-height="false" fo:padding-top="0.0661in" fo:padding-bottom="0.0661in" fo:padding-left="0.1134in" fo:padding-right="0.1134in" fo:wrap-option="wrap" draw:shadow-color="#808080" draw:start-line-spacing-horizontal="0.248in" draw:start-line-spacing-vertical="0.248in" draw:end-line-spacing-horizontal="0.248in" draw:end-line-spacing-vertical="0.248in"/>
      <style:paragraph-properties fo:text-align="center"/>
    </style:style>
    <style:style style:name="gr13" style:family="graphic">
      <style:graphic-properties draw:stroke="solid" svg:stroke-width="0.028in" svg:stroke-color="#395e89" svg:stroke-opacity="100%" draw:stroke-linejoin="round" draw:fill="solid" draw:fill-color="#31859b" draw:textarea-horizontal-align="justify" draw:textarea-vertical-align="middle" draw:auto-grow-height="false" fo:min-height="0.8634in" fo:min-width="2.0516in" fo:padding-top="0.0496in" fo:padding-bottom="0.0496in" fo:padding-left="0.0996in" fo:padding-right="0.0996in" fo:wrap-option="wrap" draw:shadow-color="#808080"/>
      <style:paragraph-properties fo:text-align="center"/>
    </style:style>
    <style:style style:name="gr14" style:family="graphic">
      <style:graphic-properties draw:stroke="solid" svg:stroke-width="0.028in" svg:stroke-color="#395e89" svg:stroke-opacity="100%" draw:stroke-linejoin="round" draw:fill="solid" draw:fill-color="#31859b" draw:textarea-horizontal-align="justify" draw:textarea-vertical-align="middle" draw:auto-grow-height="false" fo:min-height="0.8634in" fo:min-width="2.9717in" fo:padding-top="0.0496in" fo:padding-bottom="0.0496in" fo:padding-left="0.0996in" fo:padding-right="0.0996in" fo:wrap-option="wrap" draw:shadow-color="#808080"/>
      <style:paragraph-properties fo:text-align="center"/>
      <style:text-properties fo:font-size="11pt" style:font-size-asian="11pt" style:font-size-complex="11pt"/>
    </style:style>
    <style:style style:name="gr15" style:family="graphic">
      <style:graphic-properties draw:stroke="solid" svg:stroke-width="0.028in" svg:stroke-color="#395e89" svg:stroke-opacity="100%" draw:stroke-linejoin="round" draw:fill="solid" draw:fill-color="#31859b" draw:textarea-horizontal-align="justify" draw:textarea-vertical-align="middle" draw:auto-grow-height="false" fo:min-height="0.8531in" fo:min-width="2.1902in" fo:padding-top="0.0496in" fo:padding-bottom="0.0496in" fo:padding-left="0.0996in" fo:padding-right="0.0996in" fo:wrap-option="wrap" draw:shadow-color="#808080"/>
      <style:paragraph-properties fo:text-align="center"/>
    </style:style>
    <style:style style:name="gr16" style:family="graphic">
      <style:graphic-properties draw:stroke="solid" svg:stroke-width="0.028in" svg:stroke-color="#395e89" svg:stroke-opacity="100%" draw:stroke-linejoin="round" draw:fill="solid" draw:fill-color="#31859b" draw:textarea-horizontal-align="justify" draw:textarea-vertical-align="middle" draw:auto-grow-height="false" fo:min-height="0.8441in" fo:min-width="2.1902in" fo:padding-top="0.0496in" fo:padding-bottom="0.0496in" fo:padding-left="0.0996in" fo:padding-right="0.0996in" fo:wrap-option="wrap" draw:shadow-color="#808080"/>
      <style:paragraph-properties fo:text-align="center"/>
    </style:style>
    <style:style style:name="gr17" style:family="graphic">
      <style:graphic-properties draw:stroke="none" draw:fill="none" draw:fill-color="#ffffff" draw:textarea-horizontal-align="justify" draw:textarea-vertical-align="top" draw:auto-grow-height="false" fo:min-height="0.3232in" fo:min-width="8.8272in" fo:padding-top="0.0398in" fo:padding-bottom="0in" fo:padding-left="0.0496in" fo:padding-right="0.0496in" fo:wrap-option="wrap" draw:shadow-color="#808080"/>
      <style:paragraph-properties fo:text-align="center"/>
    </style:style>
    <style:style style:name="gr18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161in" fo:min-width="1.8512in" fo:padding-top="0.0496in" fo:padding-bottom="0.0496in" fo:padding-left="0.0996in" fo:padding-right="0.0996in" fo:wrap-option="wrap" draw:shadow-color="#808080"/>
      <style:paragraph-properties fo:text-align="center"/>
    </style:style>
    <style:style style:name="gr19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0.9618in" fo:min-width="12.615in" fo:padding-top="0.0512in" fo:padding-bottom="0.0512in" fo:padding-left="0.0984in" fo:padding-right="0.0984in" fo:wrap-option="no-wrap" draw:shadow-color="#808080"/>
      <style:paragraph-properties style:writing-mode="lr-tb"/>
    </style:style>
    <style:style style:name="gr20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0.9154in" fo:min-width="9.2028in" fo:padding-top="0.0512in" fo:padding-bottom="0.0512in" fo:padding-left="0.0984in" fo:padding-right="0.0984in" fo:wrap-option="no-wrap" draw:shadow-color="#808080"/>
      <style:paragraph-properties style:writing-mode="lr-tb"/>
    </style:style>
    <style:style style:name="gr21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677in" fo:min-width="1.3988in" fo:padding-top="0.0496in" fo:padding-bottom="0.0496in" fo:padding-left="0.0996in" fo:padding-right="0.0996in" fo:wrap-option="wrap" draw:shadow-color="#808080"/>
      <style:paragraph-properties fo:text-align="center"/>
    </style:style>
    <style:style style:name="gr22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618in" fo:min-width="1.7512in" fo:padding-top="0.0496in" fo:padding-bottom="0.0496in" fo:padding-left="0.0996in" fo:padding-right="0.0996in" fo:wrap-option="wrap" draw:shadow-color="#808080"/>
      <style:paragraph-properties fo:text-align="center"/>
    </style:style>
    <style:style style:name="gr23" style:family="graphic">
      <style:graphic-properties draw:stroke="solid" svg:stroke-width="0.0402in" svg:stroke-color="#4472c4" draw:marker-start-width="0.1283in" draw:marker-end-width="0.1283in" svg:stroke-opacity="100%" draw:stroke-linejoin="miter" draw:fill="none" draw:fill-color="#ffffff" draw:textarea-horizontal-align="justify" draw:textarea-vertical-align="top" draw:auto-grow-height="false" fo:padding-top="0.0677in" fo:padding-bottom="0.0677in" fo:padding-left="0.115in" fo:padding-right="0.115in" fo:wrap-option="wrap" draw:shadow-color="#808080"/>
      <style:paragraph-properties fo:text-align="center"/>
    </style:style>
    <style:style style:name="gr24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78in" fo:padding-top="0.0496in" fo:padding-bottom="0.0496in" fo:padding-left="0.0996in" fo:padding-right="0.0996in" fo:wrap-option="wrap" draw:shadow-color="#808080"/>
      <style:paragraph-properties fo:text-align="center"/>
    </style:style>
    <style:style style:name="gr25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39in" fo:min-width="2.0358in" fo:padding-top="0.0496in" fo:padding-bottom="0.0496in" fo:padding-left="0.0996in" fo:padding-right="0.0996in" fo:wrap-option="wrap" draw:shadow-color="#808080"/>
      <style:paragraph-properties fo:text-align="center"/>
    </style:style>
    <style:style style:name="gr26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62in" fo:padding-top="0.0496in" fo:padding-bottom="0.0496in" fo:padding-left="0.0996in" fo:padding-right="0.0996in" fo:wrap-option="wrap" draw:shadow-color="#808080"/>
      <style:paragraph-properties fo:text-align="center"/>
    </style:style>
    <style:style style:name="gr27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618in" fo:min-width="1.8264in" fo:padding-top="0.0496in" fo:padding-bottom="0.0496in" fo:padding-left="0.0996in" fo:padding-right="0.0996in" fo:wrap-option="wrap" draw:shadow-color="#808080"/>
      <style:paragraph-properties fo:text-align="center"/>
    </style:style>
    <style:style style:name="gr28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618in" fo:min-width="1.6in" fo:padding-top="0.0496in" fo:padding-bottom="0.0496in" fo:padding-left="0.0996in" fo:padding-right="0.0996in" fo:wrap-option="wrap" draw:shadow-color="#808080"/>
      <style:paragraph-properties fo:text-align="center"/>
    </style:style>
    <style:style style:name="gr29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08in" fo:min-width="1.5862in" fo:padding-top="0.0496in" fo:padding-bottom="0.0496in" fo:padding-left="0.0996in" fo:padding-right="0.0996in" fo:wrap-option="wrap" draw:shadow-color="#808080"/>
      <style:paragraph-properties fo:text-align="center"/>
    </style:style>
    <style:style style:name="gr30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58in" fo:padding-top="0.0496in" fo:padding-bottom="0.0496in" fo:padding-left="0.0996in" fo:padding-right="0.0996in" fo:wrap-option="wrap" draw:shadow-color="#808080"/>
      <style:paragraph-properties fo:text-align="center"/>
    </style:style>
    <style:style style:name="gr31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7in" fo:padding-top="0.0496in" fo:padding-bottom="0.0496in" fo:padding-left="0.0996in" fo:padding-right="0.0996in" fo:wrap-option="wrap" draw:shadow-color="#808080"/>
      <style:paragraph-properties fo:text-align="center"/>
    </style:style>
    <style:style style:name="gr32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74in" fo:padding-top="0.0496in" fo:padding-bottom="0.0496in" fo:padding-left="0.0996in" fo:padding-right="0.0996in" fo:wrap-option="wrap" draw:shadow-color="#808080"/>
      <style:paragraph-properties fo:text-align="center"/>
    </style:style>
    <style:style style:name="gr33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82in" fo:padding-top="0.0496in" fo:padding-bottom="0.0496in" fo:padding-left="0.0996in" fo:padding-right="0.0996in" fo:wrap-option="wrap" draw:shadow-color="#808080"/>
      <style:paragraph-properties fo:text-align="center"/>
    </style:style>
    <style:style style:name="gr34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933in" fo:min-width="1.7654in" fo:padding-top="0.0496in" fo:padding-bottom="0.0496in" fo:padding-left="0.0996in" fo:padding-right="0.0996in" fo:wrap-option="wrap" draw:shadow-color="#808080"/>
      <style:paragraph-properties fo:text-align="center"/>
    </style:style>
    <style:style style:name="gr35" style:family="graphic">
      <style:graphic-properties draw:stroke="none" draw:fill="none" draw:fill-color="#ffffff" draw:textarea-horizontal-align="justify" draw:textarea-vertical-align="top" draw:auto-grow-height="false" fo:min-height="0.3339in" fo:min-width="8.8055in" fo:padding-top="0.0398in" fo:padding-bottom="0in" fo:padding-left="0.0496in" fo:padding-right="0.0496in" fo:wrap-option="wrap" draw:shadow-color="#808080"/>
      <style:paragraph-properties fo:text-align="center"/>
    </style:style>
    <style:style style:name="gr36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264in" fo:min-width="1.8638in" fo:padding-top="0.0496in" fo:padding-bottom="0.0496in" fo:padding-left="0.0996in" fo:padding-right="0.0996in" fo:wrap-option="wrap" draw:shadow-color="#808080"/>
      <style:paragraph-properties fo:text-align="center"/>
    </style:style>
    <style:style style:name="gr37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0.3646in" fo:min-width="5.0413in" fo:padding-top="0.0512in" fo:padding-bottom="0.0512in" fo:padding-left="0.0984in" fo:padding-right="0.0984in" fo:wrap-option="no-wrap" draw:shadow-color="#808080"/>
      <style:paragraph-properties style:writing-mode="lr-tb"/>
    </style:style>
    <style:style style:name="gr38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0.4071in" fo:min-width="8.7567in" fo:padding-top="0.0512in" fo:padding-bottom="0.0512in" fo:padding-left="0.0984in" fo:padding-right="0.0984in" fo:wrap-option="no-wrap" draw:shadow-color="#808080"/>
      <style:paragraph-properties style:writing-mode="lr-tb"/>
    </style:style>
    <style:style style:name="gr39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579in" fo:min-width="1.3819in" fo:padding-top="0.0496in" fo:padding-bottom="0.0496in" fo:padding-left="0.0996in" fo:padding-right="0.0996in" fo:wrap-option="wrap" draw:shadow-color="#808080"/>
      <style:paragraph-properties fo:text-align="center"/>
    </style:style>
    <style:style style:name="gr40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366in" fo:min-width="1.3984in" fo:padding-top="0.0496in" fo:padding-bottom="0.0496in" fo:padding-left="0.0996in" fo:padding-right="0.0996in" fo:wrap-option="wrap" draw:shadow-color="#808080"/>
      <style:paragraph-properties fo:text-align="center"/>
    </style:style>
    <style:style style:name="gr41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909in" fo:min-width="1.424in" fo:padding-top="0.0496in" fo:padding-bottom="0.0496in" fo:padding-left="0.0996in" fo:padding-right="0.0996in" fo:wrap-option="wrap" draw:shadow-color="#808080"/>
      <style:paragraph-properties fo:text-align="center"/>
    </style:style>
    <style:style style:name="gr42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886in" fo:min-width="2.0626in" fo:padding-top="0.0496in" fo:padding-bottom="0.0496in" fo:padding-left="0.0996in" fo:padding-right="0.0996in" fo:wrap-option="wrap" draw:shadow-color="#808080"/>
      <style:paragraph-properties fo:text-align="center"/>
    </style:style>
    <style:style style:name="gr43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988in" fo:min-width="1.452in" fo:padding-top="0.0496in" fo:padding-bottom="0.0496in" fo:padding-left="0.0996in" fo:padding-right="0.0996in" fo:wrap-option="wrap" draw:shadow-color="#808080"/>
      <style:paragraph-properties fo:text-align="center"/>
    </style:style>
    <style:style style:name="gr44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08in" fo:min-width="1.5988in" fo:padding-top="0.0496in" fo:padding-bottom="0.0496in" fo:padding-left="0.0996in" fo:padding-right="0.0996in" fo:wrap-option="wrap" draw:shadow-color="#808080"/>
      <style:paragraph-properties fo:text-align="center"/>
    </style:style>
    <style:style style:name="gr45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5035in" fo:min-width="1.4858in" fo:padding-top="0.0496in" fo:padding-bottom="0.0496in" fo:padding-left="0.0996in" fo:padding-right="0.0996in" fo:wrap-option="wrap" draw:shadow-color="#808080"/>
      <style:paragraph-properties fo:text-align="center"/>
    </style:style>
    <style:style style:name="gr46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055in" fo:min-width="1.6484in" fo:padding-top="0.0496in" fo:padding-bottom="0.0496in" fo:padding-left="0.0996in" fo:padding-right="0.0996in" fo:wrap-option="wrap" draw:shadow-color="#808080"/>
      <style:paragraph-properties fo:text-align="center"/>
    </style:style>
    <style:style style:name="gr47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366in" fo:min-width="1.3906in" fo:padding-top="0.0496in" fo:padding-bottom="0.0496in" fo:padding-left="0.0996in" fo:padding-right="0.0996in" fo:wrap-option="wrap" draw:shadow-color="#808080"/>
      <style:paragraph-properties fo:text-align="center"/>
    </style:style>
    <style:style style:name="gr48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815in" fo:min-width="1.713in" fo:padding-top="0.0496in" fo:padding-bottom="0.0496in" fo:padding-left="0.0996in" fo:padding-right="0.0996in" fo:wrap-option="wrap" draw:shadow-color="#808080"/>
      <style:paragraph-properties fo:text-align="center"/>
    </style:style>
    <style:style style:name="gr49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382in" fo:min-width="1.3902in" fo:padding-top="0.0496in" fo:padding-bottom="0.0496in" fo:padding-left="0.0996in" fo:padding-right="0.0996in" fo:wrap-option="wrap" draw:shadow-color="#808080"/>
      <style:paragraph-properties fo:text-align="center"/>
    </style:style>
    <style:style style:name="gr50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2in" fo:min-width="1.7012in" fo:padding-top="0.0496in" fo:padding-bottom="0.0496in" fo:padding-left="0.0996in" fo:padding-right="0.0996in" fo:wrap-option="wrap" draw:shadow-color="#808080"/>
      <style:paragraph-properties fo:text-align="center"/>
    </style:style>
    <style:style style:name="gr51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618in" fo:min-width="1.7118in" fo:padding-top="0.0496in" fo:padding-bottom="0.0496in" fo:padding-left="0.0996in" fo:padding-right="0.0996in" fo:wrap-option="wrap" draw:shadow-color="#808080"/>
      <style:paragraph-properties fo:text-align="center"/>
    </style:style>
    <style:style style:name="gr52" style:family="graphic">
      <style:graphic-properties draw:stroke="none" draw:fill="none" draw:fill-color="#ffffff" draw:textarea-horizontal-align="justify" draw:textarea-vertical-align="top" draw:auto-grow-height="false" fo:min-height="0.3248in" fo:min-width="10.3748in" fo:padding-top="0.0398in" fo:padding-bottom="0in" fo:padding-left="0.0496in" fo:padding-right="0.0496in" fo:wrap-option="wrap" draw:shadow-color="#808080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solid" draw:fill-color="#80808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4f81bd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31859b"/>
      <style:paragraph-properties fo:text-align="center" style:writing-mode="lr-tb"/>
    </style:style>
    <style:style style:name="P8" style:family="paragraph">
      <loext:graphic-properties draw:fill="solid" draw:fill-color="#31859b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3" style:family="text">
      <style:text-properties fo:color="#ffffff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ffffff" loext:opacity="100%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text-underline-style="none" style:text-underline-color="font-color" style:text-line-through-type="single"/>
    </style:style>
    <style:style style:name="T8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bold" style:font-weight-complex="bold" style:font-style-asian="italic" style:font-style-complex="italic"/>
    </style:style>
    <style:style style:name="T9" style:family="text">
      <style:text-properties fo:color="#000000" style:font-name="Arial" fo:font-size="10pt" fo:font-weight="bold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'1a-Identification_Projet'.E8">
          <table:error-message table:message-type="stop" table:display="true"/>
        </table:content-validation>
      </table:content-validations>
      <table:table table:name="1a-Identification_Projet" table:style-name="ta1">
        <office:forms form:automatic-focus="false" form:apply-design-mode="false"/>
        <table:table-column table:style-name="co1" table:default-cell-style-name="ce99"/>
        <table:table-column table:style-name="co2" table:default-cell-style-name="ce99"/>
        <table:table-column table:style-name="co3" table:default-cell-style-name="ce99"/>
        <table:table-column table:style-name="co4" table:default-cell-style-name="ce99"/>
        <table:table-column table:style-name="co5" table:number-columns-repeated="9" table:default-cell-style-name="ce99"/>
        <table:table-column table:style-name="co6" table:default-cell-style-name="ce99"/>
        <table:table-column table:style-name="co2" table:number-columns-repeated="12" table:default-cell-style-name="ce99"/>
        <table:table-column table:style-name="co7" table:number-columns-repeated="231" table:default-cell-style-name="ce99"/>
        <table:table-row table:style-name="ro1">
          <table:table-cell table:style-name="ce98"/>
          <table:table-cell table:style-name="ce3">
            <draw:custom-shape draw:z-index="0" draw:name="Shape 3" draw:style-name="gr1" draw:text-style-name="P2" svg:width="9.9307in" svg:height="0.3217in" svg:x="0.289in" svg:y="0.0831in">
              <text:p text:style-name="P1"><text:span text:style-name="T1">Dossier de pilotage de projet ; Identification Projet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9"/>
          <table:table-cell table:style-name="ce71" office:value-type="string" calcext:value-type="string" table:number-columns-spanned="3" table:number-rows-spanned="1">
            <text:p>VERSION 3.0</text:p>
          </table:table-cell>
          <table:covered-table-cell table:number-columns-repeated="2" table:style-name="ce71"/>
          <table:table-cell table:style-name="ce98"/>
          <table:table-cell table:style-name="ce26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/>
          <table:table-cell table:style-name="ce4"/>
          <table:table-cell table:style-name="ce12" table:number-columns-repeated="9"/>
          <table:table-cell table:style-name="ce72" office:value-type="date" office:date-value="2024-09-04" calcext:value-type="date" table:number-columns-spanned="3" table:number-rows-spanned="1">
            <text:p>9/4/24</text:p>
          </table:table-cell>
          <table:covered-table-cell table:number-columns-repeated="2" table:style-name="ce72"/>
          <table:table-cell table:style-name="ce98" table:number-columns-repeated="12"/>
          <table:table-cell table:number-columns-repeated="231"/>
        </table:table-row>
        <table:table-row table:style-name="ro1">
          <table:table-cell table:style-name="ce98"/>
          <table:table-cell table:style-name="ce5"/>
          <table:table-cell table:style-name="ce13" table:number-columns-repeated="9"/>
          <table:table-cell table:style-name="ce74" office:value-type="string" calcext:value-type="string" table:number-columns-spanned="3" table:number-rows-spanned="1">
            <text:p>IAFA-tigables</text:p>
          </table:table-cell>
          <table:covered-table-cell table:number-columns-repeated="2" table:style-name="ce74"/>
          <table:table-cell table:style-name="ce98"/>
          <table:table-cell table:style-name="ce26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 table:number-columns-repeated="15"/>
          <table:table-cell table:style-name="ce26"/>
          <table:table-cell table:style-name="ce98" table:number-columns-repeated="10"/>
          <table:table-cell table:number-columns-repeated="231"/>
        </table:table-row>
        <table:table-row table:style-name="ro2">
          <table:table-cell table:style-name="ce98"/>
          <table:table-cell table:style-name="ce22" office:value-type="string" calcext:value-type="string" table:number-columns-spanned="2" table:number-rows-spanned="1">
            <text:p>Projet</text:p>
          </table:table-cell>
          <table:covered-table-cell table:style-name="ce22"/>
          <table:table-cell table:style-name="ce16"/>
          <table:table-cell table:style-name="ce60" office:value-type="string" calcext:value-type="string" table:number-columns-spanned="10" table:number-rows-spanned="1">
            <text:p>Subjectivity Detection in fake news; CheckThat! Task 2</text:p>
          </table:table-cell>
          <table:covered-table-cell table:number-columns-repeated="9" table:style-name="ce60"/>
          <table:table-cell table:style-name="ce98" table:number-columns-repeated="12"/>
          <table:table-cell table:number-columns-repeated="231"/>
        </table:table-row>
        <table:table-row table:style-name="ro3">
          <table:table-cell table:style-name="ce98"/>
          <table:table-cell table:style-name="ce7"/>
          <table:table-cell table:style-name="ce14"/>
          <table:table-cell table:style-name="ce98"/>
          <table:table-cell table:style-name="ce19" table:number-columns-repeated="10"/>
          <table:table-cell table:style-name="ce98" table:number-columns-repeated="12"/>
          <table:table-cell table:number-columns-repeated="231"/>
        </table:table-row>
        <table:table-row table:style-name="ro4">
          <table:table-cell table:style-name="ce98"/>
          <table:table-cell table:style-name="ce22" office:value-type="string" calcext:value-type="string" table:number-columns-spanned="2" table:number-rows-spanned="1">
            <text:p>Responsable Dossier</text:p>
          </table:table-cell>
          <table:covered-table-cell table:style-name="ce22"/>
          <table:table-cell table:style-name="ce16"/>
          <table:table-cell table:style-name="ce65" office:value-type="string" calcext:value-type="string" table:number-columns-spanned="10" table:number-rows-spanned="1">
            <text:p>J. OLEIWAN - A. DELMOTE</text:p>
          </table:table-cell>
          <table:covered-table-cell table:number-columns-repeated="9" table:style-name="ce65"/>
          <table:table-cell table:style-name="ce98" table:number-columns-repeated="12"/>
          <table:table-cell table:number-columns-repeated="231"/>
        </table:table-row>
        <table:table-row table:style-name="ro5">
          <table:table-cell table:style-name="ce98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98" table:number-columns-repeated="12"/>
          <table:table-cell table:number-columns-repeated="231"/>
        </table:table-row>
        <table:table-row table:style-name="ro6">
          <table:table-cell table:style-name="ce98"/>
          <table:table-cell table:style-name="ce25" office:value-type="string" calcext:value-type="string" table:number-columns-spanned="2" table:number-rows-spanned="1">
            <text:p>Période couverte par le dossier</text:p>
          </table:table-cell>
          <table:covered-table-cell table:style-name="ce25"/>
          <table:table-cell table:style-name="ce16"/>
          <table:table-cell table:style-name="ce70" office:value-type="string" calcext:value-type="string" table:number-columns-spanned="10" table:number-rows-spanned="1">
            <text:p>18/12/2023 =&gt; 12/04/2024</text:p>
            <text:p/>
            <text:p/>
          </table:table-cell>
          <table:covered-table-cell table:number-columns-repeated="9" table:style-name="ce70"/>
          <table:table-cell table:style-name="ce98" table:number-columns-repeated="12"/>
          <table:table-cell table:number-columns-repeated="231"/>
        </table:table-row>
        <table:table-row table:style-name="ro7">
          <table:table-cell table:style-name="ce98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98" table:number-columns-repeated="12"/>
          <table:table-cell table:number-columns-repeated="231"/>
        </table:table-row>
        <table:table-row table:style-name="ro8">
          <table:table-cell table:style-name="ce98"/>
          <table:table-cell table:style-name="ce22" office:value-type="string" calcext:value-type="string" table:number-columns-spanned="2" table:number-rows-spanned="1">
            <text:p>Objectifs du projet</text:p>
          </table:table-cell>
          <table:covered-table-cell table:style-name="ce22"/>
          <table:table-cell table:style-name="ce16"/>
          <table:table-cell table:style-name="ce70" office:value-type="string" calcext:value-type="string" table:number-columns-spanned="10" table:number-rows-spanned="1">
            <text:p>Réaliser des modèles d'apprentissage automatique </text:p>
          </table:table-cell>
          <table:covered-table-cell table:number-columns-repeated="9" table:style-name="ce70"/>
          <table:table-cell table:style-name="ce98" table:number-columns-repeated="12"/>
          <table:table-cell table:number-columns-repeated="231"/>
        </table:table-row>
        <table:table-row table:style-name="ro7">
          <table:table-cell table:style-name="ce98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98" table:number-columns-repeated="12"/>
          <table:table-cell table:number-columns-repeated="231"/>
        </table:table-row>
        <table:table-row table:style-name="ro9">
          <table:table-cell table:style-name="ce98"/>
          <table:table-cell table:style-name="ce10" table:number-columns-repeated="2"/>
          <table:table-cell table:style-name="ce17"/>
          <table:table-cell table:style-name="ce98" table:number-columns-repeated="22"/>
          <table:table-cell table:number-columns-repeated="231"/>
        </table:table-row>
        <table:table-row table:style-name="ro10">
          <table:table-cell table:style-name="ce98" table:number-columns-repeated="26"/>
          <table:table-cell table:number-columns-repeated="231"/>
        </table:table-row>
        <table:table-row table:style-name="ro1" table:number-rows-repeated="984">
          <table:table-cell table:style-name="ce98" table:number-columns-repeated="26"/>
          <table:table-cell table:number-columns-repeated="231"/>
        </table:table-row>
        <table:table-row table:style-name="ro1">
          <table:table-cell table:style-name="ce98" table:number-columns-repeated="4"/>
          <table:table-cell table:number-columns-repeated="10"/>
          <table:table-cell table:style-name="ce98" table:number-columns-repeated="12"/>
          <table:table-cell table:number-columns-repeated="231"/>
        </table:table-row>
        <table:table-row table:style-name="ro1">
          <table:table-cell table:number-columns-repeated="14"/>
          <table:table-cell table:style-name="ce98" table:number-columns-repeated="4"/>
          <table:table-cell/>
          <table:table-cell table:style-name="ce98" table:number-columns-repeated="7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1b-_Besoin_capturé" table:style-name="ta2">
        <office:forms form:automatic-focus="false" form:apply-design-mode="false"/>
        <table:table-column table:style-name="co9" table:default-cell-style-name="ce99"/>
        <table:table-column table:style-name="co2" table:default-cell-style-name="ce99"/>
        <table:table-column table:style-name="co10" table:default-cell-style-name="ce99"/>
        <table:table-column table:style-name="co11" table:default-cell-style-name="ce99"/>
        <table:table-column table:style-name="co12" table:default-cell-style-name="ce99"/>
        <table:table-column table:style-name="co13" table:number-columns-repeated="2" table:default-cell-style-name="ce99"/>
        <table:table-column table:style-name="co14" table:default-cell-style-name="ce99"/>
        <table:table-column table:style-name="co15" table:default-cell-style-name="ce99"/>
        <table:table-column table:style-name="co2" table:number-columns-repeated="18" table:default-cell-style-name="ce99"/>
        <table:table-column table:style-name="co7" table:number-columns-repeated="231" table:default-cell-style-name="ce99"/>
        <table:table-row table:style-name="ro12">
          <table:table-cell table:style-name="ce27">
            <draw:custom-shape draw:z-index="0" draw:name="Shape 12" draw:style-name="gr2" draw:text-style-name="P2" svg:width="14.1067in" svg:height="0.5713in" svg:x="0.6673in" svg:y="0in">
              <text:p text:style-name="P1"><text:span text:style-name="T2">Besoin </text:span><text:span text:style-name="T2">Capturé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2" table:number-columns-repeated="6"/>
          <table:table-cell table:style-name="ce27" office:value-type="string" calcext:value-type="string">
            <text:p>VERSION 3.0</text:p>
          </table:table-cell>
          <table:table-cell table:style-name="ce98" table:number-columns-repeated="19"/>
          <table:table-cell table:number-columns-repeated="231"/>
        </table:table-row>
        <table:table-row table:style-name="ro1">
          <table:table-cell table:style-name="ce28"/>
          <table:table-cell table:style-name="ce33" table:number-columns-repeated="6"/>
          <table:table-cell table:style-name="ce43" office:value-type="date" office:date-value="2024-09-04" calcext:value-type="date">
            <text:p>9/4/24</text:p>
          </table:table-cell>
          <table:table-cell table:style-name="ce98" table:number-columns-repeated="19"/>
          <table:table-cell table:number-columns-repeated="231"/>
        </table:table-row>
        <table:table-row table:style-name="ro13">
          <table:table-cell table:style-name="ce29"/>
          <table:table-cell table:style-name="ce34" table:number-columns-repeated="6"/>
          <table:table-cell table:style-name="ce44" table:formula="of:=[$'1a-Identification_Projet'.$L3]" office:value-type="string" office:string-value="IAFA-tigables" calcext:value-type="string">
            <text:p>IAFA-tigables</text:p>
          </table:table-cell>
          <table:table-cell table:style-name="ce98" table:number-columns-repeated="19"/>
          <table:table-cell table:number-columns-repeated="231"/>
        </table:table-row>
        <table:table-row table:style-name="ro1">
          <table:table-cell table:style-name="ce98"/>
          <table:table-cell table:style-name="ce142" table:number-columns-repeated="3"/>
          <table:table-cell table:style-name="ce150" table:number-columns-repeated="4"/>
          <table:table-cell table:style-name="ce98" table:number-columns-repeated="19"/>
          <table:table-cell table:number-columns-repeated="231"/>
        </table:table-row>
        <table:table-row table:style-name="ro10">
          <table:table-cell table:style-name="ce98" table:number-columns-repeated="4"/>
          <table:table-cell table:style-name="ce150" table:number-columns-repeated="4"/>
          <table:table-cell table:style-name="ce98" table:number-columns-repeated="19"/>
          <table:table-cell table:number-columns-repeated="231"/>
        </table:table-row>
        <table:table-row table:style-name="ro10">
          <table:table-cell table:style-name="ce14" office:value-type="string" calcext:value-type="string">
            <text:p>Exigences Client</text:p>
          </table:table-cell>
          <table:table-cell table:style-name="ce36" table:number-columns-repeated="3"/>
          <table:table-cell table:style-name="ce40" table:number-columns-repeated="4"/>
          <table:table-cell table:style-name="ce98" table:number-columns-repeated="19"/>
          <table:table-cell table:number-columns-repeated="231"/>
        </table:table-row>
        <table:table-row table:style-name="ro14">
          <table:table-cell table:style-name="ce30" office:value-type="string" calcext:value-type="string">
            <text:p>Catégorie</text:p>
          </table:table-cell>
          <table:table-cell table:style-name="ce30" office:value-type="string" calcext:value-type="string">
            <text:p>ID d'exigence</text:p>
          </table:table-cell>
          <table:table-cell table:style-name="ce30" office:value-type="string" calcext:value-type="string">
            <text:p>Criticité (Obligatoire/ Souhaitée/exemple)</text:p>
          </table:table-cell>
          <table:table-cell table:style-name="ce37" office:value-type="string" calcext:value-type="string">
            <text:p>Description Exigence</text:p>
          </table:table-cell>
          <table:table-cell table:style-name="ce41" office:value-type="string" calcext:value-type="string">
            <text:p>Méthode d'acceptation</text:p>
          </table:table-cell>
          <table:table-cell table:style-name="ce41" office:value-type="string" calcext:value-type="string">
            <text:p>État</text:p>
          </table:table-cell>
          <table:table-cell table:style-name="ce98" table:number-columns-repeated="21"/>
          <table:table-cell table:number-columns-repeated="231"/>
        </table:table-row>
        <table:table-row table:style-name="ro1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1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s sur les méthodes Largue Language Models <text:span text:style-name="T7">et Dictionnaire</text:span>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42" office:value-type="string" calcext:value-type="string">
            <text:p>Atteint</text:p>
          </table:table-cell>
          <table:table-cell table:style-name="ce98" table:number-columns-repeated="21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2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s sur les méthodes utilisées les années précédentes dans CLEF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42" office:value-type="string" calcext:value-type="string">
            <text:p>Atteint</text:p>
          </table:table-cell>
          <table:table-cell table:style-name="ce98" table:number-columns-repeated="2"/>
          <table:table-cell table:style-name="ce150"/>
          <table:table-cell table:style-name="ce98" table:number-columns-repeated="18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3</text:p>
          </table:table-cell>
          <table:table-cell table:style-name="ce31" office:value-type="string" calcext:value-type="string">
            <text:p>Obligatoire</text:p>
          </table:table-cell>
          <table:table-cell table:style-name="ce148" office:value-type="string" calcext:value-type="string">
            <text:p>Recherche d'information sur les détails de la tâche à réaliser 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42" office:value-type="string" calcext:value-type="string">
            <text:p>Besoin reformulé</text:p>
          </table:table-cell>
          <table:table-cell table:style-name="ce98" table:number-columns-repeated="2"/>
          <table:table-cell table:style-name="ce150"/>
          <table:table-cell table:style-name="ce98" table:number-columns-repeated="18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4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 sur le prompt engineering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42" office:value-type="string" calcext:value-type="string">
            <text:p>Atteint</text:p>
          </table:table-cell>
          <table:table-cell table:style-name="ce98" table:number-columns-repeated="2"/>
          <table:table-cell table:style-name="ce150"/>
          <table:table-cell table:style-name="ce98" table:number-columns-repeated="18"/>
          <table:table-cell table:number-columns-repeated="231"/>
        </table:table-row>
        <table:table-row-group>
          <table:table-row-group>
            <table:table-row table:style-name="ro1">
              <table:table-cell table:style-name="ce31" office:value-type="string" calcext:value-type="string">
                <text:p>Recherche Projet</text:p>
              </table:table-cell>
              <table:table-cell table:style-name="ce31" office:value-type="string" calcext:value-type="string">
                <text:p>RP005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Réalisation d’un choix de techno</text:p>
              </table:table-cell>
              <table:table-cell table:style-name="ce42" office:value-type="string" calcext:value-type="string">
                <text:p>Choix de technologie</text:p>
              </table:table-cell>
              <table:table-cell table:style-name="ce42" office:value-type="string" calcext:value-type="string">
                <text:p>Atteint</text:p>
              </table:table-cell>
              <table:table-cell table:style-name="ce98" table:number-columns-repeated="21"/>
              <table:table-cell table:number-columns-repeated="231"/>
            </table:table-row>
            <table:table-row table:style-name="ro1">
              <table:table-cell table:style-name="ce31" table:number-columns-repeated="3"/>
              <table:table-cell table:style-name="ce38"/>
              <table:table-cell table:style-name="ce42" table:number-columns-repeated="2"/>
              <table:table-cell table:style-name="ce98" table:number-columns-repeated="3"/>
              <table:table-cell table:style-name="ce150" table:number-columns-repeated="18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1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orter un modèle basé sur LLM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42" office:value-type="string" calcext:value-type="string">
                <text:p>Atteint</text:p>
              </table:table-cell>
              <table:table-cell table:style-name="ce98" table:number-columns-repeated="3"/>
              <table:table-cell table:style-name="ce150" table:number-columns-repeated="18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2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148" office:value-type="string" calcext:value-type="string">
                <text:p>Le système doit comporter un modèle basé sur dictionnaire 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42" office:value-type="string" calcext:value-type="string">
                <text:p>Besoin annulé</text:p>
              </table:table-cell>
              <table:table-cell table:style-name="ce98" table:number-columns-repeated="9"/>
              <table:table-cell table:style-name="ce150" table:number-columns-repeated="12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3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orter une partie fonctionnelle d'évaluation du modèle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42" office:value-type="string" calcext:value-type="string">
                <text:p>Atteint</text:p>
              </table:table-cell>
              <table:table-cell table:style-name="ce98" table:number-columns-repeated="21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4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être capable de détecter si une phrase est subjective ou objective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42" office:value-type="string" calcext:value-type="string">
                <text:p>Non Atteint – Nouveau besoin ajouté </text:p>
              </table:table-cell>
              <table:table-cell table:style-name="ce98" table:number-columns-repeated="21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5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a documentation doit faire objet de passation à l’équipe de travail prochaine </text:p>
              </table:table-cell>
              <table:table-cell table:style-name="ce42" office:value-type="string" calcext:value-type="string">
                <text:p>Documentation code + texte</text:p>
              </table:table-cell>
              <table:table-cell table:style-name="ce42" office:value-type="string" calcext:value-type="string">
                <text:p>Atteint</text:p>
              </table:table-cell>
              <table:table-cell table:style-name="ce98" table:number-columns-repeated="21"/>
              <table:table-cell table:number-columns-repeated="231"/>
            </table:table-row>
          </table:table-row-group>
        </table:table-row-group>
        <table:table-row table:style-name="ro1">
          <table:table-cell table:style-name="ce31" table:number-columns-repeated="3"/>
          <table:table-cell table:style-name="ce38"/>
          <table:table-cell table:style-name="ce42" table:number-columns-repeated="2"/>
          <table:table-cell table:style-name="ce98" table:number-columns-repeated="21"/>
          <table:table-cell table:number-columns-repeated="231"/>
        </table:table-row>
        <table:table-row table:style-name="ro1">
          <table:table-cell table:style-name="ce31" office:value-type="string" calcext:value-type="string">
            <text:p>Gestion de projet</text:p>
          </table:table-cell>
          <table:table-cell table:style-name="ce31" office:value-type="string" calcext:value-type="string">
            <text:p>GP001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La projet devra se dérouler au maximum sur quatre mois à partir de la date de lancement.</text:p>
          </table:table-cell>
          <table:table-cell table:style-name="ce42" office:value-type="string" calcext:value-type="string">
            <text:p>Suivi/Bilan</text:p>
          </table:table-cell>
          <table:table-cell table:style-name="ce42" office:value-type="string" calcext:value-type="string">
            <text:p>Atteint</text:p>
          </table:table-cell>
          <table:table-cell table:style-name="ce98" table:number-columns-repeated="21"/>
          <table:table-cell table:number-columns-repeated="231"/>
        </table:table-row>
        <table:table-row table:style-name="ro1" table:number-rows-repeated="3">
          <table:table-cell table:style-name="ce98" table:number-columns-repeated="4"/>
          <table:table-cell table:style-name="ce150" table:number-columns-repeated="4"/>
          <table:table-cell table:style-name="ce98" table:number-columns-repeated="19"/>
          <table:table-cell table:number-columns-repeated="231"/>
        </table:table-row>
        <table:table-row table:style-name="ro1">
          <table:table-cell table:style-name="ce98" table:number-columns-repeated="4"/>
          <table:table-cell table:style-name="ce150" table:number-columns-repeated="2"/>
          <table:table-cell/>
          <table:table-cell table:style-name="ce150"/>
          <table:table-cell table:style-name="ce98" table:number-columns-repeated="19"/>
          <table:table-cell table:number-columns-repeated="231"/>
        </table:table-row>
        <table:table-row table:style-name="ro1" table:number-rows-repeated="12">
          <table:table-cell table:style-name="ce98" table:number-columns-repeated="4"/>
          <table:table-cell table:style-name="ce150" table:number-columns-repeated="4"/>
          <table:table-cell table:style-name="ce98" table:number-columns-repeated="19"/>
          <table:table-cell table:number-columns-repeated="231"/>
        </table:table-row>
        <table:table-row table:style-name="ro1" table:number-rows-repeated="12">
          <table:table-cell table:style-name="ce98" table:number-columns-repeated="4"/>
          <table:table-cell table:style-name="ce150" table:number-columns-repeated="4"/>
          <table:table-cell table:style-name="ce98" table:number-columns-repeated="17"/>
          <table:table-cell table:number-columns-repeated="233"/>
        </table:table-row>
        <table:table-row table:style-name="ro1" table:number-rows-repeated="915">
          <table:table-cell table:style-name="ce98" table:number-columns-repeated="4"/>
          <table:table-cell table:style-name="ce150" table:number-columns-repeated="4"/>
          <table:table-cell table:style-name="ce98" table:number-columns-repeated="19"/>
          <table:table-cell table:number-columns-repeated="231"/>
        </table:table-row>
        <table:table-row table:style-name="ro1" table:number-rows-repeated="36">
          <table:table-cell table:number-columns-repeated="8"/>
          <table:table-cell table:style-name="ce98" table:number-columns-repeated="19"/>
          <table:table-cell table:number-columns-repeated="231"/>
        </table:table-row>
        <table:table-row table:style-name="ro1" table:number-rows-repeated="3">
          <table:table-cell table:number-columns-repeated="9"/>
          <table:table-cell table:style-name="ce98" table:number-columns-repeated="18"/>
          <table:table-cell table:number-columns-repeated="231"/>
        </table:table-row>
        <table:table-row table:style-name="ro11" table:number-rows-repeated="1047573">
          <table:table-cell table:number-columns-repeated="258"/>
        </table:table-row>
        <table:table-row table:style-name="ro15">
          <table:table-cell table:number-columns-repeated="258"/>
        </table:table-row>
        <table:named-expressions>
          <table:named-expression table:name="codir_A380_4_2" table:base-cell-address="$'1a-Identification_Projet'.$A$1" table:expression="['file:///home/T%C3%A9l%C3%A9chargements/%3F'#$''.$IV$65536]"/>
          <table:named-expression table:name="DCR" table:base-cell-address="$'1a-Identification_Projet'.$A$1" table:expression="['file:///home/T%C3%A9l%C3%A9chargements/%3F'#$''.$IV$65536]"/>
          <table:named-expression table:name="dfgg" table:base-cell-address="$'1a-Identification_Projet'.$A$1" table:expression="['file:///home/T%C3%A9l%C3%A9chargements/%3F'#$''.$IV$65536]"/>
          <table:named-expression table:name="dfggg" table:base-cell-address="$'1a-Identification_Projet'.$A$1" table:expression="['file:///home/T%C3%A9l%C3%A9chargements/%3F'#$''.$IV$65536]"/>
          <table:named-expression table:name="test" table:base-cell-address="$'1a-Identification_Projet'.$A$1" table:expression="['file:///home/T%C3%A9l%C3%A9chargements/%3F'#$''.$IV$65536]"/>
          <table:named-expression table:name="toto2" table:base-cell-address="$'1a-Identification_Projet'.$A$1" table:expression="['file:///home/T%C3%A9l%C3%A9chargements/%3F'#$''.$IV$65536]"/>
          <table:named-expression table:name="wrn_Rap1bis_" table:base-cell-address="$'1a-Identification_Projet'.$A$1" table:expression="['file:///home/T%C3%A9l%C3%A9chargements/%3F'#$''.$IV$65536]"/>
          <table:named-expression table:name="wrn_Rap1_" table:base-cell-address="$'1a-Identification_Projet'.$A$1" table:expression="['file:///home/T%C3%A9l%C3%A9chargements/%3F'#$''.$IV$65536]"/>
          <table:named-expression table:name="wrn_TdB___complet_" table:base-cell-address="$'1a-Identification_Projet'.$A$1" table:expression="['file:///home/T%C3%A9l%C3%A9chargements/%3F'#$''.$IV$65536]"/>
        </table:named-expressions>
      </table:table>
      <table:table table:name="2a-OBS" table:style-name="ta3">
        <office:forms form:automatic-focus="false" form:apply-design-mode="false"/>
        <table:table-column table:style-name="co1" table:default-cell-style-name="ce99"/>
        <table:table-column table:style-name="co2" table:number-columns-repeated="25" table:default-cell-style-name="ce99"/>
        <table:table-column table:style-name="co7" table:number-columns-repeated="231" table:default-cell-style-name="ce99"/>
        <table:table-row table:style-name="ro1">
          <table:table-cell table:style-name="ce98"/>
          <table:table-cell table:style-name="ce3">
            <draw:custom-shape draw:z-index="1" draw:name="Shape 14" draw:style-name="gr3" draw:text-style-name="P2" svg:width="8.6984in" svg:height="0.363in" svg:x="0.2772in" svg:y="0.052in">
              <text:p text:style-name="P1"><text:span text:style-name="T2">Organisation </text:span><text:span text:style-name="T2">Breakdown </text:span><text:span text:style-name="T2">Structure </text:span><text:span text:style-name="T2">(O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71" office:value-type="string" calcext:value-type="string" table:number-columns-spanned="3" table:number-rows-spanned="1">
            <text:p>VERSION 3.0</text:p>
          </table:table-cell>
          <table:covered-table-cell table:number-columns-repeated="2" table:style-name="ce71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/>
          <table:table-cell table:style-name="ce4"/>
          <table:table-cell table:style-name="ce12" table:number-columns-repeated="8"/>
          <table:table-cell table:style-name="ce179" office:value-type="date" office:date-value="2024-09-04" calcext:value-type="date" table:number-columns-spanned="3" table:number-rows-spanned="1">
            <text:p>9/4/24</text:p>
          </table:table-cell>
          <table:covered-table-cell table:number-columns-repeated="2" table:style-name="ce47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/>
          <table:table-cell table:style-name="ce5"/>
          <table:table-cell table:style-name="ce13" table:number-columns-repeated="8"/>
          <table:table-cell table:style-name="ce103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103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>
            <draw:custom-shape draw:z-index="9" draw:name="Shape 23" draw:style-name="gr4" draw:text-style-name="P3" svg:width="2.0622in" svg:height="0.4272in" svg:x="0.3898in" svg:y="0.0197in">
              <text:p text:style-name="P1"><text:span text:style-name="T3">Client</text:span></text:p>
              <text:p text:style-name="P1"><text:span text:style-name="T3">Mothe Josian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2" draw:name="Shape 23" draw:style-name="gr5" draw:text-style-name="P3" svg:width="1.9874in" svg:height="0.5728in" svg:x="0in" svg:y="0.0197in">
              <text:p text:style-name="P1"><text:span text:style-name="T3">Resp. UE </text:span><text:span text:style-name="T3">Management</text:span></text:p>
              <text:p text:style-name="P1"><text:span text:style-name="T3">Lepinard Gilles</text:span></text:p>
              <text:p text:style-name="P1"><text:span text:style-name="T3">Migeon Fréderic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7" draw:name="Shape 23" draw:style-name="gr6" draw:text-style-name="P3" svg:width="2.3402in" svg:height="0.5807in" svg:x="0.4902in" svg:y="0.0315in">
              <text:p text:style-name="P1"><text:span text:style-name="T4">Assistant Maître </text:span><text:span text:style-name="T4">d'ouvrage</text:span></text:p>
              <text:p text:style-name="P1"><text:span text:style-name="T3">Contarin Julien</text:span></text:p>
              <text:p text:style-name="P1"><text:span text:style-name="T3">Mairesse Antoin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 table:number-rows-repeated="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5"/>
          <table:table-cell table:style-name="ce45">
            <draw:g draw:z-index="0" draw:name="Shape 24">
              <draw:connector draw:name="Shape 25" draw:style-name="gr7" draw:text-style-name="P4" draw:type="line" svg:x1="0.889in" svg:y1="0.0819in" svg:x2="0.8909in" svg:y2="0.0827in" svg:d="M20514 3912l5 2" svg:viewBox="0 0 6 3">
                <text:p/>
              </draw:connector>
            </draw:g>
          </table:table-cell>
          <table:table-cell table:style-name="ce45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2"/>
          <table:table-cell table:style-name="ce45">
            <draw:custom-shape draw:z-index="6" draw:name="Shape 22" draw:style-name="gr8" draw:text-style-name="P5" svg:width="3.2209in" svg:height="0.8008in" svg:x="0.5051in" svg:y="0.0496in">
              <text:p text:style-name="P1"><text:span text:style-name="T3">Chef de projet: Resp. </text:span><text:span text:style-name="T3">Communication</text:span></text:p>
              <text:p text:style-name="P1"><text:span text:style-name="T3">et Resp. recherche</text:span></text:p>
              <text:p text:style-name="P1"><text:span text:style-name="T3">(CR)</text:span></text:p>
              <text:p text:style-name="P1"><text:span text:style-name="T3">Delmote Adrie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4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5"/>
          <table:table-cell table:style-name="ce45">
            <draw:g draw:z-index="13" draw:name="Shape 2">
              <draw:custom-shape draw:name="Shape 17" draw:style-name="gr9" draw:text-style-name="P6" svg:width="2.0449in" svg:height="1.6728in" draw:transform="skewX (-0.0120427718387608) rotate (1.74742364709672) translate (1.09724409448819in 2.38149606299213in)">
                <text:p/>
                <draw:enhanced-geometry svg:viewBox="0 0 21600 21600" draw:type="rectangle" draw:enhanced-path="M 0 0 L 21600 0 21600 21600 0 21600 0 0 Z N"/>
              </draw:custom-shape>
              <draw:connector draw:name="Shape 19" draw:style-name="gr10" draw:text-style-name="P4" svg:x1="2.7413in" svg:y1="2.0681in" svg:x2="0.7378in" svg:y2="0.3673in" svg:d="M25219 10386h-2544v-4320h-2545" svg:viewBox="0 0 5090 4321">
                <text:p/>
              </draw:connector>
            </draw:g>
          </table:table-cell>
          <table:table-cell table:style-name="ce46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2"/>
          <table:table-cell table:style-name="ce98">
            <draw:g draw:z-index="2" draw:name="Shape 27">
              <draw:custom-shape draw:name="Shape 18" draw:style-name="gr11" draw:text-style-name="P6" svg:width="2.7461in" svg:height="1.6772in" svg:x="0.6819in" svg:y="0.1516in">
                <text:p/>
                <draw:enhanced-geometry svg:viewBox="0 0 21600 21600" draw:type="rectangle" draw:enhanced-path="M 0 0 L 21600 0 21600 21600 0 21600 0 0 Z N"/>
              </draw:custom-shape>
              <draw:connector draw:name="Shape 28" draw:style-name="gr10" draw:text-style-name="P4" svg:x1="0.6815in" svg:y1="1.8295in" svg:x2="3.4295in" svg:y2="0.152in" svg:d="M4663 10256h3490v-4261h3490" svg:viewBox="0 0 6981 4262">
                <text:p/>
              </draw:connector>
            </draw:g>
          </table:table-cell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2"/>
          <table:table-cell table:style-name="ce45">
            <draw:g draw:z-index="3" draw:name="Shape 20">
              <draw:connector draw:name="Shape 21" draw:style-name="gr12" draw:text-style-name="P4" svg:x1="0.6157in" svg:y1="1.7374in" svg:x2="0.6169in" svg:y2="0.0807in" svg:d="M12158 10498v-2104h3v-2104" svg:viewBox="0 0 4 4209">
                <text:p/>
              </draw:connector>
            </draw:g>
          </table:table-cell>
          <table:table-cell table:style-name="ce45" table:number-columns-repeated="2"/>
          <table:table-cell table:style-name="ce45">
            <draw:g draw:z-index="11" draw:name="Shape 20">
              <draw:connector draw:name="Shape 21" draw:style-name="gr12" draw:text-style-name="P4" svg:x1="0.2902in" svg:y1="1.7594in" svg:x2="0.2921in" svg:y2="0.1012in" svg:d="M18993 10554v-2106h5v-2106" svg:viewBox="0 0 6 4213">
                <text:p/>
              </draw:connector>
            </draw:g>
          </table:table-cell>
          <table:table-cell table:style-name="ce45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 table:number-rows-repeated="8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/>
          <table:table-cell table:style-name="ce98">
            <draw:custom-shape draw:z-index="8" draw:name="Shape 26" draw:style-name="gr13" draw:text-style-name="P7" svg:width="2.2508in" svg:height="0.9626in" svg:x="0.3902in" svg:y="0.1354in">
              <text:p text:style-name="P1"><text:span text:style-name="T3">Resp. Qualité</text:span></text:p>
              <text:p text:style-name="P1"><text:span text:style-name="T3">(Q)</text:span></text:p>
              <text:p text:style-name="P1"><text:span text:style-name="T3"><text:s/></text:span><text:span text:style-name="T3">Meunier Mortimer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style-name="ce45">
            <draw:custom-shape draw:z-index="5" draw:name="Shape 16" draw:style-name="gr14" draw:text-style-name="P8" svg:width="3.1709in" svg:height="0.9626in" svg:x="0.9787in" svg:y="0.1354in">
              <text:p text:style-name="P1"><text:span text:style-name="T3">Rédacteur, </text:span><text:span text:style-name="T3">Resp.Développe</text:span><text:span text:style-name="T3">ment </text:span></text:p>
              <text:p text:style-name="P1"><text:span text:style-name="T3">(RD)</text:span></text:p>
              <text:p text:style-name="P1"><text:span text:style-name="T3">Oleiwan Jo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45">
            <draw:custom-shape draw:z-index="4" draw:name="Shape 15" draw:style-name="gr15" draw:text-style-name="P7" svg:width="2.3894in" svg:height="0.9524in" svg:x="0.2012in" svg:y="0.1457in">
              <text:p text:style-name="P1"><text:span text:style-name="T3">Resp. Utilisation </text:span><text:span text:style-name="T3">OSIRIM</text:span></text:p>
              <text:p text:style-name="P1"><text:span text:style-name="T3">(UO)</text:span></text:p>
              <text:p text:style-name="P1"><text:span text:style-name="T3">Bienassis Ju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0" draw:name="Shape 15" draw:style-name="gr16" draw:text-style-name="P7" svg:width="2.3894in" svg:height="0.9433in" svg:x="0.6657in" svg:y="0.1457in">
              <text:p text:style-name="P1"><text:span text:style-name="T3">Resp. Espace </text:span><text:span text:style-name="T3">collaboratif </text:span></text:p>
              <text:p text:style-name="P1"><text:span text:style-name="T3">(EC) </text:span></text:p>
              <text:p text:style-name="P1"><text:span text:style-name="T3">Mouysset Martin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/>
          <table:table-cell table:style-name="ce102" office:value-type="string" calcext:value-type="string">
            <text:p>Recherche 1</text:p>
          </table:table-cell>
          <table:table-cell table:style-name="ce45" table:number-columns-repeated="3"/>
          <table:table-cell table:style-name="ce102" office:value-type="string" calcext:value-type="string">
            <text:p>Resp. Recherche &amp; Développement 3</text:p>
          </table:table-cell>
          <table:table-cell table:style-name="ce45"/>
          <table:table-cell table:number-columns-repeated="2" table:style-name="ce106" office:value-type="string" calcext:value-type="string">
            <text:p>Resp. R&amp;D4</text:p>
          </table:table-cell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102" office:value-type="string" calcext:value-type="string">
            <text:p>RD1</text:p>
          </table:table-cell>
          <table:table-cell table:style-name="ce102" office:value-type="string" calcext:value-type="string">
            <text:p>(RR1)</text:p>
          </table:table-cell>
          <table:table-cell table:style-name="ce45" table:number-columns-repeated="3"/>
          <table:table-cell table:style-name="ce102" office:value-type="string" calcext:value-type="string">
            <text:p>(RR&amp;D3)</text:p>
          </table:table-cell>
          <table:table-cell table:style-name="ce102" office:value-type="string" calcext:value-type="string">
            <text:p>Resp. Recherche &amp; Développement 3</text:p>
          </table:table-cell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6"/>
          <table:table-cell table:style-name="ce102" office:value-type="string" calcext:value-type="string">
            <text:p>(RR&amp;D3)</text:p>
          </table:table-cell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 table:number-rows-repeated="11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26"/>
          <table:table-cell table:number-columns-repeated="231"/>
        </table:table-row>
        <table:table-row table:style-name="ro1" table:number-rows-repeated="961">
          <table:table-cell table:style-name="ce98" table:number-columns-repeated="26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b-PBS" table:style-name="ta4">
        <office:forms form:automatic-focus="false" form:apply-design-mode="false"/>
        <table:table-column table:style-name="co1" table:default-cell-style-name="ce99"/>
        <table:table-column table:style-name="co2" table:number-columns-repeated="25" table:default-cell-style-name="ce99"/>
        <table:table-column table:style-name="co7" table:number-columns-repeated="231" table:default-cell-style-name="ce99"/>
        <table:table-row table:style-name="ro1">
          <table:table-cell table:style-name="ce98"/>
          <table:table-cell table:style-name="ce3">
            <draw:custom-shape draw:z-index="2" draw:name="Shape 31" draw:style-name="gr17" draw:text-style-name="P2" svg:width="8.9264in" svg:height="0.363in" svg:x="0.0886in" svg:y="0.0311in">
              <text:p text:style-name="P1"><text:span text:style-name="T2">Product </text:span><text:span text:style-name="T2">Breakdown </text:span><text:span text:style-name="T2">Structure </text:span><text:span text:style-name="T2">(P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71" office:value-type="string" calcext:value-type="string" table:number-columns-spanned="3" table:number-rows-spanned="1">
            <text:p>VERSION 3.0</text:p>
          </table:table-cell>
          <table:covered-table-cell table:number-columns-repeated="2" table:style-name="ce71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/>
          <table:table-cell table:style-name="ce4"/>
          <table:table-cell table:style-name="ce12" table:number-columns-repeated="8"/>
          <table:table-cell table:style-name="ce179" office:value-type="date" office:date-value="2024-09-04" calcext:value-type="date" table:number-columns-spanned="3" table:number-rows-spanned="1">
            <text:p>9/4/24</text:p>
          </table:table-cell>
          <table:covered-table-cell table:number-columns-repeated="2" table:style-name="ce179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/>
          <table:table-cell table:style-name="ce5"/>
          <table:table-cell table:style-name="ce13" table:number-columns-repeated="8"/>
          <table:table-cell table:style-name="ce103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103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 table:number-rows-repeated="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2"/>
          <table:table-cell table:style-name="ce98">
            <draw:custom-shape draw:z-index="3" draw:name="Shape 32" draw:style-name="gr18" draw:text-style-name="P9" svg:width="2.0504in" svg:height="0.4154in" svg:x="0.9173in" svg:y="0.0327in">
              <text:p text:style-name="P1"><text:span text:style-name="T5">Livrabl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2"/>
          <table:table-cell table:style-name="ce98">
            <draw:g draw:z-index="0" draw:name="Shape 36">
              <draw:custom-shape draw:name="Shape 18" draw:style-name="gr19" draw:text-style-name="P6" svg:width="12.8118in" svg:height="1.0642in" svg:x="0.602in" svg:y="0.0181in">
                <text:p/>
                <draw:enhanced-geometry svg:viewBox="0 0 21600 21600" draw:type="rectangle" draw:enhanced-path="M 0 0 L 21600 0 21600 21600 0 21600 0 0 Z N"/>
              </draw:custom-shape>
              <draw:connector draw:name="Shape 37" draw:style-name="gr10" draw:text-style-name="P4" svg:x1="0.6016in" svg:y1="1.0815in" svg:x2="13.415in" svg:y2="0.0197in" svg:d="M4460 6451h16273v-2697h16273" svg:viewBox="0 0 32547 2698">
                <text:p/>
              </draw:connector>
            </draw:g>
          </table:table-cell>
          <table:table-cell table:style-name="ce45" table:number-columns-repeated="7"/>
          <table:table-cell table:style-name="ce10" table:number-columns-repeated="2"/>
          <table:table-cell table:style-name="ce98" table:number-columns-repeated="4"/>
          <table:table-cell table:style-name="ce98">
            <draw:g draw:z-index="1" draw:name="Shape 62">
              <draw:custom-shape draw:name="Shape 18" draw:style-name="gr20" draw:text-style-name="P6" svg:width="9.3996in" svg:height="1.0177in" svg:x="0.7098in" svg:y="0.0268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name="Shape 63" draw:style-name="gr10" draw:text-style-name="P4" svg:x1="10.1094in" svg:y1="1.0433in" svg:x2="0.7094in" svg:y2="0.0272in" svg:d="M64367 6354h-11938v-2581h-11938" svg:viewBox="0 0 23877 2582">
                <text:p/>
              </draw:connector>
            </draw:g>
          </table:table-cell>
          <table:table-cell table:style-name="ce98" table:number-columns-repeated="9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5"/>
          <table:table-cell table:style-name="ce45">
            <draw:custom-shape draw:z-index="4" draw:name="Shape 45" draw:style-name="gr21" draw:text-style-name="P9" svg:width="1.598in" svg:height="0.4669in" svg:x="0.3142in" svg:y="0.1358in">
              <text:p text:style-name="P1"><text:span text:style-name="T5">U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10" table:number-columns-repeated="2"/>
          <table:table-cell table:style-name="ce98" table:number-columns-repeated="8"/>
          <table:table-cell table:style-name="ce98">
            <draw:custom-shape draw:z-index="7" draw:name="Shape 84" draw:style-name="gr22" draw:text-style-name="P9" svg:width="1.9504in" svg:height="0.561in" svg:x="0.3732in" svg:y="0.1079in">
              <text:p text:style-name="P1"><text:span text:style-name="T5">Clien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 table:number-columns-repeated="5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4"/>
          <table:table-cell table:style-name="ce98">
            <draw:line draw:z-index="6" draw:name="Straight Connector 76" draw:style-name="gr23" draw:text-style-name="P4" svg:x1="5.9528in" svg:y1="0.0535in" svg:x2="0.8264in" svg:y2="1.0354in">
              <text:p/>
            </draw:line>
          </table:table-cell>
          <table:table-cell table:style-name="ce98" table:number-columns-repeated="9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>
            <draw:line draw:z-index="11" draw:name="Straight Connector 74" draw:style-name="gr23" draw:text-style-name="P4" svg:x1="0.013in" svg:y1="0.0732in" svg:x2="5.0461in" svg:y2="0.8217in">
              <text:p/>
            </draw:line>
          </table:table-cell>
          <table:table-cell table:style-name="ce10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/>
          <table:table-cell table:style-name="ce98">
            <draw:custom-shape draw:z-index="12" draw:name="Shape 80" draw:style-name="gr24" draw:text-style-name="P9" svg:width="1.787in" svg:height="0.5508in" svg:x="0.7917in" svg:y="0.1776in">
              <text:p text:style-name="P1"><text:span text:style-name="T5">Kick-off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style-name="ce45" table:number-columns-repeated="7"/>
          <table:table-cell table:style-name="ce10" table:number-columns-repeated="2"/>
          <table:table-cell table:style-name="ce98" table:number-columns-repeated="10"/>
          <table:table-cell table:style-name="ce98">
            <draw:custom-shape draw:z-index="20" draw:name="Shape 1" draw:style-name="gr25" draw:text-style-name="P9" svg:width="2.235in" svg:height="0.5531in" svg:x="0.0961in" svg:y="0.1583in">
              <text:p text:style-name="P1"><text:span text:style-name="T5">Rapports de choix de technologi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style-name="ce98">
            <draw:custom-shape draw:z-index="5" draw:name="Shape 80" draw:style-name="gr26" draw:text-style-name="P9" svg:width="1.7854in" svg:height="0.5508in" svg:x="0.5in" svg:y="0.1461in">
              <text:p text:style-name="P1"><text:span text:style-name="T5">Modèl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/>
          <table:table-cell table:style-name="ce45">
            <draw:custom-shape draw:z-index="19" draw:name="Shape 80" draw:style-name="gr27" draw:text-style-name="P9" svg:width="2.0256in" svg:height="0.561in" svg:x="0.163in" svg:y="0.0102in">
              <text:p text:style-name="P1"><text:span text:style-name="T5">PlanProjet V1-V3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4" draw:name="Shape 80" draw:style-name="gr28" draw:text-style-name="P9" svg:width="1.7992in" svg:height="0.561in" svg:x="0.3898in" svg:y="0in">
              <text:p text:style-name="P1"><text:span text:style-name="T5">Soutenanc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3"/>
          <table:table-cell table:style-name="ce98">
            <draw:custom-shape draw:z-index="13" draw:name="Shape 80" draw:style-name="gr29" draw:text-style-name="P9" svg:width="1.7854in" svg:height="0.55in" svg:x="0.0756in" svg:y="0.0315in">
              <text:p text:style-name="P1"><text:span text:style-name="T5">Planific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 table:number-columns-repeated="10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2"/>
          <table:table-cell table:style-name="ce98">
            <draw:custom-shape draw:z-index="16" draw:name="Shape 80" draw:style-name="gr30" draw:text-style-name="P9" svg:width="1.785in" svg:height="0.5508in" svg:x="0.3398in" svg:y="0.0417in">
              <text:p text:style-name="P1"><text:span text:style-name="T5">Diaporama de prés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45">
            <draw:custom-shape draw:z-index="15" draw:name="Shape 80" draw:style-name="gr31" draw:text-style-name="P9" svg:width="1.7862in" svg:height="0.5508in" svg:x="0.7413in" svg:y="0.0417in">
              <text:p text:style-name="P1"><text:span text:style-name="T5">Diaporama de prés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2"/>
          <table:table-cell table:style-name="ce98" table:number-columns-repeated="12"/>
          <table:table-cell table:style-name="ce98">
            <draw:custom-shape draw:z-index="8" draw:name="Shape 80" draw:style-name="gr32" draw:text-style-name="P9" svg:width="1.7866in" svg:height="0.5508in" svg:x="0.8201in" svg:y="0.1146in">
              <text:p text:style-name="P1"><text:span text:style-name="T5">Synthèses des recherch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3"/>
          <table:table-cell table:style-name="ce98">
            <draw:custom-shape draw:z-index="18" draw:name="Shape 80" draw:style-name="gr33" draw:text-style-name="P9" svg:width="1.7874in" svg:height="0.5508in" svg:x="0.4272in" svg:y="0.0937in">
              <text:p text:style-name="P1"><text:span text:style-name="T5">Diagramme de gantt initial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 table:number-columns-repeated="10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2"/>
          <table:table-cell table:style-name="ce98">
            <draw:custom-shape draw:z-index="17" draw:name="Shape 80" draw:style-name="gr31" draw:text-style-name="P9" svg:width="1.7862in" svg:height="0.5508in" svg:x="0.3642in" svg:y="0.1354in">
              <text:p text:style-name="P1"><text:span text:style-name="T5">Compte-rendu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2"/>
          <table:table-cell table:style-name="ce98">
            <draw:custom-shape draw:z-index="9" draw:name="Shape 80" draw:style-name="gr32" draw:text-style-name="P9" svg:width="1.7866in" svg:height="0.5508in" svg:x="0.8201in" svg:y="0.0626in">
              <text:p text:style-name="P1"><text:span text:style-name="T5">Cod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number-columns-repeated="231"/>
        </table:table-row>
        <table:table-row table:style-name="ro12" table:number-rows-repeated="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2"/>
          <table:table-cell table:style-name="ce98">
            <draw:custom-shape draw:z-index="10" draw:name="Shape 80" draw:style-name="gr34" draw:text-style-name="P9" svg:width="1.9646in" svg:height="0.5925in" svg:x="0.8181in" svg:y="0in">
              <text:p text:style-name="P1"><text:span text:style-name="T5">Rapport et analys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number-columns-repeated="231"/>
        </table:table-row>
        <table:table-row table:style-name="ro12" table:number-rows-repeated="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12">
          <table:table-cell table:style-name="ce98" table:number-columns-repeated="26"/>
          <table:table-cell table:number-columns-repeated="231"/>
        </table:table-row>
        <table:table-row table:style-name="ro1" table:number-rows-repeated="961">
          <table:table-cell table:style-name="ce98" table:number-columns-repeated="26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c-WBS" table:style-name="ta5">
        <office:forms form:automatic-focus="false" form:apply-design-mode="false"/>
        <table:table-column table:style-name="co1" table:default-cell-style-name="ce99"/>
        <table:table-column table:style-name="co2" table:default-cell-style-name="ce99"/>
        <table:table-column table:style-name="co16" table:default-cell-style-name="ce99"/>
        <table:table-column table:style-name="co2" table:number-columns-repeated="6" table:default-cell-style-name="ce99"/>
        <table:table-column table:style-name="co17" table:number-columns-repeated="2" table:default-cell-style-name="ce99"/>
        <table:table-column table:style-name="co18" table:default-cell-style-name="ce99"/>
        <table:table-column table:style-name="co19" table:default-cell-style-name="ce99"/>
        <table:table-column table:style-name="co20" table:default-cell-style-name="ce99"/>
        <table:table-column table:style-name="co21" table:default-cell-style-name="ce99"/>
        <table:table-column table:style-name="co2" table:number-columns-repeated="2" table:default-cell-style-name="ce99"/>
        <table:table-column table:style-name="co22" table:default-cell-style-name="ce99"/>
        <table:table-column table:style-name="co23" table:default-cell-style-name="ce99"/>
        <table:table-column table:style-name="co24" table:default-cell-style-name="ce99"/>
        <table:table-column table:style-name="co2" table:default-cell-style-name="ce99"/>
        <table:table-column table:style-name="co25" table:default-cell-style-name="ce99"/>
        <table:table-column table:style-name="co22" table:default-cell-style-name="ce99"/>
        <table:table-column table:style-name="co2" table:number-columns-repeated="2" table:default-cell-style-name="ce99"/>
        <table:table-column table:style-name="co7" table:number-columns-repeated="231" table:default-cell-style-name="ce99"/>
        <table:table-row table:style-name="ro1">
          <table:table-cell table:style-name="ce98"/>
          <table:table-cell table:style-name="ce3">
            <draw:custom-shape draw:z-index="2" draw:name="Shape 39" draw:style-name="gr35" draw:text-style-name="P2" svg:width="8.9047in" svg:height="0.3736in" svg:x="0.1386in" svg:y="0.0622in">
              <text:p text:style-name="P1"><text:span text:style-name="T2">Work Breakdown Structure (W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9"/>
          <table:table-cell table:style-name="ce71" office:value-type="string" calcext:value-type="string" table:number-columns-spanned="3" table:number-rows-spanned="1">
            <text:p>VERSION 3.0</text:p>
          </table:table-cell>
          <table:covered-table-cell table:number-columns-repeated="2" table:style-name="ce71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/>
          <table:table-cell table:style-name="ce4"/>
          <table:table-cell table:style-name="ce12" table:number-columns-repeated="9"/>
          <table:table-cell table:style-name="ce179" office:value-type="date" office:date-value="2024-09-04" calcext:value-type="date" table:number-columns-spanned="3" table:number-rows-spanned="1">
            <text:p>9/4/24</text:p>
          </table:table-cell>
          <table:covered-table-cell table:number-columns-repeated="2" table:style-name="ce179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/>
          <table:table-cell table:style-name="ce5"/>
          <table:table-cell table:style-name="ce13" table:number-columns-repeated="9"/>
          <table:table-cell table:style-name="ce103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103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 table:number-rows-repeated="4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2"/>
          <table:table-cell table:style-name="ce45">
            <draw:custom-shape draw:z-index="15" draw:name="Shape 56" draw:style-name="gr36" draw:text-style-name="P9" svg:width="2.063in" svg:height="0.4256in" svg:x="0.8673in" svg:y="0.0417in">
              <text:p text:style-name="P1"><text:span text:style-name="T6">Proje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5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2"/>
          <table:table-cell table:style-name="ce98">
            <draw:g draw:z-index="1" draw:name="Shape 34">
              <draw:custom-shape draw:name="Shape 35" draw:style-name="gr37" draw:text-style-name="P6" svg:width="5.2382in" svg:height="0.4669in" svg:x="1.024in" svg:y="0.0354in">
                <text:p/>
                <draw:enhanced-geometry svg:viewBox="0 0 21600 21600" draw:type="rectangle" draw:enhanced-path="M 0 0 L 21600 0 21600 21600 0 21600 0 0 Z N"/>
              </draw:custom-shape>
              <draw:connector draw:name="Shape 38" draw:style-name="gr10" draw:text-style-name="P4" svg:x1="1.0236in" svg:y1="0.5028in" svg:x2="6.2638in" svg:y2="0.0366in" svg:d="M5532 5934h6655v-1184h6655" svg:viewBox="0 0 13311 1185">
                <text:p/>
              </draw:connector>
            </draw:g>
          </table:table-cell>
          <table:table-cell table:style-name="ce45" table:number-columns-repeated="3"/>
          <table:table-cell table:style-name="ce45">
            <draw:g draw:z-index="3" draw:name="Shape 40">
              <draw:custom-shape draw:name="Shape 41" draw:style-name="gr38" draw:text-style-name="P6" svg:width="8.9535in" svg:height="0.5094in" svg:x="0.8913in" svg:y="0.0409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name="Shape 42" draw:style-name="gr10" draw:text-style-name="P4" svg:x1="9.8453in" svg:y1="0.55in" svg:x2="0.8913in" svg:y2="0.0417in" svg:d="M43872 6054h-11371v-1291h-11372" svg:viewBox="0 0 22744 1292">
                <text:p/>
              </draw:connector>
            </draw:g>
          </table:table-cell>
          <table:table-cell table:style-name="ce45" table:number-columns-repeated="4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/>
          <table:table-cell table:style-name="ce98">
            <draw:custom-shape draw:z-index="11" draw:name="Shape 52" draw:style-name="gr39" draw:text-style-name="P9" svg:width="1.5811in" svg:height="0.4571in" svg:x="0.5402in" svg:y="0.1772in">
              <text:p text:style-name="P1"><text:span text:style-name="T6">WP0 Capture Besoi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style-name="ce45">
            <draw:custom-shape draw:z-index="4" draw:name="Shape 43" draw:style-name="gr40" draw:text-style-name="P9" svg:width="1.5976in" svg:height="0.4358in" svg:x="0.2142in" svg:y="0.1772in">
              <text:p text:style-name="P1"><text:span text:style-name="T6">WP1 Pilotage <text:s/>Proje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3" draw:name="Shape 54" draw:style-name="gr41" draw:text-style-name="P9" svg:width="1.6232in" svg:height="0.4902in" svg:x="0.6028in" svg:y="0.1457in">
              <text:p text:style-name="P1"><text:span text:style-name="T6">WP2 Recherch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>
            <draw:line draw:z-index="0" draw:name="Straight Connector 27" draw:style-name="gr23" draw:text-style-name="P4" svg:x1="0.4484in" svg:y1="0.1831in" svg:x2="4.4598in" svg:y2="0.1831in">
              <text:p/>
            </draw:line>
          </table:table-cell>
          <table:table-cell table:style-name="ce45" table:number-columns-repeated="2"/>
          <table:table-cell table:style-name="ce45">
            <draw:custom-shape draw:z-index="14" draw:name="Shape 55" draw:style-name="gr42" draw:text-style-name="P9" svg:width="2.2618in" svg:height="0.4878in" svg:x="0.113in" svg:y="0.1669in">
              <text:p text:style-name="P1"><text:span text:style-name="T6">WP3 développement modèle : Mistral7B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>
            <draw:custom-shape draw:z-index="12" draw:name="Shape 53" draw:style-name="gr43" draw:text-style-name="P9" svg:width="1.6512in" svg:height="0.498in" svg:x="0.8634in" svg:y="0.1772in">
              <text:p text:style-name="P1"><text:span text:style-name="T6">WP4 Gestion</text:span></text:p>
              <text:p text:style-name="P1"><text:span text:style-name="T6">: Intégr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98" table:number-columns-repeated="11"/>
          <table:table-cell table:number-columns-repeated="231"/>
        </table:table-row>
        <table:table-row table:style-name="ro12" table:number-rows-repeated="2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/>
          <table:table-cell table:style-name="ce98">
            <draw:custom-shape draw:z-index="21" draw:name="Shape 7" draw:style-name="gr44" draw:text-style-name="P9" svg:width="1.798in" svg:height="0.55in" svg:x="1.0039in" svg:y="0.1409in">
              <text:p text:style-name="P1"><text:span text:style-name="T6">Kick-off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style-name="ce45"/>
          <table:table-cell table:style-name="ce45">
            <draw:custom-shape draw:z-index="5" draw:name="Shape 44" draw:style-name="gr44" draw:text-style-name="P9" svg:width="1.798in" svg:height="0.55in" svg:x="0.0756in" svg:y="0.1252in">
              <text:p text:style-name="P1"><text:span text:style-name="T6">Structuration projet: Référentiel structure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6" draw:name="Shape 57" draw:style-name="gr45" draw:text-style-name="P9" svg:width="1.685in" svg:height="0.6028in" svg:x="0.8295in" svg:y="0.1134in">
              <text:p text:style-name="P1"><text:span text:style-name="T6">synthèses d'articles scientifiqu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45">
            <draw:custom-shape draw:z-index="10" draw:name="Shape 51" draw:style-name="gr46" draw:text-style-name="P9" svg:width="1.8476in" svg:height="0.5047in" svg:x="0.7925in" svg:y="0.1646in">
              <text:p text:style-name="P1"><text:span text:style-name="T6">Développement modèle LLM + évalu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10">
            <draw:custom-shape draw:z-index="8" draw:name="Shape 48" draw:style-name="gr47" draw:text-style-name="P9" svg:width="1.5898in" svg:height="0.4358in" svg:x="0.1083in" svg:y="0.1772in">
              <text:p text:style-name="P1"><text:span text:style-name="T6">Qualité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98" table:number-columns-repeated="11"/>
          <table:table-cell table:number-columns-repeated="231"/>
        </table:table-row>
        <table:table-row table:style-name="ro12" table:number-rows-repeated="2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/>
          <table:table-cell table:style-name="ce45">
            <draw:custom-shape draw:z-index="7" draw:name="Shape 47" draw:style-name="gr48" draw:text-style-name="P9" svg:width="1.9122in" svg:height="0.5807in" svg:x="0.0756in" svg:y="0.1354in">
              <text:p text:style-name="P1"><text:span text:style-name="T6">Planification : visualisation des tâches (trello+gantt)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6"/>
          <table:table-cell table:style-name="ce10"/>
          <table:table-cell table:style-name="ce10">
            <draw:custom-shape draw:z-index="9" draw:name="Shape 49" draw:style-name="gr49" draw:text-style-name="P9" svg:width="1.5894in" svg:height="0.4374in" svg:x="0.1213in" svg:y="0.1142in">
              <text:p text:style-name="P1"><text:span text:style-name="T6">Gi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3"/>
          <table:table-cell table:style-name="ce45">
            <draw:custom-shape draw:z-index="17" draw:name="Shape 58" draw:style-name="gr45" draw:text-style-name="P9" svg:width="1.685in" svg:height="0.6028in" svg:x="0.8295in" svg:y="0.0453in">
              <text:p text:style-name="P1"><text:span text:style-name="T6">Rapport choix de techno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45">
            <draw:custom-shape draw:z-index="19" draw:name="Shape 5" draw:style-name="gr50" draw:text-style-name="P9" svg:width="1.9004in" svg:height="0.5504in" svg:x="0.8028in" svg:y="0.0083in">
              <text:p text:style-name="P1"><text:span text:style-name="T6">Rapport du modèl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4"/>
          <table:table-cell table:style-name="ce204"/>
          <table:table-cell table:style-name="ce45" table:number-columns-repeated="3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8"/>
          <table:table-cell table:style-name="ce10"/>
          <table:table-cell table:style-name="ce10">
            <draw:custom-shape draw:z-index="18" draw:name="Shape 4" draw:style-name="gr49" draw:text-style-name="P9" svg:width="1.5894in" svg:height="0.4374in" svg:x="0.1114in" svg:y="0.0669in">
              <text:p text:style-name="P1"><text:span text:style-name="T6">OSIRIM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/>
          <table:table-cell table:style-name="ce45">
            <draw:custom-shape draw:z-index="6" draw:name="Shape 46" draw:style-name="gr51" draw:text-style-name="P9" svg:width="1.911in" svg:height="0.561in" svg:x="0.0886in" svg:y="0.0417in">
              <text:p text:style-name="P1"><text:span text:style-name="T6">Bilan Projet: inclus dans PlanProjetV3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6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 table:number-rows-repeated="2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/>
          <table:table-cell table:style-name="ce45">
            <draw:custom-shape draw:z-index="20" draw:name="Shape 6" draw:style-name="gr51" draw:text-style-name="P9" svg:width="1.911in" svg:height="0.561in" svg:x="0.0819in" svg:y="0.1346in">
              <text:p text:style-name="P1"><text:span text:style-name="T6">Soutenanc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6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2">
          <table:table-cell table:style-name="ce98" table:number-columns-repeated="2"/>
          <table:table-cell table:number-columns-repeated="8"/>
          <table:table-cell table:style-name="ce9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" table:number-rows-repeated="3">
          <table:table-cell table:style-name="ce98" table:number-columns-repeated="25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0" office:value-type="string" calcext:value-type="string">
            <text:p>OBS</text:p>
            <text:p>WBS</text:p>
          </table:table-cell>
          <table:table-cell table:style-name="ce61" office:value-type="string" calcext:value-type="string">
            <text:p>RD1</text:p>
          </table:table-cell>
          <table:table-cell table:style-name="ce61" office:value-type="string" calcext:value-type="string">
            <text:p>RD2</text:p>
          </table:table-cell>
          <table:table-cell table:style-name="ce61" office:value-type="string" calcext:value-type="string">
            <text:p>RD3</text:p>
          </table:table-cell>
          <table:table-cell table:style-name="ce61" office:value-type="string" calcext:value-type="string">
            <text:p>RD4</text:p>
          </table:table-cell>
          <table:table-cell table:style-name="ce61" office:value-type="string" calcext:value-type="string">
            <text:p>RD5</text:p>
          </table:table-cell>
          <table:table-cell table:style-name="Default" table:number-columns-repeated="3"/>
          <table:table-cell table:style-name="ce98"/>
          <table:table-cell table:style-name="ce67" office:value-type="string" calcext:value-type="string">
            <text:p>RD1= Adrien</text:p>
          </table:table-cell>
          <table:table-cell table:style-name="ce68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0 Capture Besoin</text:p>
          </table:table-cell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number-columns-repeated="2" table:style-name="ce62" office:value-type="string" calcext:value-type="string">
            <text:p>A</text:p>
          </table:table-cell>
          <table:table-cell table:style-name="Default" table:number-columns-repeated="3"/>
          <table:table-cell table:style-name="ce98"/>
          <table:table-cell table:style-name="ce67" office:value-type="string" calcext:value-type="string">
            <text:p>RD2= Mortimer</text:p>
          </table:table-cell>
          <table:table-cell table:style-name="ce68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1 Pilotage Projet</text:p>
          </table:table-cell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C</text:p>
          </table:table-cell>
          <table:table-cell table:style-name="Default" table:number-columns-repeated="3"/>
          <table:table-cell table:style-name="ce98"/>
          <table:table-cell table:style-name="ce67" office:value-type="string" calcext:value-type="string">
            <text:p>RD3= Joe</text:p>
          </table:table-cell>
          <table:table-cell table:style-name="ce68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2 Recherche</text:p>
          </table:table-cell>
          <table:table-cell table:style-name="ce62" office:value-type="string" calcext:value-type="string">
            <text:p>R</text:p>
          </table:table-cell>
          <table:table-cell table:number-columns-repeated="4" table:style-name="ce62" office:value-type="string" calcext:value-type="string">
            <text:p>C</text:p>
          </table:table-cell>
          <table:table-cell table:style-name="Default" table:number-columns-repeated="3"/>
          <table:table-cell table:style-name="ce98"/>
          <table:table-cell table:style-name="ce67" office:value-type="string" calcext:value-type="string">
            <text:p>RD4= Jules</text:p>
          </table:table-cell>
          <table:table-cell table:style-name="ce68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3 implémentation</text:p>
          </table:table-cell>
          <table:table-cell table:number-columns-repeated="2" table:style-name="ce62" office:value-type="string" calcext:value-type="string">
            <text:p>A</text:p>
          </table:table-cell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style-name="Default" table:number-columns-repeated="3"/>
          <table:table-cell table:style-name="ce98"/>
          <table:table-cell table:style-name="ce67" office:value-type="string" calcext:value-type="string">
            <text:p>RD5= Martin</text:p>
          </table:table-cell>
          <table:table-cell table:style-name="ce68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3 Fine-Tuning </text:p>
          </table:table-cell>
          <table:table-cell table:number-columns-repeated="2" table:style-name="ce62" office:value-type="string" calcext:value-type="string">
            <text:p>A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C</text:p>
          </table:table-cell>
          <table:table-cell table:style-name="Default" table:number-columns-repeated="3"/>
          <table:table-cell table:style-name="ce98" table:number-columns-repeated="14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2" office:value-type="string" calcext:value-type="string">
            <text:p>WP3 Evaluation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63" office:value-type="string" calcext:value-type="string">
            <text:p>R</text:p>
          </table:table-cell>
          <table:table-cell table:style-name="ce63" office:value-type="string" calcext:value-type="string">
            <text:p>A</text:p>
          </table:table-cell>
          <table:table-cell table:style-name="ce63" office:value-type="string" calcext:value-type="string">
            <text:p>C</text:p>
          </table:table-cell>
          <table:table-cell table:style-name="Default" table:number-columns-repeated="3"/>
          <table:table-cell table:style-name="ce98" table:number-columns-repeated="14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Qualité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number-columns-repeated="3" table:style-name="ce62" office:value-type="string" calcext:value-type="string">
            <text:p>C</text:p>
          </table:table-cell>
          <table:table-cell table:style-name="Default" table:number-columns-repeated="3"/>
          <table:table-cell table:style-name="ce98" table:number-columns-repeated="14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Git</text:p>
          </table:table-cell>
          <table:table-cell table:number-columns-repeated="4"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Default" table:number-columns-repeated="3"/>
          <table:table-cell table:number-columns-repeated="4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OSIRIM</text:p>
          </table:table-cell>
          <table:table-cell table:number-columns-repeated="3" table:style-name="ce62" office:value-type="string" calcext:value-type="string">
            <text:p>A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A</text:p>
          </table:table-cell>
          <table:table-cell table:style-name="Default" table:number-columns-repeated="3"/>
          <table:table-cell table:number-columns-repeated="4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/>
          <table:table-cell table:style-name="ce49" table:number-columns-repeated="2"/>
          <table:table-cell table:style-name="ce57" table:number-columns-repeated="8"/>
          <table:table-cell table:style-name="ce66"/>
          <table:table-cell table:number-columns-repeated="3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 table:number-columns-repeated="2"/>
          <table:table-cell table:number-columns-repeated="13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98" office:value-type="string" calcext:value-type="string">
            <text:p>R: Responsable</text:p>
          </table:table-cell>
          <table:table-cell table:style-name="ce98"/>
          <table:table-cell table:number-columns-repeated="11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98" office:value-type="string" calcext:value-type="string">
            <text:p>C: Contributeur</text:p>
          </table:table-cell>
          <table:table-cell table:style-name="ce98" table:number-columns-repeated="22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98" office:value-type="string" calcext:value-type="string">
            <text:p>A: Approbateur</text:p>
          </table:table-cell>
          <table:table-cell table:style-name="ce98" table:number-columns-repeated="22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3" office:value-type="string" calcext:value-type="string">
            <text:p>I: Informé</text:p>
          </table:table-cell>
          <table:table-cell/>
          <table:table-cell table:style-name="ce98" table:number-columns-repeated="2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98" office:value-type="string" calcext:value-type="string">
            <text:p>Matrice RACI</text:p>
          </table:table-cell>
          <table:table-cell table:style-name="ce98" table:number-columns-repeated="22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0" office:value-type="string" calcext:value-type="string">
            <text:p> PBS</text:p>
            <text:p>WBS</text:p>
          </table:table-cell>
          <table:table-cell table:style-name="ce61" office:value-type="string" calcext:value-type="string">
            <text:p>Kick-off</text:p>
          </table:table-cell>
          <table:table-cell table:style-name="ce61" office:value-type="string" calcext:value-type="string">
            <text:p>Plan projet V1</text:p>
          </table:table-cell>
          <table:table-cell table:style-name="ce61" office:value-type="string" calcext:value-type="string">
            <text:p>Plan projet V2</text:p>
          </table:table-cell>
          <table:table-cell table:style-name="ce61" office:value-type="string" calcext:value-type="string">
            <text:p>Plan projet V3</text:p>
          </table:table-cell>
          <table:table-cell table:style-name="ce61" office:value-type="string" calcext:value-type="string">
            <text:p>Soutenance</text:p>
          </table:table-cell>
          <table:table-cell table:style-name="ce61" office:value-type="string" calcext:value-type="string">
            <text:p>Planification</text:p>
          </table:table-cell>
          <table:table-cell table:style-name="ce118" office:value-type="string" calcext:value-type="string">
            <text:p>synthèses d'articles scientifiques</text:p>
          </table:table-cell>
          <table:table-cell table:style-name="ce61" office:value-type="string" calcext:value-type="string">
            <text:p>Rapports de choix de technologie</text:p>
          </table:table-cell>
          <table:table-cell table:style-name="ce61" office:value-type="string" calcext:value-type="string">
            <text:p>LLM+ évaluation</text:p>
          </table:table-cell>
          <table:table-cell table:style-name="ce61" office:value-type="string" calcext:value-type="string">
            <text:p>Rapport du modèle</text:p>
          </table:table-cell>
          <table:table-cell table:style-name="ce61"/>
          <table:table-cell table:number-columns-repeated="242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0 Capture Besoin</text:p>
          </table:table-cell>
          <table:table-cell table:style-name="ce113" office:value-type="string" calcext:value-type="string">
            <text:p>X</text:p>
          </table:table-cell>
          <table:table-cell table:style-name="ce113" table:number-columns-repeated="3"/>
          <table:table-cell table:style-name="ce113" office:value-type="string" calcext:value-type="string">
            <text:p>X</text:p>
          </table:table-cell>
          <table:table-cell table:style-name="ce113" table:number-columns-repeated="6"/>
          <table:table-cell table:number-columns-repeated="242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1 Pilotage Projet</text:p>
          </table:table-cell>
          <table:table-cell table:style-name="ce113"/>
          <table:table-cell table:number-columns-repeated="5" table:style-name="ce113" office:value-type="string" calcext:value-type="string">
            <text:p>X</text:p>
          </table:table-cell>
          <table:table-cell table:style-name="ce113" table:number-columns-repeated="5"/>
          <table:table-cell table:number-columns-repeated="242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2 Recherche</text:p>
          </table:table-cell>
          <table:table-cell table:style-name="ce113"/>
          <table:table-cell table:number-columns-repeated="4" table:style-name="ce113" office:value-type="string" calcext:value-type="string">
            <text:p>X</text:p>
          </table:table-cell>
          <table:table-cell table:style-name="ce113"/>
          <table:table-cell table:number-columns-repeated="2" table:style-name="ce113" office:value-type="string" calcext:value-type="string">
            <text:p>X</text:p>
          </table:table-cell>
          <table:table-cell table:style-name="ce113" table:number-columns-repeated="3"/>
          <table:table-cell table:number-columns-repeated="242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3 implémentation</text:p>
          </table:table-cell>
          <table:table-cell table:style-name="ce113" table:number-columns-repeated="2"/>
          <table:table-cell table:number-columns-repeated="3" table:style-name="ce113" office:value-type="string" calcext:value-type="string">
            <text:p>X</text:p>
          </table:table-cell>
          <table:table-cell table:style-name="ce113" table:number-columns-repeated="3"/>
          <table:table-cell table:number-columns-repeated="2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3 Fine-Tuning </text:p>
          </table:table-cell>
          <table:table-cell table:style-name="ce113" table:number-columns-repeated="2"/>
          <table:table-cell table:number-columns-repeated="3" table:style-name="ce113" office:value-type="string" calcext:value-type="string">
            <text:p>X</text:p>
          </table:table-cell>
          <table:table-cell table:style-name="ce113" table:number-columns-repeated="3"/>
          <table:table-cell table:number-columns-repeated="2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98" table:number-columns-repeated="2"/>
          <table:table-cell table:style-name="ce52" office:value-type="string" calcext:value-type="string">
            <text:p>WP3 Evaluation</text:p>
          </table:table-cell>
          <table:table-cell table:style-name="ce113" table:number-columns-repeated="2"/>
          <table:table-cell table:number-columns-repeated="3" table:style-name="ce113" office:value-type="string" calcext:value-type="string">
            <text:p>X</text:p>
          </table:table-cell>
          <table:table-cell table:style-name="ce113" table:number-columns-repeated="3"/>
          <table:table-cell table:number-columns-repeated="2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Qualité</text:p>
          </table:table-cell>
          <table:table-cell table:style-name="ce113" table:number-columns-repeated="2"/>
          <table:table-cell table:number-columns-repeated="8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Git</text:p>
          </table:table-cell>
          <table:table-cell table:style-name="ce113"/>
          <table:table-cell table:number-columns-repeated="9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OSIRIM</text:p>
          </table:table-cell>
          <table:table-cell table:style-name="ce113" table:number-columns-repeated="4"/>
          <table:table-cell table:style-name="ce113" office:value-type="string" calcext:value-type="string">
            <text:p>X</text:p>
          </table:table-cell>
          <table:table-cell table:style-name="ce113" table:number-columns-repeated="3"/>
          <table:table-cell table:style-name="ce113" office:value-type="string" calcext:value-type="string">
            <text:p>X</text:p>
          </table:table-cell>
          <table:table-cell table:style-name="ce113" table:number-columns-repeated="2"/>
          <table:table-cell table:style-name="Default"/>
          <table:table-cell table:style-name="ce98" table:number-columns-repeated="8"/>
          <table:table-cell table:number-columns-repeated="233"/>
        </table:table-row>
        <table:table-row table:style-name="ro1" table:number-rows-repeated="2">
          <table:table-cell table:style-name="ce98" table:number-columns-repeated="6"/>
          <table:table-cell table:style-name="Default" table:number-columns-repeated="9"/>
          <table:table-cell table:style-name="ce98" table:number-columns-repeated="10"/>
          <table:table-cell table:number-columns-repeated="231"/>
        </table:table-row>
        <table:table-row table:style-name="ro1" table:number-rows-repeated="927">
          <table:table-cell table:style-name="ce98" table:number-columns-repeated="25"/>
          <table:table-cell table:number-columns-repeated="231"/>
        </table:table-row>
        <table:table-row table:style-name="ro1" table:number-rows-repeated="2">
          <table:table-cell table:style-name="ce98" table:number-columns-repeated="2"/>
          <table:table-cell table:number-columns-repeated="21"/>
          <table:table-cell table:style-name="ce98" table:number-columns-repeated="2"/>
          <table:table-cell table:number-columns-repeated="231"/>
        </table:table-row>
        <table:table-row table:style-name="ro11" table:number-rows-repeated="1047576">
          <table:table-cell table:number-columns-repeated="256"/>
        </table:table-row>
        <table:table-row table:style-name="ro15" table:number-rows-repeated="10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Risk Opportunity Log " table:style-name="ta6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26" table:number-columns-repeated="15" table:default-cell-style-name="Default"/>
        <table:table-column table:style-name="co33" table:number-columns-repeated="1000" table:default-cell-style-name="Default"/>
        <table:table-row table:style-name="ro16">
          <table:table-cell/>
          <table:table-cell table:style-name="ce217" office:value-type="string" calcext:value-type="string">
            <text:p>Project</text:p>
          </table:table-cell>
          <table:table-cell table:style-name="ce224" office:value-type="string" calcext:value-type="string">
            <text:p>IAFA-tigable</text:p>
          </table:table-cell>
          <table:table-cell table:number-columns-repeated="1021"/>
        </table:table-row>
        <table:table-row table:style-name="ro16">
          <table:table-cell/>
          <table:table-cell table:style-name="ce217" office:value-type="string" calcext:value-type="string">
            <text:p>Risks /Opportunities management responsible</text:p>
          </table:table-cell>
          <table:table-cell table:style-name="ce224" office:value-type="string" calcext:value-type="string">
            <text:p>Adrien Delmote</text:p>
          </table:table-cell>
          <table:table-cell table:number-columns-repeated="1021"/>
        </table:table-row>
        <table:table-row table:style-name="ro16">
          <table:table-cell/>
          <table:table-cell table:style-name="ce217" office:value-type="string" calcext:value-type="string">
            <text:p>Revision</text:p>
          </table:table-cell>
          <table:table-cell table:style-name="ce224" office:value-type="string" calcext:value-type="string">
            <text:p>RO-03</text:p>
          </table:table-cell>
          <table:table-cell table:number-columns-repeated="1021"/>
        </table:table-row>
        <table:table-row table:style-name="ro16">
          <table:table-cell/>
          <table:table-cell table:style-name="ce217" office:value-type="string" calcext:value-type="string">
            <text:p>Date</text:p>
          </table:table-cell>
          <table:table-cell table:style-name="ce225" office:value-type="date" office:date-value="2024-09-04" calcext:value-type="date">
            <text:p>9/4/24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7">
          <table:table-cell table:style-name="ce210" office:value-type="string" calcext:value-type="string">
            <text:p>ID</text:p>
          </table:table-cell>
          <table:table-cell table:style-name="ce223" office:value-type="string" calcext:value-type="string">
            <text:p>Risk Description (Hypothesis / Description / Impact)</text:p>
          </table:table-cell>
          <table:table-cell table:style-name="ce226" office:value-type="string" calcext:value-type="string">
            <text:p>Action plan and comments</text:p>
          </table:table-cell>
          <table:table-cell table:style-name="ce226" office:value-type="string" calcext:value-type="string">
            <text:p>Impact analysis (Cost, workload, Delay, Performance, Quality)</text:p>
          </table:table-cell>
          <table:table-cell table:style-name="ce226" office:value-type="string" calcext:value-type="string">
            <text:p>Quantified impact (if different from the cost) </text:p>
          </table:table-cell>
          <table:table-cell table:style-name="ce226" office:value-type="string" calcext:value-type="string">
            <text:p>Probability</text:p>
          </table:table-cell>
          <table:table-cell table:style-name="ce226" office:value-type="string" calcext:value-type="string">
            <text:p>Opening date</text:p>
          </table:table-cell>
          <table:table-cell table:style-name="ce232" office:value-type="string" calcext:value-type="string">
            <text:p>Ending date</text:p>
          </table:table-cell>
          <table:table-cell table:style-name="ce234" office:value-type="string" calcext:value-type="string">
            <text:p>Action plan responsible</text:p>
          </table:table-cell>
          <table:table-cell table:number-columns-repeated="1015"/>
        </table:table-row>
        <table:table-row table:style-name="ro18">
          <table:table-cell table:style-name="ce216" office:value-type="string" calcext:value-type="string">
            <text:p>R1</text:p>
          </table:table-cell>
          <table:table-cell table:style-name="ce224" office:value-type="string" calcext:value-type="string">
            <text:p>Ressource CheckThat 2023 : les ressources 2023 (data, rapport des équipes, ...) ne sont pas présentes ou nous n'y avons pas accès.</text:p>
          </table:table-cell>
          <table:table-cell table:style-name="ce224" office:value-type="string" calcext:value-type="string">
            <text:p>Nous pouvons essayer de créer nos propres systèmes de détection de subjectivité et de les comparer entre elles.</text:p>
          </table:table-cell>
          <table:table-cell table:style-name="ce227" office:value-type="string" calcext:value-type="string">
            <text:p><text:s/>Il faut faire plusieurs modèles ce qui va augmenter la charge de travail et réduire la qualité et la performance de ses derniers car nous ne pouvons pas augmenter le délai.</text:p>
          </table:table-cell>
          <table:table-cell table:style-name="ce227" office:value-type="string" calcext:value-type="string">
            <text:p/>
            <text:p>Charge (2 fois plus de travail) +Qualité </text:p>
          </table:table-cell>
          <table:table-cell table:style-name="ce229" office:value-type="percentage" office:value="0.1" calcext:value-type="percentage">
            <text:p>10%</text:p>
          </table:table-cell>
          <table:table-cell table:style-name="ce230" office:value-type="date" office:date-value="2023-11-21" calcext:value-type="date">
            <text:p>21/11/2023</text:p>
          </table:table-cell>
          <table:table-cell table:style-name="ce230" office:value-type="date" office:date-value="2023-12-20" calcext:value-type="date">
            <text:p>20/12/2023</text:p>
          </table:table-cell>
          <table:table-cell table:style-name="ce237"/>
          <table:table-cell table:number-columns-repeated="1015"/>
        </table:table-row>
        <table:table-row table:style-name="ro19">
          <table:table-cell table:style-name="ce216" office:value-type="string" calcext:value-type="string">
            <text:p>R2</text:p>
          </table:table-cell>
          <table:table-cell table:style-name="ce224" office:value-type="string" calcext:value-type="string">
            <text:p>Salle de travail à l'IRIT: les salles pour travailler ne sont pas disponibles.</text:p>
          </table:table-cell>
          <table:table-cell table:style-name="ce224" office:value-type="string" calcext:value-type="string">
            <text:p>On doit travailler en distanciel.</text:p>
          </table:table-cell>
          <table:table-cell table:style-name="ce227" office:value-type="string" calcext:value-type="string">
            <text:p>Travailler en distanciel réduit légèrement notre performance.</text:p>
          </table:table-cell>
          <table:table-cell table:style-name="ce227" office:value-type="string" calcext:value-type="string">
            <text:p>Performance </text:p>
          </table:table-cell>
          <table:table-cell table:style-name="ce229" office:value-type="percentage" office:value="0.2" calcext:value-type="percentage">
            <text:p>20%</text:p>
          </table:table-cell>
          <table:table-cell table:style-name="ce136" office:value-type="string" calcext:value-type="string">
            <text:p>15/01/24</text:p>
          </table:table-cell>
          <table:table-cell table:style-name="ce138" office:value-type="string" calcext:value-type="string">
            <text:p>15/4/24</text:p>
          </table:table-cell>
          <table:table-cell table:style-name="ce237"/>
          <table:table-cell table:number-columns-repeated="1015"/>
        </table:table-row>
        <table:table-row table:style-name="ro19">
          <table:table-cell table:style-name="ce216" office:value-type="string" calcext:value-type="string">
            <text:p>R3</text:p>
          </table:table-cell>
          <table:table-cell table:style-name="ce224" office:value-type="string" calcext:value-type="string">
            <text:p>Nouvelle donnée 2024 : pas de donnée pour 2024 ou nous n'y avons pas accès.</text:p>
          </table:table-cell>
          <table:table-cell table:style-name="ce224" office:value-type="string" calcext:value-type="string">
            <text:p>On doit travailler avec les données de 2023 sauf si le R1 (voir R1).</text:p>
          </table:table-cell>
          <table:table-cell table:style-name="ce227" office:value-type="string" calcext:value-type="string">
            <text:p>Pas réellement d'impact.</text:p>
          </table:table-cell>
          <table:table-cell table:style-name="ce227"/>
          <table:table-cell table:style-name="ce229" office:value-type="percentage" office:value="0.5" calcext:value-type="percentage">
            <text:p>50%</text:p>
          </table:table-cell>
          <table:table-cell table:style-name="ce230" office:value-type="date" office:date-value="2024-12-20" calcext:value-type="date">
            <text:p>20/12/2024</text:p>
          </table:table-cell>
          <table:table-cell table:style-name="ce138" office:value-type="string" calcext:value-type="string">
            <text:p>15/4/24</text:p>
          </table:table-cell>
          <table:table-cell table:style-name="ce237"/>
          <table:table-cell table:number-columns-repeated="1015"/>
        </table:table-row>
        <table:table-row table:style-name="ro19">
          <table:table-cell table:style-name="ce216" office:value-type="string" calcext:value-type="string">
            <text:p>R4</text:p>
          </table:table-cell>
          <table:table-cell table:style-name="ce224" office:value-type="string" calcext:value-type="string">
            <text:p>Risque de complication : ancienne fracture de la main gauche d'un membre de l'équipe</text:p>
          </table:table-cell>
          <table:table-cell table:style-name="ce224" office:value-type="string" calcext:value-type="string">
            <text:p>Précautions dans la vie courante.</text:p>
          </table:table-cell>
          <table:table-cell table:style-name="ce227" office:value-type="string" calcext:value-type="string">
            <text:p><text:s/>En cas d'accident, cela crée un handicap de travail pour le membre concerné.</text:p>
          </table:table-cell>
          <table:table-cell table:style-name="ce227" office:value-type="string" calcext:value-type="string">
            <text:p>Main d’œuvre réduite de 0.5 personnes</text:p>
          </table:table-cell>
          <table:table-cell table:style-name="ce229" office:value-type="percentage" office:value="0.1" calcext:value-type="percentage">
            <text:p>10%</text:p>
          </table:table-cell>
          <table:table-cell table:style-name="ce230" office:value-type="date" office:date-value="2023-11-21" calcext:value-type="date">
            <text:p>21/11/2023</text:p>
          </table:table-cell>
          <table:table-cell table:style-name="ce138" office:value-type="string" calcext:value-type="string">
            <text:p>15/4/24</text:p>
          </table:table-cell>
          <table:table-cell table:style-name="ce237"/>
          <table:table-cell table:number-columns-repeated="1015"/>
        </table:table-row>
        <table:table-row table:style-name="ro19">
          <table:table-cell table:style-name="ce216" office:value-type="string" calcext:value-type="string">
            <text:p>R5</text:p>
          </table:table-cell>
          <table:table-cell table:style-name="ce224" office:value-type="string" calcext:value-type="string">
            <text:p>Manque de matériel : PC qui ne fonctionne plus, ou alors une maintenance sur OSIRIM.</text:p>
          </table:table-cell>
          <table:table-cell table:style-name="ce224" office:value-type="string" calcext:value-type="string">
            <text:p>On va devoir reporter les travaux prévus ou alors acheter de nouveaux matériels.</text:p>
          </table:table-cell>
          <table:table-cell table:style-name="ce227" office:value-type="string" calcext:value-type="string">
            <text:p>Tâche reporté.</text:p>
          </table:table-cell>
          <table:table-cell table:style-name="ce227" office:value-type="string" calcext:value-type="string">
            <text:p><text:s/>Coût + Délai ( + la durée du problème ) </text:p>
          </table:table-cell>
          <table:table-cell table:style-name="ce229" office:value-type="percentage" office:value="0.05" calcext:value-type="percentage">
            <text:p>5%</text:p>
          </table:table-cell>
          <table:table-cell table:style-name="ce230" office:value-type="date" office:date-value="2023-11-21" calcext:value-type="date">
            <text:p>21/11/2023</text:p>
          </table:table-cell>
          <table:table-cell table:style-name="ce138" office:value-type="string" calcext:value-type="string">
            <text:p>15/4/24</text:p>
          </table:table-cell>
          <table:table-cell table:style-name="ce237"/>
          <table:table-cell table:number-columns-repeated="1015"/>
        </table:table-row>
        <table:table-row table:style-name="ro19">
          <table:table-cell table:style-name="ce216" office:value-type="string" calcext:value-type="string">
            <text:p>R6</text:p>
          </table:table-cell>
          <table:table-cell table:style-name="ce224" office:value-type="string" calcext:value-type="string">
            <text:p>Absence du client : possibilité que le client ne soit pas disponible pendant une certaine période.</text:p>
          </table:table-cell>
          <table:table-cell table:style-name="ce224" office:value-type="string" calcext:value-type="string">
            <text:p>On va devoir prendre des décisions sans le client et continuer à avancer.</text:p>
          </table:table-cell>
          <table:table-cell table:style-name="ce227" office:value-type="string" calcext:value-type="string">
            <text:p>Risque d'augmenter du délai si le client n'est pas satisfait de notre modification </text:p>
          </table:table-cell>
          <table:table-cell table:style-name="ce227" office:value-type="string" calcext:value-type="string">
            <text:p>Délai ( + la durée de la modification à enlever) <text:s/>+ charge (2 fois plus de travail) + Performance</text:p>
          </table:table-cell>
          <table:table-cell table:style-name="ce229" office:value-type="percentage" office:value="0.2" calcext:value-type="percentage">
            <text:p>20%</text:p>
          </table:table-cell>
          <table:table-cell table:style-name="ce230" office:value-type="date" office:date-value="2024-01-15" calcext:value-type="date">
            <text:p>15/1/2024</text:p>
          </table:table-cell>
          <table:table-cell table:style-name="ce138" office:value-type="string" calcext:value-type="string">
            <text:p>15/4/24</text:p>
          </table:table-cell>
          <table:table-cell table:style-name="ce237"/>
          <table:table-cell table:number-columns-repeated="1015"/>
        </table:table-row>
        <table:table-row table:style-name="ro19">
          <table:table-cell table:style-name="ce216" office:value-type="string" calcext:value-type="string">
            <text:p>R7</text:p>
          </table:table-cell>
          <table:table-cell table:style-name="ce224" office:value-type="string" calcext:value-type="string">
            <text:p>Nouveau modèle : possibilité qu'un nouveau modèle soit créé et qu'il est plus efficace que le modèle que l'on implémente.</text:p>
          </table:table-cell>
          <table:table-cell table:style-name="ce224" office:value-type="string" calcext:value-type="string">
            <text:p>On va continuer sur le même modèle même si les résultats seront moins efficace.</text:p>
          </table:table-cell>
          <table:table-cell table:style-name="ce227" office:value-type="string" calcext:value-type="string">
            <text:p>Pas réellement d'impact.</text:p>
          </table:table-cell>
          <table:table-cell table:style-name="ce227"/>
          <table:table-cell table:style-name="ce229" office:value-type="percentage" office:value="0.05" calcext:value-type="percentage">
            <text:p>5%</text:p>
          </table:table-cell>
          <table:table-cell table:style-name="ce230" office:value-type="date" office:date-value="2024-02-05" calcext:value-type="date">
            <text:p>5/2/2024</text:p>
          </table:table-cell>
          <table:table-cell table:style-name="ce138" office:value-type="string" calcext:value-type="string">
            <text:p>15/4/24</text:p>
          </table:table-cell>
          <table:table-cell table:style-name="ce237"/>
          <table:table-cell table:number-columns-repeated="1015"/>
        </table:table-row>
        <table:table-row table:style-name="ro20">
          <table:table-cell table:style-name="ce216" office:value-type="string" calcext:value-type="string">
            <text:p>R8</text:p>
          </table:table-cell>
          <table:table-cell table:style-name="ce224" office:value-type="string" calcext:value-type="string">
            <text:p>Échec implémentation : possibilité que nous arrivons pas à implémenter le LLM sur OSIRIM.</text:p>
          </table:table-cell>
          <table:table-cell table:style-name="ce224" office:value-type="string" calcext:value-type="string">
            <text:p>On va continuer à l’implémenter sur google Colab.</text:p>
          </table:table-cell>
          <table:table-cell table:style-name="ce227" office:value-type="string" calcext:value-type="string">
            <text:p>Le confort de travail grandement impacté, car nous devrons faire beaucoup de fichier google colab car on a des ressources limiter. De plus nous ne pourrons pas réaliser des tâches car nous ne pourrons pas fine-tuner le modèle.</text:p>
          </table:table-cell>
          <table:table-cell table:style-name="ce227" office:value-type="string" calcext:value-type="string">
            <text:p>Performance+Qualité</text:p>
          </table:table-cell>
          <table:table-cell table:style-name="ce229" office:value-type="percentage" office:value="0.01" calcext:value-type="percentage">
            <text:p>1%</text:p>
          </table:table-cell>
          <table:table-cell table:style-name="ce230" office:value-type="date" office:date-value="2024-02-26" calcext:value-type="date">
            <text:p>26/2/2024</text:p>
          </table:table-cell>
          <table:table-cell table:style-name="ce225" office:value-type="date" office:date-value="2024-12-03" calcext:value-type="date">
            <text:p>12/3/24</text:p>
          </table:table-cell>
          <table:table-cell table:style-name="ce237"/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7">
          <table:table-cell table:style-name="ce210" office:value-type="string" calcext:value-type="string">
            <text:p>ID</text:p>
          </table:table-cell>
          <table:table-cell table:style-name="ce223" office:value-type="string" calcext:value-type="string">
            <text:p>Opportunity Description (Hypothesis / Description / Impact)</text:p>
          </table:table-cell>
          <table:table-cell table:style-name="ce226" office:value-type="string" calcext:value-type="string">
            <text:p>Action plan and comments</text:p>
          </table:table-cell>
          <table:table-cell table:style-name="ce226" office:value-type="string" calcext:value-type="string">
            <text:p>Impact analysis (Cost, workload, Delay, Performance, Quality)</text:p>
          </table:table-cell>
          <table:table-cell table:style-name="ce226" office:value-type="string" calcext:value-type="string">
            <text:p>Quantified impact (if different from the cost) </text:p>
          </table:table-cell>
          <table:table-cell table:style-name="ce226" office:value-type="string" calcext:value-type="string">
            <text:p>Probability</text:p>
          </table:table-cell>
          <table:table-cell table:style-name="ce226" office:value-type="string" calcext:value-type="string">
            <text:p>Opening date</text:p>
          </table:table-cell>
          <table:table-cell table:style-name="ce232" office:value-type="string" calcext:value-type="string">
            <text:p>Ending date</text:p>
          </table:table-cell>
          <table:table-cell table:style-name="ce234" office:value-type="string" calcext:value-type="string">
            <text:p>Action plan responsible</text:p>
          </table:table-cell>
          <table:table-cell table:number-columns-repeated="1015"/>
        </table:table-row>
        <table:table-row table:style-name="ro21">
          <table:table-cell table:style-name="ce216" office:value-type="string" calcext:value-type="string">
            <text:p>O1</text:p>
          </table:table-cell>
          <table:table-cell table:style-name="ce224" office:value-type="string" calcext:value-type="string">
            <text:p>Accès à OSIRIM: pour utiliser un modèle de LLM qui demande beaucoup de données et de ressources, notre client nous donne l'accès à utiliser la plateforme de l'IRIT OSIRIM.</text:p>
          </table:table-cell>
          <table:table-cell table:style-name="ce224" office:value-type="string" calcext:value-type="string">
            <text:p>Réduction du temps d’exécution des modèles d'IA et de pouvoir les travailler sur énormément de données.</text:p>
          </table:table-cell>
          <table:table-cell table:style-name="ce227" office:value-type="string" calcext:value-type="string">
            <text:p>Augmentation de la performance et de la qualité du résultat ainsi qu'une diminution du délai de travail (car le modèle sera plus rapide à exécuter).</text:p>
          </table:table-cell>
          <table:table-cell table:style-name="ce227" office:value-type="string" calcext:value-type="string">
            <text:p>Performance+Qualité +Délai ( - 2 semaines )</text:p>
          </table:table-cell>
          <table:table-cell table:style-name="ce229" office:value-type="percentage" office:value="0.8" calcext:value-type="percentage">
            <text:p>80%</text:p>
          </table:table-cell>
          <table:table-cell table:style-name="ce230" office:value-type="date" office:date-value="2024-01-15" calcext:value-type="date">
            <text:p>15/1/2024</text:p>
          </table:table-cell>
          <table:table-cell table:style-name="ce138" office:value-type="string" calcext:value-type="string">
            <text:p>15/4/2024</text:p>
          </table:table-cell>
          <table:table-cell table:style-name="ce237"/>
          <table:table-cell table:number-columns-repeated="1015"/>
        </table:table-row>
        <table:table-row table:style-name="ro21">
          <table:table-cell table:style-name="ce216" office:value-type="string" calcext:value-type="string">
            <text:p>O2</text:p>
          </table:table-cell>
          <table:table-cell table:style-name="ce224" office:value-type="string" calcext:value-type="string">
            <text:p>Trouver un modèle open-source: trouver un modèle de LLM qui est open-source dans le but de pouvoir l'utiliser et l'implémenter.</text:p>
          </table:table-cell>
          <table:table-cell table:style-name="ce224" office:value-type="string" calcext:value-type="string">
            <text:p>Réduction du temps de développement, car on ne développe pas à partir de rien.</text:p>
          </table:table-cell>
          <table:table-cell table:style-name="ce227" office:value-type="string" calcext:value-type="string">
            <text:p>Diminution du délai, de la charge de travail et augmentation de la performance, car on utilise un modèle qui est efficace.</text:p>
          </table:table-cell>
          <table:table-cell table:style-name="ce227" office:value-type="string" calcext:value-type="string">
            <text:p>Délai ( - 2 semaines ) +Performance + Charge ( moins 2 personnes sur cette tâche)</text:p>
          </table:table-cell>
          <table:table-cell table:style-name="ce229" office:value-type="percentage" office:value="0.9" calcext:value-type="percentage">
            <text:p>90%</text:p>
          </table:table-cell>
          <table:table-cell table:style-name="ce230" office:value-type="date" office:date-value="2023-12-20" calcext:value-type="date">
            <text:p>20/12/2023</text:p>
          </table:table-cell>
          <table:table-cell table:style-name="ce138" office:value-type="date" office:date-value="2024-05-02" calcext:value-type="date">
            <text:p>5/2/24</text:p>
          </table:table-cell>
          <table:table-cell table:style-name="ce237"/>
          <table:table-cell table:number-columns-repeated="1015"/>
        </table:table-row>
        <table:table-row table:style-name="ro21">
          <table:table-cell table:style-name="ce216" office:value-type="string" calcext:value-type="string">
            <text:p>O3</text:p>
          </table:table-cell>
          <table:table-cell table:style-name="ce224" office:value-type="string" calcext:value-type="string">
            <text:p>AMO: les assistants maîtres d’ouvrage nous permettent de comprendre les différentes méthodes de travail (comme l'AGILE).</text:p>
          </table:table-cell>
          <table:table-cell table:style-name="ce224" office:value-type="string" calcext:value-type="string">
            <text:p>Comprendre facilement la méthode AGILE afin d'être le plus efficace possible.</text:p>
          </table:table-cell>
          <table:table-cell table:style-name="ce227" office:value-type="string" calcext:value-type="string">
            <text:p>Diminution du délai, augmentation de la performance et de la qualité, car on comprend facilement la méthode AGILE. </text:p>
          </table:table-cell>
          <table:table-cell table:style-name="ce227" office:value-type="string" calcext:value-type="string">
            <text:p>Performance+Qualité+Délai ( - 1 semaine )</text:p>
          </table:table-cell>
          <table:table-cell table:style-name="ce229" office:value-type="percentage" office:value="0.01" calcext:value-type="percentage">
            <text:p>1%</text:p>
          </table:table-cell>
          <table:table-cell table:style-name="ce230" office:value-type="date" office:date-value="2024-01-22" calcext:value-type="date">
            <text:p>22/1/2024</text:p>
          </table:table-cell>
          <table:table-cell table:style-name="ce138" office:value-type="date" office:date-value="2024-05-02" calcext:value-type="date">
            <text:p>5/2/24</text:p>
          </table:table-cell>
          <table:table-cell table:style-name="ce237"/>
          <table:table-cell table:number-columns-repeated="1015"/>
        </table:table-row>
        <table:table-row table:style-name="ro21">
          <table:table-cell table:style-name="ce216" office:value-type="string" calcext:value-type="string">
            <text:p>O4</text:p>
          </table:table-cell>
          <table:table-cell table:style-name="ce224" office:value-type="string" calcext:value-type="string">
            <text:p>API gratuite : trouver une API dans le but de pouvoir l'utiliser et éviter d'implémenter des modèles (O2).</text:p>
          </table:table-cell>
          <table:table-cell table:style-name="ce224" office:value-type="string" calcext:value-type="string">
            <text:p>On a plus besoin d’implémenter un modèle (donc d’ utiliser le O2 et le O1) il faut juste se concentrer sur les prompts.</text:p>
          </table:table-cell>
          <table:table-cell table:style-name="ce227" office:value-type="string" calcext:value-type="string">
            <text:p>Diminution du délai ainsi que de la charge de travail, car l'implémentation du modèle prend beaucoup de temps.</text:p>
          </table:table-cell>
          <table:table-cell table:style-name="ce227" office:value-type="string" calcext:value-type="string">
            <text:p>Délai ( - 1 mois ) +Performance </text:p>
          </table:table-cell>
          <table:table-cell table:style-name="ce229" office:value-type="percentage" office:value="0.1" calcext:value-type="percentage">
            <text:p>10%</text:p>
          </table:table-cell>
          <table:table-cell table:style-name="ce230" office:value-type="date" office:date-value="2023-12-20" calcext:value-type="date">
            <text:p>20/12/2023</text:p>
          </table:table-cell>
          <table:table-cell table:style-name="ce225" office:value-type="date" office:date-value="2024-05-02" calcext:value-type="date">
            <text:p>5/2/24</text:p>
          </table:table-cell>
          <table:table-cell table:style-name="ce237"/>
          <table:table-cell table:number-columns-repeated="1015"/>
        </table:table-row>
        <table:table-row table:style-name="ro22">
          <table:table-cell table:style-name="ce216" office:value-type="string" calcext:value-type="string">
            <text:p>O5</text:p>
          </table:table-cell>
          <table:table-cell table:style-name="ce224" office:value-type="string" calcext:value-type="string">
            <text:p>Ressources fournies par le client : le client nous apporte des ressources pour diriger nos recherches afin de trouver de bons modèles. </text:p>
          </table:table-cell>
          <table:table-cell table:style-name="ce224" office:value-type="string" calcext:value-type="string">
            <text:p>On peut se concentrer sur les ressources du client.</text:p>
          </table:table-cell>
          <table:table-cell table:style-name="ce227" office:value-type="string" calcext:value-type="string">
            <text:p>Diminution du délai ainsi que la charge de travail et augmentation de la performance, car on va savoir où chercher pour trouver les informations intéressantes.</text:p>
          </table:table-cell>
          <table:table-cell table:style-name="ce227" office:value-type="string" calcext:value-type="string">
            <text:p>Performance+Qualité+Délai (- 2 semaines) + Charge ( - <text:s/>1 personne sur la tâche)</text:p>
          </table:table-cell>
          <table:table-cell table:style-name="ce229" office:value-type="percentage" office:value="0.7" calcext:value-type="percentage">
            <text:p>70%</text:p>
          </table:table-cell>
          <table:table-cell table:style-name="ce230" office:value-type="date" office:date-value="2023-12-20" calcext:value-type="date">
            <text:p>20/12/2023</text:p>
          </table:table-cell>
          <table:table-cell table:style-name="ce225" office:value-type="date" office:date-value="2024-05-02" calcext:value-type="date">
            <text:p>5/2/24</text:p>
          </table:table-cell>
          <table:table-cell table:style-name="ce237"/>
          <table:table-cell table:number-columns-repeated="1015"/>
        </table:table-row>
        <table:table-row table:style-name="ro23">
          <table:table-cell table:style-name="ce216" office:value-type="string" calcext:value-type="string">
            <text:p>O6</text:p>
          </table:table-cell>
          <table:table-cell table:style-name="ce224" office:value-type="string" calcext:value-type="string">
            <text:p>Appliquer une bonne technique d’augmentation de données : nous n’avons pas assez de données donc il faut appliquer une méthode pour augmenter les données.</text:p>
          </table:table-cell>
          <table:table-cell table:style-name="ce224" office:value-type="string" calcext:value-type="string">
            <text:p>Cela permet de rendre le modèle plus performant.</text:p>
          </table:table-cell>
          <table:table-cell table:style-name="ce228" office:value-type="string" calcext:value-type="string">
            <text:p>Augmentation de la performance, car le modèle sera beaucoup plus performant et efficace sur notre tâche.</text:p>
          </table:table-cell>
          <table:table-cell table:style-name="ce227" office:value-type="string" calcext:value-type="string">
            <text:p>Performance</text:p>
          </table:table-cell>
          <table:table-cell table:style-name="ce229" office:value-type="percentage" office:value="0.6" calcext:value-type="percentage">
            <text:p>60%</text:p>
          </table:table-cell>
          <table:table-cell table:style-name="ce230" office:value-type="date" office:date-value="2023-12-20" calcext:value-type="date">
            <text:p>20/12/2023</text:p>
          </table:table-cell>
          <table:table-cell table:style-name="ce138" office:value-type="string" calcext:value-type="string">
            <text:p>15/4/24</text:p>
          </table:table-cell>
          <table:table-cell table:style-name="ce237"/>
          <table:table-cell table:number-columns-repeated="13"/>
          <table:table-cell table:style-name="ce238"/>
          <table:table-cell table:number-columns-repeated="1001"/>
        </table:table-row>
        <table:table-row table:style-name="ro24">
          <table:table-cell table:style-name="ce216" office:value-type="string" calcext:value-type="string">
            <text:p>O7</text:p>
          </table:table-cell>
          <table:table-cell table:style-name="ce224" office:value-type="string" calcext:value-type="string">
            <text:p>Modèle performant : possibilité que le modèle que nous voulons implémenter soit assez performant.</text:p>
          </table:table-cell>
          <table:table-cell table:style-name="ce224" office:value-type="string" calcext:value-type="string">
            <text:p>On a plus besoin d’implémenter un nouveau modèle.</text:p>
          </table:table-cell>
          <table:table-cell table:style-name="ce227" office:value-type="string" calcext:value-type="string">
            <text:p>Augmentation de la performance, de la qualité et de la charge de travail car on va se concentrer sur un modèle et pas sur plusieurs.</text:p>
          </table:table-cell>
          <table:table-cell table:style-name="ce227" office:value-type="string" calcext:value-type="string">
            <text:p>Performance+Qualité+Charge (2 fois moins de travail)</text:p>
          </table:table-cell>
          <table:table-cell table:style-name="ce229" office:value-type="percentage" office:value="0.25" calcext:value-type="percentage">
            <text:p>25%</text:p>
          </table:table-cell>
          <table:table-cell table:style-name="ce230" office:value-type="date" office:date-value="2024-02-26" calcext:value-type="date">
            <text:p>26/2/2024</text:p>
          </table:table-cell>
          <table:table-cell table:style-name="ce138" office:value-type="string" calcext:value-type="string">
            <text:p>15/4/2024</text:p>
          </table:table-cell>
          <table:table-cell table:style-name="ce237"/>
          <table:table-cell table:number-columns-repeated="1015"/>
        </table:table-row>
        <table:table-row table:style-name="ro9" table:number-rows-repeated="977">
          <table:table-cell table:number-columns-repeated="1024"/>
        </table:table-row>
        <table:table-row table:style-name="ro11" table:number-rows-repeated="104757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23b-_Principaux_évènements" table:style-name="ta6">
        <office:forms form:automatic-focus="false" form:apply-design-mode="false"/>
        <table:table-column table:style-name="co34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38" table:number-columns-repeated="22" table:default-cell-style-name="ce99"/>
        <table:table-column table:style-name="co39" table:number-columns-repeated="231" table:default-cell-style-name="ce99"/>
        <table:table-column table:style-name="co39" table:number-columns-repeated="767" table:default-cell-style-name="Default"/>
        <table:table-row table:style-name="ro1">
          <table:table-cell table:style-name="ce3">
            <draw:custom-shape draw:z-index="0" draw:name="Shape 119" draw:style-name="gr52" draw:text-style-name="P2" svg:width="10.474in" svg:height="0.3646in" svg:x="2.4827in" svg:y="0.1252in">
              <text:p text:style-name="P1"><text:span text:style-name="T2">Historique des principaux évènement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90" office:value-type="string" calcext:value-type="string">
            <text:p>VERSION 3.0</text:p>
          </table:table-cell>
          <table:table-cell table:style-name="ce17" table:number-columns-repeated="9"/>
          <table:table-cell table:style-name="ce98" table:number-columns-repeated="15"/>
          <table:table-cell table:number-columns-repeated="998"/>
        </table:table-row>
        <table:table-row table:style-name="ro1">
          <table:table-cell table:style-name="ce4"/>
          <table:table-cell table:style-name="ce245" office:value-type="date" office:date-value="2024-09-04" calcext:value-type="date">
            <text:p>09/04/2024</text:p>
          </table:table-cell>
          <table:table-cell table:style-name="ce17" table:number-columns-repeated="9"/>
          <table:table-cell table:style-name="ce98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192" table:formula="of:=['file:///home/T%C3%A9l%C3%A9chargements/Referentiel_structure_projet_template%20(1).xls'#$'1a-Identification_Projet'.$L$3]" office:value-type="string" office:string-value="IAFA-tigables" calcext:value-type="string">
            <text:p>IAFA-tigables</text:p>
          </table:table-cell>
          <table:table-cell table:style-name="ce17" table:number-columns-repeated="9"/>
          <table:table-cell table:style-name="ce98" table:number-columns-repeated="15"/>
          <table:table-cell table:number-columns-repeated="998"/>
        </table:table-row>
        <table:table-row table:style-name="ro1">
          <table:table-cell table:style-name="ce98" table:number-columns-repeated="2"/>
          <table:table-cell table:style-name="ce17" table:number-columns-repeated="9"/>
          <table:table-cell table:style-name="ce98" table:number-columns-repeated="15"/>
          <table:table-cell table:number-columns-repeated="998"/>
        </table:table-row>
        <table:table-row table:style-name="ro25">
          <table:table-cell table:style-name="ce186" office:value-type="string" calcext:value-type="string">
            <text:p>Période du 08/01/2024 au 16/01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-group>
          <table:table-row table:style-name="ro26">
            <table:table-cell table:style-name="ce188" office:value-type="string" calcext:value-type="string">
              <text:p>Première réunion avec le client </text:p>
            </table:table-cell>
            <table:table-cell table:style-name="ce188"/>
            <table:table-cell table:style-name="ce98" table:number-columns-repeated="24"/>
            <table:table-cell table:number-columns-repeated="998"/>
          </table:table-row>
          <table:table-row table:style-name="ro23">
            <table:table-cell table:style-name="ce188" office:value-type="string" calcext:value-type="string">
              <text:p>Récupération des données CheckThat</text:p>
            </table:table-cell>
            <table:table-cell table:style-name="ce188"/>
            <table:table-cell table:style-name="ce98" table:number-columns-repeated="24"/>
            <table:table-cell table:number-columns-repeated="998"/>
          </table:table-row>
          <table:table-row table:style-name="ro27">
            <table:table-cell table:style-name="ce189" office:value-type="string" calcext:value-type="string">
              <text:p>Accès au serveur d’OSIRIM</text:p>
            </table:table-cell>
            <table:table-cell table:style-name="ce195"/>
            <table:table-cell table:style-name="ce98" table:number-columns-repeated="24"/>
            <table:table-cell table:number-columns-repeated="998"/>
          </table:table-row>
        </table:table-row-group>
        <table:table-row table:style-name="ro28">
          <table:table-cell table:style-name="ce186" office:value-type="string" calcext:value-type="string">
            <text:p>Période du 22/01/2024 au 30/01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29">
          <table:table-cell table:style-name="ce188" office:value-type="string" calcext:value-type="string">
            <text:p>Présentation de la méthode agile par les AMO </text:p>
          </table:table-cell>
          <table:table-cell table:style-name="ce188" office:value-type="string" calcext:value-type="string">
            <text:p>Retard sur la partie développement </text:p>
          </table:table-cell>
          <table:table-cell table:style-name="ce98" table:number-columns-repeated="24"/>
          <table:table-cell table:number-columns-repeated="998"/>
        </table:table-row>
        <table:table-row table:style-name="ro30">
          <table:table-cell table:style-name="ce186" office:value-type="string" calcext:value-type="string">
            <text:p>Période du 05/02/2024 au 13/02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29">
          <table:table-cell table:style-name="ce188" office:value-type="string" calcext:value-type="string">
            <text:p>TD qualité qui permet de rendre notre travail plus performant </text:p>
          </table:table-cell>
          <table:table-cell table:style-name="ce188" office:value-type="string" calcext:value-type="string">
            <text:p>Retard sur les tâches </text:p>
          </table:table-cell>
          <table:table-cell table:style-name="ce98" table:number-columns-repeated="24"/>
          <table:table-cell table:number-columns-repeated="998"/>
        </table:table-row>
        <table:table-row table:style-name="ro31">
          <table:table-cell table:style-name="ce188" office:value-type="string" calcext:value-type="string">
            <text:p>Bonne définition des tâches </text:p>
          </table:table-cell>
          <table:table-cell table:style-name="ce188"/>
          <table:table-cell table:style-name="ce98" table:number-columns-repeated="24"/>
          <table:table-cell table:number-columns-repeated="998"/>
        </table:table-row>
        <table:table-row table:style-name="ro32">
          <table:table-cell table:style-name="ce189" office:value-type="string" calcext:value-type="string">
            <text:p>Rendu Plan Projet</text:p>
          </table:table-cell>
          <table:table-cell table:style-name="ce195"/>
          <table:table-cell table:style-name="ce98" table:number-columns-repeated="24"/>
          <table:table-cell table:number-columns-repeated="998"/>
        </table:table-row>
        <table:table-row table:style-name="ro33">
          <table:table-cell table:style-name="ce186" office:value-type="string" calcext:value-type="string">
            <text:p>Période du 19/02/2024 au 27/02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31">
          <table:table-cell table:style-name="ce188" office:value-type="string" calcext:value-type="string">
            <text:p>Rendu du choix de technologie</text:p>
          </table:table-cell>
          <table:table-cell table:style-name="ce188" office:value-type="string" calcext:value-type="string">
            <text:p>Retard sur les tâches </text:p>
          </table:table-cell>
          <table:table-cell table:style-name="ce98" table:number-columns-repeated="24"/>
          <table:table-cell table:number-columns-repeated="998"/>
        </table:table-row>
        <table:table-row table:style-name="ro34">
          <table:table-cell table:style-name="ce189" office:value-type="string" calcext:value-type="string">
            <text:p>Début de phase de développement</text:p>
          </table:table-cell>
          <table:table-cell table:style-name="ce188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9"/>
          <table:table-cell table:style-name="ce195"/>
          <table:table-cell table:style-name="ce98" table:number-columns-repeated="24"/>
          <table:table-cell table:number-columns-repeated="998"/>
        </table:table-row>
        <table:table-row table:style-name="ro23">
          <table:table-cell table:style-name="ce186" office:value-type="string" calcext:value-type="string">
            <text:p>Période du 04/03/2024 au 12/03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32">
          <table:table-cell table:style-name="ce188" office:value-type="string" calcext:value-type="string">
            <text:p>Rendu du Plan Projet</text:p>
          </table:table-cell>
          <table:table-cell table:style-name="ce188" office:value-type="string" calcext:value-type="string">
            <text:p>Problème avec les serveurs OSIRIM en cours de résolution </text:p>
          </table:table-cell>
          <table:table-cell table:style-name="ce98" table:number-columns-repeated="24"/>
          <table:table-cell table:number-columns-repeated="998"/>
        </table:table-row>
        <table:table-row table:style-name="ro26">
          <table:table-cell table:style-name="ce188" office:value-type="string" calcext:value-type="string">
            <text:p>Début implémentation Mistral </text:p>
          </table:table-cell>
          <table:table-cell table:style-name="ce188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9"/>
          <table:table-cell table:style-name="ce195"/>
          <table:table-cell table:style-name="ce98" table:number-columns-repeated="24"/>
          <table:table-cell table:number-columns-repeated="998"/>
        </table:table-row>
        <table:table-row table:style-name="ro28">
          <table:table-cell table:style-name="ce186" office:value-type="string" calcext:value-type="string">
            <text:p>Période du 18/03/2024 au 26/03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28">
          <table:table-cell table:style-name="ce188"/>
          <table:table-cell table:style-name="ce188" office:value-type="string" calcext:value-type="string">
            <text:p>Pause sur le projet à cause du TIR</text:p>
          </table:table-cell>
          <table:table-cell table:style-name="ce98" table:number-columns-repeated="24"/>
          <table:table-cell table:number-columns-repeated="998"/>
        </table:table-row>
        <table:table-row table:style-name="ro29">
          <table:table-cell table:style-name="ce188"/>
          <table:table-cell table:style-name="ce188" office:value-type="string" calcext:value-type="string">
            <text:p>Retard sur le projet</text:p>
          </table:table-cell>
          <table:table-cell table:style-name="ce98" table:number-columns-repeated="24"/>
          <table:table-cell table:number-columns-repeated="998"/>
        </table:table-row>
        <table:table-row table:style-name="ro32">
          <table:table-cell table:style-name="ce189"/>
          <table:table-cell table:style-name="ce153" office:value-type="string" calcext:value-type="string">
            <text:p>Absence du client</text:p>
          </table:table-cell>
          <table:table-cell table:style-name="ce98" table:number-columns-repeated="24"/>
          <table:table-cell table:number-columns-repeated="998"/>
        </table:table-row>
        <table:table-row table:style-name="ro32">
          <table:table-cell table:style-name="ce186" office:value-type="string" calcext:value-type="string">
            <text:p>Période du 01/04/2024 au 09/04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32">
          <table:table-cell table:style-name="ce188" office:value-type="string" calcext:value-type="string">
            <text:p>Reprise du projet</text:p>
          </table:table-cell>
          <table:table-cell table:style-name="ce188" office:value-type="string" calcext:value-type="string">
            <text:p>Retard sur fin de projet, décalage en fin de semaine </text:p>
          </table:table-cell>
          <table:table-cell table:style-name="ce98" table:number-columns-repeated="24"/>
          <table:table-cell table:number-columns-repeated="998"/>
        </table:table-row>
        <table:table-row table:style-name="ro32">
          <table:table-cell table:style-name="ce188" office:value-type="string" calcext:value-type="string">
            <text:p>Rendu compte rendu du projet</text:p>
          </table:table-cell>
          <table:table-cell table:style-name="ce188"/>
          <table:table-cell table:style-name="ce98" table:number-columns-repeated="24"/>
          <table:table-cell table:number-columns-repeated="998"/>
        </table:table-row>
        <table:table-row table:style-name="ro26">
          <table:table-cell table:style-name="ce189"/>
          <table:table-cell table:style-name="ce195"/>
          <table:table-cell table:style-name="ce98" table:number-columns-repeated="24"/>
          <table:table-cell table:number-columns-repeated="998"/>
        </table:table-row>
        <table:table-row table:style-name="ro1" table:number-rows-repeated="2">
          <table:table-cell table:style-name="ce98" table:number-columns-repeated="26"/>
          <table:table-cell table:number-columns-repeated="998"/>
        </table:table-row>
        <table:table-row table:style-name="ro35">
          <table:table-cell table:style-name="ce146" office:value-type="string" calcext:value-type="string">
            <text:p>Note : détails supplémentaires dans les logs de réunion disponible sur github</text:p>
          </table:table-cell>
          <table:table-cell table:style-name="ce98" table:number-columns-repeated="25"/>
          <table:table-cell table:number-columns-repeated="998"/>
        </table:table-row>
        <table:table-row table:style-name="ro1" table:number-rows-repeated="941">
          <table:table-cell table:style-name="ce98" table:number-columns-repeated="26"/>
          <table:table-cell table:number-columns-repeated="998"/>
        </table:table-row>
        <table:table-row table:style-name="ro11" table:number-rows-repeated="1047578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2d-Décision" table:style-name="ta7">
        <office:forms form:automatic-focus="false" form:apply-design-mode="false"/>
        <table:table-column table:style-name="co40" table:default-cell-style-name="ce204"/>
        <table:table-column table:style-name="co41" table:number-columns-repeated="4" table:default-cell-style-name="ce204"/>
        <table:table-column table:style-name="co42" table:default-cell-style-name="ce204"/>
        <table:table-column table:style-name="co43" table:default-cell-style-name="ce204"/>
        <table:table-column table:style-name="co44" table:default-cell-style-name="ce204"/>
        <table:table-column table:style-name="co45" table:default-cell-style-name="ce204"/>
        <table:table-column table:style-name="co46" table:default-cell-style-name="ce204"/>
        <table:table-column table:style-name="co41" table:number-columns-repeated="246" table:default-cell-style-name="ce204"/>
        <table:table-row table:style-name="ro36">
          <table:table-cell table:style-name="ce159" office:value-type="string" calcext:value-type="string" table:number-columns-spanned="9" table:number-rows-spanned="3">
            <text:p>LISTE DES DECISIONS AU 09/04/2024 </text:p>
          </table:table-cell>
          <table:covered-table-cell table:number-columns-repeated="8" table:style-name="ce159"/>
          <table:table-cell table:style-name="ce127" office:value-type="string" calcext:value-type="string">
            <text:p>VERSION 3.0</text:p>
          </table:table-cell>
          <table:table-cell table:number-columns-repeated="246"/>
        </table:table-row>
        <table:table-row table:style-name="ro36">
          <table:covered-table-cell table:number-columns-repeated="9" table:style-name="ce159"/>
          <table:table-cell table:style-name="ce245" office:value-type="date" office:date-value="2024-04-09" calcext:value-type="date">
            <text:p>04/09/2024</text:p>
          </table:table-cell>
          <table:table-cell table:number-columns-repeated="246"/>
        </table:table-row>
        <table:table-row table:style-name="ro36">
          <table:covered-table-cell table:number-columns-repeated="9" table:style-name="ce159"/>
          <table:table-cell table:style-name="ce180" office:value-type="string" calcext:value-type="string">
            <text:p>IAFA-tigables</text:p>
          </table:table-cell>
          <table:table-cell table:number-columns-repeated="246"/>
        </table:table-row>
        <table:table-row table:style-name="ro36">
          <table:table-cell table:style-name="ce142" table:number-columns-repeated="4"/>
          <table:table-cell table:style-name="ce150" table:number-columns-repeated="5"/>
          <table:table-cell table:style-name="ce98"/>
          <table:table-cell table:number-columns-repeated="246"/>
        </table:table-row>
        <table:table-row table:style-name="ro37">
          <table:table-cell table:style-name="ce252" office:value-type="string" calcext:value-type="string">
            <text:p>N°</text:p>
          </table:table-cell>
          <table:table-cell table:style-name="ce162" office:value-type="string" calcext:value-type="string" table:number-columns-spanned="5" table:number-rows-spanned="1">
            <text:p><text:span text:style-name="T8"> </text:span><text:span text:style-name="T9">DESCRIPTION </text:span></text:p>
          </table:table-cell>
          <table:covered-table-cell table:number-columns-repeated="4" table:style-name="ce162"/>
          <table:table-cell table:style-name="ce260" office:value-type="string" calcext:value-type="string">
            <text:p>JUSTIFICATION</text:p>
          </table:table-cell>
          <table:table-cell table:style-name="ce260" office:value-type="string" calcext:value-type="string">
            <text:p>Date d'applicabilité </text:p>
          </table:table-cell>
          <table:table-cell table:style-name="ce260" office:value-type="string" calcext:value-type="string">
            <text:p>Date de fin d'applicabilité </text:p>
          </table:table-cell>
          <table:table-cell table:style-name="ce252" office:value-type="string" calcext:value-type="string">
            <text:p>Motif de fin d'applicabilité</text:p>
          </table:table-cell>
          <table:table-cell table:number-columns-repeated="246"/>
        </table:table-row>
        <table:table-row table:style-name="ro38">
          <table:table-cell table:style-name="ce253" office:value-type="float" office:value="1" calcext:value-type="float">
            <text:p>1</text:p>
          </table:table-cell>
          <table:table-cell table:style-name="ce163" office:value-type="string" calcext:value-type="string" table:number-columns-spanned="5" table:number-rows-spanned="1">
            <text:p>Planification d’une réunion tous les lundis et les mardis à 17h.</text:p>
          </table:table-cell>
          <table:covered-table-cell table:number-columns-repeated="4" table:style-name="ce163"/>
          <table:table-cell table:style-name="ce261" office:value-type="string" calcext:value-type="string">
            <text:p>Pour que le client suive notre progression.</text:p>
          </table:table-cell>
          <table:table-cell table:style-name="ce262" office:value-type="string" calcext:value-type="string">
            <text:p>15/01/2024</text:p>
          </table:table-cell>
          <table:table-cell table:style-name="ce262" office:value-type="string" calcext:value-type="string">
            <text:p>14/04/2024</text:p>
          </table:table-cell>
          <table:table-cell table:style-name="ce263" office:value-type="string" calcext:value-type="string">
            <text:p>Fin de projet.</text:p>
          </table:table-cell>
          <table:table-cell table:number-columns-repeated="246"/>
        </table:table-row>
        <table:table-row table:style-name="ro38">
          <table:table-cell table:style-name="ce253" office:value-type="float" office:value="2" calcext:value-type="float">
            <text:p>2</text:p>
          </table:table-cell>
          <table:table-cell table:style-name="ce163" office:value-type="string" calcext:value-type="string" table:number-columns-spanned="5" table:number-rows-spanned="1">
            <text:p>Approfondir la recherche et explorer d’autres exemples de prompt. </text:p>
          </table:table-cell>
          <table:covered-table-cell table:number-columns-repeated="4" table:style-name="ce163"/>
          <table:table-cell table:style-name="ce261" office:value-type="string" calcext:value-type="string">
            <text:p>Direction de la recherche.</text:p>
          </table:table-cell>
          <table:table-cell table:style-name="ce262" office:value-type="string" calcext:value-type="string">
            <text:p>15/01/2024</text:p>
          </table:table-cell>
          <table:table-cell table:style-name="ce262" office:value-type="string" calcext:value-type="string">
            <text:p>19/02/2024</text:p>
          </table:table-cell>
          <table:table-cell table:style-name="ce263" office:value-type="string" calcext:value-type="string">
            <text:p>Fin de la phase recherche. </text:p>
          </table:table-cell>
          <table:table-cell table:number-columns-repeated="246"/>
        </table:table-row>
        <table:table-row table:style-name="ro39">
          <table:table-cell table:style-name="ce253" office:value-type="float" office:value="3" calcext:value-type="float">
            <text:p>3</text:p>
          </table:table-cell>
          <table:table-cell table:style-name="ce163" office:value-type="string" calcext:value-type="string" table:number-columns-spanned="5" table:number-rows-spanned="1">
            <text:p>Utilisation des données de 2023 en attendant la publication potentielle des données 2024.</text:p>
          </table:table-cell>
          <table:covered-table-cell table:number-columns-repeated="4" table:style-name="ce163"/>
          <table:table-cell table:style-name="ce261" office:value-type="string" calcext:value-type="string">
            <text:p>Nous n’avons pas les données de CheckThat 2024. Dans le but de suivre une piste, nous utilisons les données de 2023.</text:p>
          </table:table-cell>
          <table:table-cell table:style-name="ce262" office:value-type="string" calcext:value-type="string">
            <text:p>15/01/2024</text:p>
          </table:table-cell>
          <table:table-cell table:style-name="ce262" office:value-type="string" calcext:value-type="string">
            <text:p>29/01/2024</text:p>
          </table:table-cell>
          <table:table-cell table:style-name="ce264" office:value-type="string" calcext:value-type="string">
            <text:p>Arriver des données 2024.</text:p>
          </table:table-cell>
          <table:table-cell table:number-columns-repeated="246"/>
        </table:table-row>
        <table:table-row table:style-name="ro40">
          <table:table-cell table:style-name="ce253" office:value-type="float" office:value="4" calcext:value-type="float">
            <text:p>4</text:p>
          </table:table-cell>
          <table:table-cell table:style-name="ce163" office:value-type="string" calcext:value-type="string" table:number-columns-spanned="5" table:number-rows-spanned="1">
            <text:p>Envisager l’étude du modèle BERT.</text:p>
          </table:table-cell>
          <table:covered-table-cell table:number-columns-repeated="4" table:style-name="ce163"/>
          <table:table-cell table:style-name="ce261" office:value-type="string" calcext:value-type="string">
            <text:p>Dans le but de suivre une piste et de comprendre les modèles NLP.</text:p>
          </table:table-cell>
          <table:table-cell table:style-name="ce262" office:value-type="string" calcext:value-type="string">
            <text:p>15/01/2024</text:p>
          </table:table-cell>
          <table:table-cell table:style-name="ce262" office:value-type="string" calcext:value-type="string">
            <text:p>22/01/2024</text:p>
          </table:table-cell>
          <table:table-cell table:style-name="ce264" office:value-type="string" calcext:value-type="string">
            <text:p>Réaliser des synthèses de synthèses de tous les rapports.</text:p>
          </table:table-cell>
          <table:table-cell table:number-columns-repeated="246"/>
        </table:table-row>
        <table:table-row table:style-name="ro41">
          <table:table-cell table:style-name="ce253" office:value-type="float" office:value="5" calcext:value-type="float">
            <text:p>5</text:p>
          </table:table-cell>
          <table:table-cell table:style-name="ce164" office:value-type="string" calcext:value-type="string" table:number-columns-spanned="5" table:number-rows-spanned="1">
            <text:p>Utilisation de la plateforme OSIRIM pour expérimentations sur LLMs.</text:p>
          </table:table-cell>
          <table:covered-table-cell table:number-columns-repeated="4" table:style-name="ce164"/>
          <table:table-cell table:style-name="ce261" office:value-type="string" calcext:value-type="string">
            <text:p>Nous avons besoin d’un serveur assez puissant pour exécuter des LLM.</text:p>
          </table:table-cell>
          <table:table-cell table:style-name="ce262" office:value-type="string" calcext:value-type="string">
            <text:p>15/01/20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63" office:value-type="string" calcext:value-type="string">
            <text:p>Fin de projet.</text:p>
          </table:table-cell>
          <table:table-cell table:number-columns-repeated="246"/>
        </table:table-row>
        <table:table-row table:style-name="ro42">
          <table:table-cell table:style-name="ce253" office:value-type="float" office:value="6" calcext:value-type="float">
            <text:p>6</text:p>
          </table:table-cell>
          <table:table-cell table:style-name="ce164" office:value-type="string" calcext:value-type="string" table:number-columns-spanned="5" table:number-rows-spanned="1">
            <text:p>Voir de la totalité des rapports CheckThat</text:p>
          </table:table-cell>
          <table:covered-table-cell table:number-columns-repeated="4" table:style-name="ce258"/>
          <table:table-cell table:style-name="ce261" office:value-type="string" calcext:value-type="string">
            <text:p>Cela permet de savoir quels modèles les équipes de 2023 ont utilisé.</text:p>
          </table:table-cell>
          <table:table-cell table:style-name="ce262" office:value-type="string" calcext:value-type="string">
            <text:p>16/01/2024</text:p>
          </table:table-cell>
          <table:table-cell table:style-name="ce262" office:value-type="string" calcext:value-type="string">
            <text:p>19/02/2024</text:p>
          </table:table-cell>
          <table:table-cell table:style-name="ce263" office:value-type="string" calcext:value-type="string">
            <text:p>Fin de la phase recherche. </text:p>
          </table:table-cell>
          <table:table-cell table:number-columns-repeated="246"/>
        </table:table-row>
        <table:table-row table:style-name="ro43">
          <table:table-cell table:style-name="ce253" office:value-type="float" office:value="7" calcext:value-type="float">
            <text:p>7</text:p>
          </table:table-cell>
          <table:table-cell table:style-name="ce164" office:value-type="string" calcext:value-type="string" table:number-columns-spanned="5" table:number-rows-spanned="1">
            <text:p>Recherche plus approfondie autour des auteurs des articles scientifiques. </text:p>
          </table:table-cell>
          <table:covered-table-cell table:number-columns-repeated="4" table:style-name="ce164"/>
          <table:table-cell table:style-name="ce261" office:value-type="string" calcext:value-type="string">
            <text:p>Afin d’avoir plus d’articles scientifiques, nous avons décidé de regarder les différents articles scientifiques des auteurs. </text:p>
          </table:table-cell>
          <table:table-cell table:style-name="ce262" office:value-type="string" calcext:value-type="string">
            <text:p>22/01/2024</text:p>
          </table:table-cell>
          <table:table-cell table:style-name="ce262" office:value-type="string" calcext:value-type="string">
            <text:p>19/02/2024</text:p>
          </table:table-cell>
          <table:table-cell table:style-name="ce263" office:value-type="string" calcext:value-type="string">
            <text:p>Fin de la phase recherche. </text:p>
          </table:table-cell>
          <table:table-cell table:number-columns-repeated="246"/>
        </table:table-row>
        <table:table-row table:style-name="ro43">
          <table:table-cell table:style-name="ce253" office:value-type="float" office:value="8" calcext:value-type="float">
            <text:p>8</text:p>
          </table:table-cell>
          <table:table-cell table:style-name="ce164" office:value-type="string" calcext:value-type="string" table:number-columns-spanned="5" table:number-rows-spanned="1">
            <text:p>Accompagnement des AMOs sur la méthode agile de l’équipe.</text:p>
          </table:table-cell>
          <table:covered-table-cell table:number-columns-repeated="4" table:style-name="ce164"/>
          <table:table-cell table:style-name="ce261" office:value-type="string" calcext:value-type="string">
            <text:p>Afin de nous aider dans la gestion du projet, nous sommes accompagnés par les AMOs pour réussir notre projet à bien.</text:p>
          </table:table-cell>
          <table:table-cell table:style-name="ce262" office:value-type="string" calcext:value-type="string">
            <text:p>23/01/2024</text:p>
          </table:table-cell>
          <table:table-cell table:style-name="ce262" office:value-type="string" calcext:value-type="string">
            <text:p>29/01/2024</text:p>
          </table:table-cell>
          <table:table-cell table:style-name="ce263" office:value-type="string" calcext:value-type="string">
            <text:p>Réunion avec les AMOs.</text:p>
          </table:table-cell>
          <table:table-cell table:number-columns-repeated="246"/>
        </table:table-row>
        <table:table-row table:style-name="ro44">
          <table:table-cell table:style-name="ce253" office:value-type="float" office:value="9" calcext:value-type="float">
            <text:p>9</text:p>
          </table:table-cell>
          <table:table-cell table:style-name="ce164" office:value-type="string" calcext:value-type="string" table:number-columns-spanned="5" table:number-rows-spanned="1">
            <text:p>Rester sur les données 2023.</text:p>
          </table:table-cell>
          <table:covered-table-cell table:number-columns-repeated="4" table:style-name="ce164"/>
          <table:table-cell table:style-name="ce261" office:value-type="string" calcext:value-type="string">
            <text:p>Le client nous a demandé de rester sur les données de 2023 et de ne pas étudier les données de 2024.</text:p>
          </table:table-cell>
          <table:table-cell table:style-name="ce262" office:value-type="string" calcext:value-type="string">
            <text:p>29/01/20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63" office:value-type="string" calcext:value-type="string">
            <text:p>Fin de projet.</text:p>
          </table:table-cell>
          <table:table-cell table:number-columns-repeated="246"/>
        </table:table-row>
        <table:table-row table:style-name="ro45">
          <table:table-cell table:style-name="ce253" office:value-type="float" office:value="10" calcext:value-type="float">
            <text:p>10</text:p>
          </table:table-cell>
          <table:table-cell table:style-name="ce164" office:value-type="string" calcext:value-type="string" table:number-columns-spanned="5" table:number-rows-spanned="1">
            <text:p>Faire les MileStones après le choix de techno, pour débuter la phase de développement.</text:p>
          </table:table-cell>
          <table:covered-table-cell table:number-columns-repeated="4" table:style-name="ce164"/>
          <table:table-cell table:style-name="ce261" office:value-type="string" calcext:value-type="string">
            <text:p>Le client nous a demandé de faire des MileStones pendant notre développement. </text:p>
          </table:table-cell>
          <table:table-cell table:style-name="ce262" office:value-type="string" calcext:value-type="string">
            <text:p>29/01/2024</text:p>
          </table:table-cell>
          <table:table-cell table:style-name="ce262" office:value-type="string" calcext:value-type="string">
            <text:p>19/02/2024</text:p>
          </table:table-cell>
          <table:table-cell table:style-name="ce264" office:value-type="string" calcext:value-type="string">
            <text:p>Réalisation de la choix techno donc réalisation du premier MileStones.</text:p>
          </table:table-cell>
          <table:table-cell table:number-columns-repeated="246"/>
        </table:table-row>
        <table:table-row table:style-name="ro46">
          <table:table-cell table:style-name="ce253" office:value-type="float" office:value="11" calcext:value-type="float">
            <text:p>11</text:p>
          </table:table-cell>
          <table:table-cell table:style-name="ce164" office:value-type="string" calcext:value-type="string" table:number-columns-spanned="5" table:number-rows-spanned="1">
            <text:p>Faire un choix de technologie.</text:p>
          </table:table-cell>
          <table:covered-table-cell table:number-columns-repeated="4" table:style-name="ce164"/>
          <table:table-cell table:style-name="ce261" office:value-type="string" calcext:value-type="string">
            <text:p>Afin d’identifier le modèle que nous allons utiliser, nous avons décidé de faire un choix de technologie pour la cliente.</text:p>
          </table:table-cell>
          <table:table-cell table:style-name="ce262" office:value-type="date" office:date-value="2024-05-02" calcext:value-type="date">
            <text:p>05/02/24</text:p>
          </table:table-cell>
          <table:table-cell table:style-name="ce262" office:value-type="string" calcext:value-type="string">
            <text:p>13/02/2024</text:p>
          </table:table-cell>
          <table:table-cell table:style-name="ce263" office:value-type="string" calcext:value-type="string">
            <text:p>Remise du choix de technologie.</text:p>
          </table:table-cell>
          <table:table-cell table:number-columns-repeated="246"/>
        </table:table-row>
        <table:table-row table:style-name="ro47">
          <table:table-cell table:style-name="ce253" office:value-type="float" office:value="12" calcext:value-type="float">
            <text:p>12</text:p>
          </table:table-cell>
          <table:table-cell table:style-name="ce164" office:value-type="string" calcext:value-type="string" table:number-columns-spanned="5" table:number-rows-spanned="1">
            <text:p>Diriger la prochaine phase de développement sur le LLM Mistral.</text:p>
          </table:table-cell>
          <table:covered-table-cell table:number-columns-repeated="4" table:style-name="ce164"/>
          <table:table-cell table:style-name="ce261" office:value-type="string" calcext:value-type="string">
            <text:p>Selon nos recherches et la validation du client du rapport de choix de techno, nous partons sur Mistral7B.</text:p>
          </table:table-cell>
          <table:table-cell table:style-name="ce262" office:value-type="string" calcext:value-type="string">
            <text:p>26/02/20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63" office:value-type="string" calcext:value-type="string">
            <text:p>Fin de projet.</text:p>
          </table:table-cell>
          <table:table-cell table:number-columns-repeated="246"/>
        </table:table-row>
        <table:table-row table:style-name="ro48">
          <table:table-cell table:style-name="ce253" office:value-type="float" office:value="13" calcext:value-type="float">
            <text:p>13</text:p>
          </table:table-cell>
          <table:table-cell table:style-name="ce164" office:value-type="string" calcext:value-type="string" table:number-columns-spanned="5" table:number-rows-spanned="1">
            <text:p>Utilisation de google Colab avant d’utiliser OSIRIM.</text:p>
          </table:table-cell>
          <table:covered-table-cell table:number-columns-repeated="4" table:style-name="ce164"/>
          <table:table-cell table:style-name="ce261" office:value-type="string" calcext:value-type="string">
            <text:p>Du fait d’un problème de configuration d’environnement sur OSIRIM, nous utilisons google collab en attendant. </text:p>
          </table:table-cell>
          <table:table-cell table:style-name="ce262" office:value-type="string" calcext:value-type="string">
            <text:p>26/02/2024</text:p>
          </table:table-cell>
          <table:table-cell table:style-name="ce262" office:value-type="date" office:date-value="2024-05-03" calcext:value-type="date">
            <text:p>05/03/24</text:p>
          </table:table-cell>
          <table:table-cell table:style-name="ce253" office:value-type="string" calcext:value-type="string">
            <text:p>Basculement sur OSIRIM.</text:p>
          </table:table-cell>
          <table:table-cell table:number-columns-repeated="246"/>
        </table:table-row>
        <table:table-row table:style-name="ro49">
          <table:table-cell table:style-name="ce253" office:value-type="float" office:value="14" calcext:value-type="float">
            <text:p>14</text:p>
          </table:table-cell>
          <table:table-cell table:style-name="ce164" office:value-type="string" calcext:value-type="string" table:number-columns-spanned="5" table:number-rows-spanned="1">
            <text:p>Adopter la méthode KanBan pour la phase de développement.</text:p>
          </table:table-cell>
          <table:covered-table-cell table:number-columns-repeated="4" table:style-name="ce164"/>
          <table:table-cell table:style-name="ce261" office:value-type="string" calcext:value-type="string">
            <text:p>Suite à une simulation d’un premier sprint, nous nous sommes rendu compte que la méthode AGILE n’est pas approprié pour la phase de développement. </text:p>
          </table:table-cell>
          <table:table-cell table:style-name="ce262" office:value-type="date" office:date-value="2024-12-03" calcext:value-type="date">
            <text:p>12/03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63" office:value-type="string" calcext:value-type="string">
            <text:p>Fin de projet.</text:p>
          </table:table-cell>
          <table:table-cell table:number-columns-repeated="246"/>
        </table:table-row>
        <table:table-row table:style-name="ro48">
          <table:table-cell table:style-name="ce253" office:value-type="float" office:value="15" calcext:value-type="float">
            <text:p>15</text:p>
          </table:table-cell>
          <table:table-cell table:style-name="ce164" office:value-type="string" calcext:value-type="string" table:number-columns-spanned="5" table:number-rows-spanned="1">
            <text:p>Concentration sur le TIR, pause sur le projet.</text:p>
          </table:table-cell>
          <table:covered-table-cell table:number-columns-repeated="4" table:style-name="ce164"/>
          <table:table-cell table:style-name="ce261" office:value-type="string" calcext:value-type="string">
            <text:p>A cause du rendu de tir, nous avons décidé de nous concentrés exclusivement sur le rapport du TIR, qui est en lien avec notre projet.</text:p>
          </table:table-cell>
          <table:table-cell table:style-name="ce262" office:value-type="string" calcext:value-type="string">
            <text:p>25/03/2024</text:p>
          </table:table-cell>
          <table:table-cell table:style-name="ce262" office:value-type="date" office:date-value="2024-02-04" calcext:value-type="date">
            <text:p>02/04/24</text:p>
          </table:table-cell>
          <table:table-cell table:style-name="ce253" office:value-type="string" calcext:value-type="string">
            <text:p>Rendu de TIR.</text:p>
          </table:table-cell>
          <table:table-cell table:number-columns-repeated="246"/>
        </table:table-row>
        <table:table-row table:style-name="ro50">
          <table:table-cell table:style-name="ce253" office:value-type="float" office:value="16" calcext:value-type="float">
            <text:p>16</text:p>
          </table:table-cell>
          <table:table-cell table:style-name="ce164" office:value-type="string" calcext:value-type="string" table:number-columns-spanned="5" table:number-rows-spanned="1">
            <text:p>Mise en place d’un rapport de modèle pour clôturer le projet</text:p>
          </table:table-cell>
          <table:covered-table-cell table:number-columns-repeated="4" table:style-name="ce164"/>
          <table:table-cell table:style-name="ce261" office:value-type="string" calcext:value-type="string">
            <text:p>Du fait de la fin du projet, nous avons décidés de réaliser un rapport du modèle</text:p>
          </table:table-cell>
          <table:table-cell table:style-name="ce262" office:value-type="date" office:date-value="2024-08-04" calcext:value-type="date">
            <text:p>08/04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53" office:value-type="string" calcext:value-type="string">
            <text:p>Fin du projet.</text:p>
          </table:table-cell>
          <table:table-cell table:number-columns-repeated="246"/>
        </table:table-row>
        <table:table-row table:style-name="ro49">
          <table:table-cell table:style-name="ce253" office:value-type="float" office:value="17" calcext:value-type="float">
            <text:p>17</text:p>
          </table:table-cell>
          <table:table-cell table:style-name="ce164" office:value-type="string" calcext:value-type="string" table:number-columns-spanned="5" table:number-rows-spanned="1">
            <text:p>Changement du format des livrables : ressources nécessaire pour une reprise du projet </text:p>
          </table:table-cell>
          <table:covered-table-cell table:number-columns-repeated="4" table:style-name="ce164"/>
          <table:table-cell table:style-name="ce261" office:value-type="string" calcext:value-type="string">
            <text:p>Du fait de la fin du projet, nous avons décidés donner toutes les ressources nécessaire pour que quelqu’un d’autre puisse reprendre le projet</text:p>
          </table:table-cell>
          <table:table-cell table:style-name="ce262" office:value-type="date" office:date-value="2024-08-04" calcext:value-type="date">
            <text:p>08/04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53" office:value-type="string" calcext:value-type="string">
            <text:p>Fin du projet.</text:p>
          </table:table-cell>
          <table:table-cell table:number-columns-repeated="246"/>
        </table:table-row>
        <table:table-row table:style-name="ro36" table:number-rows-repeated="1048553">
          <table:table-cell table:number-columns-repeated="256"/>
        </table:table-row>
        <table:table-row table:style-name="ro36">
          <table:table-cell table:number-columns-repeated="256"/>
        </table:table-row>
      </table:table>
      <table:table table:name="2e-Action" table:style-name="ta8">
        <office:forms form:automatic-focus="false" form:apply-design-mode="false"/>
        <table:table-column table:style-name="co41" table:default-cell-style-name="ce204"/>
        <table:table-column table:style-name="co47" table:default-cell-style-name="ce204"/>
        <table:table-column table:style-name="co48" table:default-cell-style-name="ce204"/>
        <table:table-column table:style-name="co49" table:default-cell-style-name="ce204"/>
        <table:table-column table:style-name="co50" table:default-cell-style-name="ce204"/>
        <table:table-column table:style-name="co51" table:default-cell-style-name="ce204"/>
        <table:table-column table:style-name="co41" table:number-columns-repeated="247" table:default-cell-style-name="ce204"/>
        <table:table-row table:style-name="ro36">
          <table:table-cell table:style-name="ce173" office:value-type="string" calcext:value-type="string" table:number-columns-spanned="4" table:number-rows-spanned="3">
            <text:p>LISTE DES ACTIONS au 04/02/2024</text:p>
          </table:table-cell>
          <table:covered-table-cell table:number-columns-repeated="3" table:style-name="ce173"/>
          <table:table-cell table:style-name="ce71" office:value-type="string" calcext:value-type="string" table:number-columns-spanned="2" table:number-rows-spanned="1">
            <text:p>VERSION 1.0</text:p>
          </table:table-cell>
          <table:covered-table-cell table:style-name="ce71"/>
          <table:table-cell table:number-columns-repeated="247"/>
        </table:table-row>
        <table:table-row table:style-name="ro36">
          <table:covered-table-cell table:number-columns-repeated="4" table:style-name="ce173"/>
          <table:table-cell table:style-name="ce179" office:value-type="date" office:date-value="2024-09-04" calcext:value-type="date" table:number-columns-spanned="2" table:number-rows-spanned="1">
            <text:p>9/4/24</text:p>
          </table:table-cell>
          <table:covered-table-cell table:style-name="ce179"/>
          <table:table-cell table:number-columns-repeated="247"/>
        </table:table-row>
        <table:table-row table:style-name="ro36">
          <table:covered-table-cell table:number-columns-repeated="4" table:style-name="ce173"/>
          <table:table-cell table:style-name="ce103" office:value-type="string" calcext:value-type="string" table:number-columns-spanned="2" table:number-rows-spanned="1">
            <text:p>IAFA-tigable</text:p>
          </table:table-cell>
          <table:covered-table-cell table:style-name="ce103"/>
          <table:table-cell table:number-columns-repeated="247"/>
        </table:table-row>
        <table:table-row table:style-name="ro36">
          <table:table-cell table:style-name="ce98"/>
          <table:table-cell table:style-name="ce142" table:number-columns-repeated="3"/>
          <table:table-cell table:style-name="ce98" table:number-columns-repeated="2"/>
          <table:table-cell table:number-columns-repeated="247"/>
        </table:table-row>
        <table:table-row table:style-name="ro51">
          <table:table-cell table:style-name="ce266" office:value-type="string" calcext:value-type="string">
            <text:p>Num</text:p>
          </table:table-cell>
          <table:table-cell table:style-name="ce266" office:value-type="string" calcext:value-type="string">
            <text:p>Description de l'action</text:p>
          </table:table-cell>
          <table:table-cell table:style-name="ce266" office:value-type="string" calcext:value-type="string">
            <text:p>Resp</text:p>
          </table:table-cell>
          <table:table-cell table:style-name="ce266" office:value-type="string" calcext:value-type="string">
            <text:p>Date d'enregistrement</text:p>
          </table:table-cell>
          <table:table-cell table:style-name="ce266" office:value-type="string" calcext:value-type="string">
            <text:p>Date de fin d’application </text:p>
          </table:table-cell>
          <table:table-cell table:style-name="ce266" office:value-type="string" calcext:value-type="string">
            <text:p>Motif de fin d’application </text:p>
          </table:table-cell>
          <table:table-cell table:number-columns-repeated="247"/>
        </table:table-row>
        <table:table-row table:style-name="ro17">
          <table:table-cell table:style-name="ce267" office:value-type="float" office:value="1" calcext:value-type="float">
            <text:p>1</text:p>
          </table:table-cell>
          <table:table-cell table:style-name="ce257" office:value-type="string" calcext:value-type="string">
            <text:p>Accès à la plateforme OSIRIM au sein de l’IRIT pour J.Bienassis pour commencer l’expérimentation. </text:p>
          </table:table-cell>
          <table:table-cell table:style-name="ce256" office:value-type="string" calcext:value-type="string">
            <text:p>Jules</text:p>
          </table:table-cell>
          <table:table-cell table:style-name="ce262" office:value-type="string" calcext:value-type="string">
            <text:p>16/01/2024</text:p>
          </table:table-cell>
          <table:table-cell table:style-name="ce262" office:value-type="string" calcext:value-type="string">
            <text:p>17/01/2024</text:p>
          </table:table-cell>
          <table:table-cell table:style-name="ce262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52">
          <table:table-cell table:style-name="ce267" office:value-type="float" office:value="2" calcext:value-type="float">
            <text:p>2</text:p>
          </table:table-cell>
          <table:table-cell table:style-name="ce268" office:value-type="string" calcext:value-type="string">
            <text:p>Accès au dépôt GitHub en lecture à J.Mothe (Client).</text:p>
          </table:table-cell>
          <table:table-cell table:style-name="ce270" office:value-type="string" calcext:value-type="string">
            <text:p>Martin</text:p>
          </table:table-cell>
          <table:table-cell table:number-columns-repeated="2" table:style-name="ce262" office:value-type="string" calcext:value-type="string">
            <text:p>16/01/20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267" office:value-type="float" office:value="3" calcext:value-type="float">
            <text:p>3</text:p>
          </table:table-cell>
          <table:table-cell table:style-name="ce269" office:value-type="string" calcext:value-type="string">
            <text:p>Transfert de documents concernant le prompt engineering et de cours LLM par J.Mothe (Client). </text:p>
          </table:table-cell>
          <table:table-cell table:style-name="ce270" office:value-type="string" calcext:value-type="string">
            <text:p>Client</text:p>
          </table:table-cell>
          <table:table-cell table:number-columns-repeated="2" table:style-name="ce262" office:value-type="string" calcext:value-type="string">
            <text:p>22/01/20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267" office:value-type="float" office:value="4" calcext:value-type="float">
            <text:p>4</text:p>
          </table:table-cell>
          <table:table-cell table:style-name="ce268" office:value-type="string" calcext:value-type="string">
            <text:p>Planification d’une réunion de gestion de projet le 23/01 avec les AMO à 17h30. </text:p>
          </table:table-cell>
          <table:table-cell table:style-name="ce270" office:value-type="string" calcext:value-type="string">
            <text:p>Tous</text:p>
          </table:table-cell>
          <table:table-cell table:style-name="ce262" office:value-type="string" calcext:value-type="string">
            <text:p>22/01/2024</text:p>
          </table:table-cell>
          <table:table-cell table:style-name="ce262" office:value-type="string" calcext:value-type="string">
            <text:p>23/01/20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267" office:value-type="float" office:value="5" calcext:value-type="float">
            <text:p>5</text:p>
          </table:table-cell>
          <table:table-cell table:style-name="ce268" office:value-type="string" calcext:value-type="string">
            <text:p>Intégration de la gestion prévue sur github, mise à jour du dépôt par J.Oleiwan et A.Delmote. </text:p>
          </table:table-cell>
          <table:table-cell table:style-name="ce270" office:value-type="string" calcext:value-type="string">
            <text:p>Martin</text:p>
          </table:table-cell>
          <table:table-cell table:style-name="ce262" office:value-type="string" calcext:value-type="string">
            <text:p>22/01/2024</text:p>
          </table:table-cell>
          <table:table-cell table:style-name="ce262" office:value-type="date" office:date-value="2024-01-02" calcext:value-type="date">
            <text:p>01/02/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52">
          <table:table-cell table:style-name="ce267" office:value-type="float" office:value="6" calcext:value-type="float">
            <text:p>6</text:p>
          </table:table-cell>
          <table:table-cell table:style-name="ce268" office:value-type="string" calcext:value-type="string">
            <text:p>Accès au dépôt GitHub en lecture à J.Mothe (Client).</text:p>
          </table:table-cell>
          <table:table-cell table:style-name="ce270" office:value-type="string" calcext:value-type="string">
            <text:p>Martin</text:p>
          </table:table-cell>
          <table:table-cell table:style-name="ce262" office:value-type="string" calcext:value-type="string">
            <text:p>22/01/2024</text:p>
          </table:table-cell>
          <table:table-cell table:style-name="ce262" office:value-type="date" office:date-value="2024-01-02" calcext:value-type="date">
            <text:p>01/02/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267" office:value-type="float" office:value="7" calcext:value-type="float">
            <text:p>7</text:p>
          </table:table-cell>
          <table:table-cell table:style-name="ce268" office:value-type="string" calcext:value-type="string">
            <text:p>Planification d’une présentation de la méthode agile par J. Contarin et A.Mairesse le 29/01/2024.</text:p>
          </table:table-cell>
          <table:table-cell table:style-name="ce270" office:value-type="string" calcext:value-type="string">
            <text:p>AMO</text:p>
          </table:table-cell>
          <table:table-cell table:style-name="ce262" office:value-type="string" calcext:value-type="string">
            <text:p>23/01/2024</text:p>
          </table:table-cell>
          <table:table-cell table:style-name="ce262" office:value-type="string" calcext:value-type="string">
            <text:p>29/01/20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267" office:value-type="float" office:value="8" calcext:value-type="float">
            <text:p>8</text:p>
          </table:table-cell>
          <table:table-cell table:style-name="ce268" office:value-type="string" calcext:value-type="string">
            <text:p>Organisation du « sprint 0 » en guise de simulation pendant la phase de recherche comme premier essai.</text:p>
          </table:table-cell>
          <table:table-cell table:style-name="ce270" office:value-type="string" calcext:value-type="string">
            <text:p>Joe</text:p>
          </table:table-cell>
          <table:table-cell table:style-name="ce262" office:value-type="date" office:date-value="2024-05-02" calcext:value-type="date">
            <text:p>05/02/24</text:p>
          </table:table-cell>
          <table:table-cell table:style-name="ce262" office:value-type="string" calcext:value-type="string">
            <text:p>13/02/2024</text:p>
          </table:table-cell>
          <table:table-cell table:style-name="ce263" office:value-type="string" calcext:value-type="string">
            <text:p>Fin du sprint 0</text:p>
          </table:table-cell>
          <table:table-cell table:number-columns-repeated="247"/>
        </table:table-row>
        <table:table-row table:style-name="ro17">
          <table:table-cell table:style-name="ce267" office:value-type="float" office:value="9" calcext:value-type="float">
            <text:p>9</text:p>
          </table:table-cell>
          <table:table-cell table:style-name="ce268" office:value-type="string" calcext:value-type="string">
            <text:p>Date de remise du choix de technologie au client J.Mothe le 13 février 2024.</text:p>
          </table:table-cell>
          <table:table-cell table:style-name="ce270" office:value-type="string" calcext:value-type="string">
            <text:p>Tous</text:p>
          </table:table-cell>
          <table:table-cell table:style-name="ce262" office:value-type="date" office:date-value="2024-06-02" calcext:value-type="date">
            <text:p>06/02/24</text:p>
          </table:table-cell>
          <table:table-cell table:style-name="ce262" office:value-type="string" calcext:value-type="string">
            <text:p>13/02/2024</text:p>
          </table:table-cell>
          <table:table-cell table:style-name="ce263" office:value-type="string" calcext:value-type="string">
            <text:p>Remise du choix de technologie</text:p>
          </table:table-cell>
          <table:table-cell table:number-columns-repeated="247"/>
        </table:table-row>
        <table:table-row table:style-name="ro52">
          <table:table-cell table:style-name="ce267" office:value-type="float" office:value="10" calcext:value-type="float">
            <text:p>10</text:p>
          </table:table-cell>
          <table:table-cell table:style-name="ce268" office:value-type="string" calcext:value-type="string">
            <text:p>Date de début de la phase de développement le 13 février 2024. </text:p>
          </table:table-cell>
          <table:table-cell table:style-name="ce270" office:value-type="string" calcext:value-type="string">
            <text:p>Tous</text:p>
          </table:table-cell>
          <table:table-cell table:style-name="ce262" office:value-type="date" office:date-value="2024-06-02" calcext:value-type="date">
            <text:p>06/02/24</text:p>
          </table:table-cell>
          <table:table-cell table:style-name="ce262" office:value-type="string" calcext:value-type="string">
            <text:p>13/02/2024</text:p>
          </table:table-cell>
          <table:table-cell table:style-name="ce263" office:value-type="string" calcext:value-type="string">
            <text:p>Début de la phase développement</text:p>
          </table:table-cell>
          <table:table-cell table:number-columns-repeated="247"/>
        </table:table-row>
        <table:table-row table:style-name="ro17">
          <table:table-cell table:style-name="ce267" office:value-type="float" office:value="11" calcext:value-type="float">
            <text:p>11</text:p>
          </table:table-cell>
          <table:table-cell table:style-name="ce268" office:value-type="string" calcext:value-type="string">
            <text:p>Ajournement de la date de remise du choix de technologie et de la phase de développement au 23 février 2024. </text:p>
          </table:table-cell>
          <table:table-cell table:style-name="ce270" office:value-type="string" calcext:value-type="string">
            <text:p>Tous</text:p>
          </table:table-cell>
          <table:table-cell table:style-name="ce262" office:value-type="string" calcext:value-type="string">
            <text:p>13/02/2024</text:p>
          </table:table-cell>
          <table:table-cell table:style-name="ce262" office:value-type="string" calcext:value-type="string">
            <text:p>23/02/2024</text:p>
          </table:table-cell>
          <table:table-cell table:style-name="ce263" office:value-type="string" calcext:value-type="string">
            <text:p>Remise du choix de technologie</text:p>
          </table:table-cell>
          <table:table-cell table:number-columns-repeated="247"/>
        </table:table-row>
        <table:table-row table:style-name="ro17">
          <table:table-cell table:style-name="ce267" office:value-type="float" office:value="12" calcext:value-type="float">
            <text:p>12</text:p>
          </table:table-cell>
          <table:table-cell table:style-name="ce268" office:value-type="string" calcext:value-type="string">
            <text:p>Planification d’une réunion pour présenter notre avancée et discuter des livrables avec le client <text:s/>le 08/04/2024.</text:p>
          </table:table-cell>
          <table:table-cell table:style-name="ce270" office:value-type="string" calcext:value-type="string">
            <text:p>Tous</text:p>
          </table:table-cell>
          <table:table-cell table:number-columns-repeated="2" table:style-name="ce262" office:value-type="date" office:date-value="2024-08-04" calcext:value-type="date">
            <text:p>08/04/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52">
          <table:table-cell table:style-name="ce267" office:value-type="float" office:value="13" calcext:value-type="float">
            <text:p>13</text:p>
          </table:table-cell>
          <table:table-cell table:style-name="ce268" office:value-type="string" calcext:value-type="string">
            <text:p>Date de remise du rapport du modèle le 12/04/2024</text:p>
          </table:table-cell>
          <table:table-cell table:style-name="ce270" office:value-type="string" calcext:value-type="string">
            <text:p>Tous</text:p>
          </table:table-cell>
          <table:table-cell table:style-name="ce262" office:value-type="date" office:date-value="2024-08-04" calcext:value-type="date">
            <text:p>08/04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63" office:value-type="string" calcext:value-type="string">
            <text:p>Remise du rapport du modèle</text:p>
          </table:table-cell>
          <table:table-cell table:number-columns-repeated="247"/>
        </table:table-row>
        <table:table-row table:style-name="ro36" table:number-rows-repeated="1048557">
          <table:table-cell table:number-columns-repeated="253"/>
        </table:table-row>
        <table:table-row table:style-name="ro36">
          <table:table-cell table:number-columns-repeated="253"/>
        </table:table-row>
        <calcext:conditional-formats>
          <calcext:conditional-format calcext:target-range-address="'2e-Action'.B7:'2e-Action'.C13 '2e-Action'.A6:'2e-Action'.A13 '2e-Action'.A17:'2e-Action'.C18 '2e-Action'.A14:'2e-Action'.B17 '2e-Action'.C14:'2e-Action'.C16">
            <calcext:condition calcext:apply-style-name="Excel_CondFormat_7_1_1" calcext:value="formula-is(IF(#REF!=&quot;Cancelled&quot;;TRUE();FALSE()))" calcext:base-cell-address="'2e-Action'.A6"/>
          </calcext:conditional-format>
          <calcext:conditional-format calcext:target-range-address="'2e-Action'.B7:'2e-Action'.C13 '2e-Action'.A6:'2e-Action'.A13 '2e-Action'.A17:'2e-Action'.C18 '2e-Action'.A14:'2e-Action'.B17 '2e-Action'.C14:'2e-Action'.C16">
            <calcext:condition calcext:apply-style-name="Excel_CondFormat_7_2_1" calcext:value="formula-is(IF(#REF!=&quot;Done&quot;;TRUE();FALSE()))" calcext:base-cell-address="'2e-Action'.A6"/>
          </calcext:conditional-format>
          <calcext:conditional-format calcext:target-range-address="'2e-Action'.B7:'2e-Action'.C13 '2e-Action'.A6:'2e-Action'.A13 '2e-Action'.A17:'2e-Action'.C18 '2e-Action'.A14:'2e-Action'.B17 '2e-Action'.C14:'2e-Action'.C16">
            <calcext:condition calcext:apply-style-name="Excel_CondFormat_7_3_1" calcext:value="formula-is(IF(#REF!=&quot;Pending&quot;;TRUE();FALSE()))" calcext:base-cell-address="'2e-Action'.A6"/>
          </calcext:conditional-format>
        </calcext:conditional-formats>
      </table:table>
      <table:table table:name="Cartouche" table:style-name="ta9">
        <office:forms form:automatic-focus="false" form:apply-design-mode="false"/>
        <table:table-column table:style-name="co52" table:default-cell-style-name="ce99"/>
        <table:table-column table:style-name="co53" table:default-cell-style-name="ce99"/>
        <table:table-column table:style-name="co2" table:number-columns-repeated="24" table:default-cell-style-name="ce99"/>
        <table:table-column table:style-name="co7" table:number-columns-repeated="231" table:default-cell-style-name="ce99"/>
        <table:table-row table:style-name="ro1">
          <table:table-cell table:number-columns-repeated="257"/>
        </table:table-row>
        <table:table-row table:style-name="ro1">
          <table:table-cell table:style-name="ce272" office:value-type="string" calcext:value-type="string">
            <text:p>Canevas réalisé par </text:p>
          </table:table-cell>
          <table:table-cell table:style-name="ce272" office:value-type="string" calcext:value-type="string">
            <text:p>Gilles LEPINARD</text:p>
          </table:table-cell>
          <table:table-cell table:number-columns-repeated="255"/>
        </table:table-row>
        <table:table-row table:style-name="ro1">
          <table:table-cell table:style-name="ce272" office:value-type="string" calcext:value-type="string">
            <text:p>Version</text:p>
          </table:table-cell>
          <table:table-cell table:style-name="ce272" office:value-type="string" calcext:value-type="string">
            <text:p>3.0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Instancié par</text:p>
          </table:table-cell>
          <table:table-cell office:value-type="string" calcext:value-type="string">
            <text:p>OLEIWAN Jo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Session </text:p>
          </table:table-cell>
          <table:table-cell office:value-type="string" calcext:value-type="string">
            <text:p>2023-2024</text:p>
          </table:table-cell>
          <table:table-cell table:number-columns-repeated="255"/>
        </table:table-row>
        <table:table-row table:style-name="ro1" table:number-rows-repeated="993">
          <table:table-cell table:number-columns-repeated="257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'file:///home/T%C3%A9l%C3%A9chargements/Referentiel_structure_projet_template%20(1).xls'#1a-Identification_Projet" table:print="false" table:style-name="ta_extref">
        <table:table-source xlink:type="simple" xlink:href="../../../T%C3%A9l%C3%A9chargements/Referentiel_structure_projet_template%20(1).xls" table:table-name="1a-Identification_Projet" table:filter-name="MS Excel 97" table:mode="copy-results-only"/>
        <table:table-column table:number-columns-repeated="12"/>
        <table:table-row>
          <table:table-cell table:number-columns-repeated="11"/>
          <table:table-cell table:style-name="ce1" office:value-type="string">
            <text:p>VERSION 1.0</text:p>
          </table:table-cell>
        </table:table-row>
        <table:table-row>
          <table:table-cell table:number-columns-repeated="11"/>
          <table:table-cell table:style-name="ce1" office:value-type="string">
            <text:p>20/12/2023</text:p>
          </table:table-cell>
        </table:table-row>
        <table:table-row>
          <table:table-cell table:number-columns-repeated="11"/>
          <table:table-cell table:style-name="ce1" office:value-type="string">
            <text:p>IAFA-tigables</text:p>
          </table:table-cell>
        </table:table-row>
      </table:table>
      <table:named-expressions>
        <table:named-expression table:name="a" table:base-cell-address="$'1a-Identification_Projet'.$A$1" table:expression="['file:///home/T%C3%A9l%C3%A9chargements/%3F'#$''.$IV$65536]"/>
        <table:named-expression table:name="aa" table:base-cell-address="$'1a-Identification_Projet'.$A$1" table:expression="['file:///home/T%C3%A9l%C3%A9chargements/%3F'#$''.$IV$65536]"/>
        <table:named-expression table:name="aaa" table:base-cell-address="$'1a-Identification_Projet'.$A$1" table:expression="['file:///home/T%C3%A9l%C3%A9chargements/%3F'#$''.$IV$65536]"/>
        <table:named-expression table:name="Admin" table:base-cell-address="$'1a-Identification_Projet'.$A$1" table:expression="['file:///home/T%C3%A9l%C3%A9chargements/%3F'#$''.$IV$65536]"/>
        <table:named-expression table:name="Admin10" table:base-cell-address="$'1a-Identification_Projet'.$A$1" table:expression="['file:///home/T%C3%A9l%C3%A9chargements/%3F'#$''.$IV$65536]"/>
        <table:named-expression table:name="Admin2" table:base-cell-address="$'1a-Identification_Projet'.$A$1" table:expression="['file:///home/T%C3%A9l%C3%A9chargements/%3F'#$''.$IV$65536]"/>
        <table:named-expression table:name="admin20" table:base-cell-address="$'1a-Identification_Projet'.$A$1" table:expression="['file:///home/T%C3%A9l%C3%A9chargements/%3F'#$''.$IV$65536]"/>
        <table:named-expression table:name="admin3" table:base-cell-address="$'1a-Identification_Projet'.$A$1" table:expression="['file:///home/T%C3%A9l%C3%A9chargements/%3F'#$''.$IV$65536]"/>
        <table:named-expression table:name="Admin4" table:base-cell-address="$'1a-Identification_Projet'.$A$1" table:expression="['file:///home/T%C3%A9l%C3%A9chargements/%3F'#$''.$IV$65536]"/>
        <table:named-expression table:name="Admin5" table:base-cell-address="$'1a-Identification_Projet'.$A$1" table:expression="['file:///home/T%C3%A9l%C3%A9chargements/%3F'#$''.$IV$65536]"/>
        <table:named-expression table:name="aeafe" table:base-cell-address="$'1a-Identification_Projet'.$A$1" table:expression="['file:///home/T%C3%A9l%C3%A9chargements/%3F'#$''.$IV$65536]"/>
        <table:named-expression table:name="aef" table:base-cell-address="$'1a-Identification_Projet'.$A$1" table:expression="['file:///home/T%C3%A9l%C3%A9chargements/%3F'#$''.$IV$65536]"/>
        <table:named-expression table:name="aefe" table:base-cell-address="$'1a-Identification_Projet'.$A$1" table:expression="['file:///home/T%C3%A9l%C3%A9chargements/%3F'#$''.$IV$65536]"/>
        <table:named-expression table:name="are" table:base-cell-address="$'1a-Identification_Projet'.$A$1" table:expression="['file:///home/T%C3%A9l%C3%A9chargements/%3F'#$''.$IV$65536]"/>
        <table:named-expression table:name="bf" table:base-cell-address="$'1a-Identification_Projet'.$A$1" table:expression="['file:///home/T%C3%A9l%C3%A9chargements/%3F'#$''.$IV$65536]"/>
        <table:named-expression table:name="codir_A380_4_2" table:base-cell-address="$'1a-Identification_Projet'.$A$1" table:expression="['file:///home/T%C3%A9l%C3%A9chargements/%3F'#$''.$IV$65536]"/>
        <table:named-expression table:name="codir_RRJ_NAV_2_4" table:base-cell-address="$'1a-Identification_Projet'.$A$1" table:expression="['file:///home/T%C3%A9l%C3%A9chargements/%3F'#$''.$IV$65536]"/>
        <table:named-expression table:name="DCR" table:base-cell-address="$'1a-Identification_Projet'.$A$1" table:expression="['file:///home/T%C3%A9l%C3%A9chargements/%3F'#$''.$IV$65536]"/>
        <table:named-expression table:name="DCRx" table:base-cell-address="$'1a-Identification_Projet'.$A$1" table:expression="['file:///home/T%C3%A9l%C3%A9chargements/%3F'#$''.$IV$65536]"/>
        <table:named-expression table:name="dfgg" table:base-cell-address="$'1a-Identification_Projet'.$A$1" table:expression="['file:///home/T%C3%A9l%C3%A9chargements/%3F'#$''.$IV$65536]"/>
        <table:named-expression table:name="dfggg" table:base-cell-address="$'1a-Identification_Projet'.$A$1" table:expression="['file:///home/T%C3%A9l%C3%A9chargements/%3F'#$''.$IV$65536]"/>
        <table:named-expression table:name="eaaef" table:base-cell-address="$'1a-Identification_Projet'.$A$1" table:expression="['file:///home/T%C3%A9l%C3%A9chargements/%3F'#$''.$IV$65536]"/>
        <table:named-expression table:name="eery" table:base-cell-address="$'1a-Identification_Projet'.$A$1" table:expression="['file:///home/T%C3%A9l%C3%A9chargements/%3F'#$''.$IV$65536]"/>
        <table:named-expression table:name="EPGS" table:base-cell-address="$'1a-Identification_Projet'.$A$1" table:expression="['file:///home/T%C3%A9l%C3%A9chargements/%3F'#$''.$IV$65536]"/>
        <table:named-expression table:name="erer" table:base-cell-address="$'1a-Identification_Projet'.$A$1" table:expression="['file:///home/T%C3%A9l%C3%A9chargements/%3F'#$''.$IV$65536]"/>
        <table:named-expression table:name="eyr" table:base-cell-address="$'1a-Identification_Projet'.$A$1" table:expression="['file:///home/T%C3%A9l%C3%A9chargements/%3F'#$''.$IV$65536]"/>
        <table:named-expression table:name="F" table:base-cell-address="$'1a-Identification_Projet'.$A$1" table:expression="['file:///home/T%C3%A9l%C3%A9chargements/%3F'#$''.$IV$65536]"/>
        <table:named-expression table:name="FCU" table:base-cell-address="$'1a-Identification_Projet'.$A$1" table:expression="['file:///home/T%C3%A9l%C3%A9chargements/%3F'#$''.$IV$65536]"/>
        <table:named-expression table:name="fqsdf" table:base-cell-address="$'1a-Identification_Projet'.$A$1" table:expression="['file:///home/T%C3%A9l%C3%A9chargements/%3F'#$''.$IV$65536]"/>
        <table:named-expression table:name="gg" table:base-cell-address="$'1a-Identification_Projet'.$A$1" table:expression="['file:///home/T%C3%A9l%C3%A9chargements/%3F'#$''.$IV$65536]"/>
        <table:named-expression table:name="gh" table:base-cell-address="$'1a-Identification_Projet'.$A$1" table:expression="['file:///home/T%C3%A9l%C3%A9chargements/%3F'#$''.$IV$65536]"/>
        <table:named-expression table:name="GRAPH_EVOL_SHIPSET" table:base-cell-address="$'1a-Identification_Projet'.$A$1" table:expression="['file:///home/T%C3%A9l%C3%A9chargements/%3F'#$''.$IV$65536]"/>
        <table:named-expression table:name="hjkh" table:base-cell-address="$'1a-Identification_Projet'.$A$1" table:expression="['file:///home/T%C3%A9l%C3%A9chargements/%3F'#$''.$IV$65536]"/>
        <table:named-expression table:name="HUD" table:base-cell-address="$'1a-Identification_Projet'.$A$1" table:expression="['file:///home/T%C3%A9l%C3%A9chargements/%3F'#$''.$IV$65536]"/>
        <table:named-expression table:name="IVV" table:base-cell-address="$'1a-Identification_Projet'.$A$1" table:expression="['file:///home/T%C3%A9l%C3%A9chargements/%3F'#$''.$IV$65536]"/>
        <table:named-expression table:name="KCCU" table:base-cell-address="$'1a-Identification_Projet'.$A$1" table:expression="['file:///home/T%C3%A9l%C3%A9chargements/%3F'#$''.$IV$65536]"/>
        <table:named-expression table:name="MOU" table:base-cell-address="$'1a-Identification_Projet'.$A$1" table:expression="['file:///home/T%C3%A9l%C3%A9chargements/%3F'#$''.$IV$65536]"/>
        <table:named-expression table:name="NDXKTMDRT" table:base-cell-address="$'1a-Identification_Projet'.$A$1" table:expression="['file:///home/T%C3%A9l%C3%A9chargements/%3F'#$''.$IV$65536]"/>
        <table:named-expression table:name="newname" table:base-cell-address="$'1a-Identification_Projet'.$A$1" table:expression="['file:///home/T%C3%A9l%C3%A9chargements/%3F'#$''.$IV$65536]"/>
        <table:named-expression table:name="QQQQQQQ" table:base-cell-address="$'1a-Identification_Projet'.$A$1" table:expression="['file:///home/T%C3%A9l%C3%A9chargements/%3F'#$''.$IV$65536]"/>
        <table:named-expression table:name="RRJ" table:base-cell-address="$'1a-Identification_Projet'.$A$1" table:expression="['file:///home/T%C3%A9l%C3%A9chargements/%3F'#$''.$IV$65536]"/>
        <table:named-expression table:name="rtg" table:base-cell-address="$'1a-Identification_Projet'.$A$1" table:expression="['file:///home/T%C3%A9l%C3%A9chargements/%3F'#$''.$IV$65536]"/>
        <table:named-expression table:name="ss" table:base-cell-address="$'1a-Identification_Projet'.$A$1" table:expression="['file:///home/T%C3%A9l%C3%A9chargements/%3F'#$''.$IV$65536]"/>
        <table:named-expression table:name="sss" table:base-cell-address="$'1a-Identification_Projet'.$A$1" table:expression="['file:///home/T%C3%A9l%C3%A9chargements/%3F'#$''.$IV$65536]"/>
        <table:named-expression table:name="sssss" table:base-cell-address="$'1a-Identification_Projet'.$A$1" table:expression="['file:///home/T%C3%A9l%C3%A9chargements/%3F'#$''.$IV$65536]"/>
        <table:named-expression table:name="TBD" table:base-cell-address="$'1a-Identification_Projet'.$A$1" table:expression="['file:///home/T%C3%A9l%C3%A9chargements/%3F'#$''.$IV$65536]"/>
        <table:named-expression table:name="test" table:base-cell-address="$'1a-Identification_Projet'.$A$1" table:expression="['file:///home/T%C3%A9l%C3%A9chargements/%3F'#$''.$IV$65536]"/>
        <table:named-expression table:name="test2" table:base-cell-address="$'1a-Identification_Projet'.$A$1" table:expression="['file:///home/T%C3%A9l%C3%A9chargements/%3F'#$''.$IV$65536]"/>
        <table:named-expression table:name="toto2" table:base-cell-address="$'1a-Identification_Projet'.$A$1" table:expression="['file:///home/T%C3%A9l%C3%A9chargements/%3F'#$''.$IV$65536]"/>
        <table:named-expression table:name="wrn_Entreprises_" table:base-cell-address="$'1a-Identification_Projet'.$A$1" table:expression="['file:///home/T%C3%A9l%C3%A9chargements/%3F'#$''.$IV$65536]"/>
        <table:named-expression table:name="wrn_poles_" table:base-cell-address="$'1a-Identification_Projet'.$A$1" table:expression="['file:///home/T%C3%A9l%C3%A9chargements/%3F'#$''.$IV$65536]"/>
        <table:named-expression table:name="wrn_rap11_" table:base-cell-address="$'1a-Identification_Projet'.$A$1" table:expression="['file:///home/T%C3%A9l%C3%A9chargements/%3F'#$''.$IV$65536]"/>
        <table:named-expression table:name="wrn_Rap1bis_" table:base-cell-address="$'1a-Identification_Projet'.$A$1" table:expression="['file:///home/T%C3%A9l%C3%A9chargements/%3F'#$''.$IV$65536]"/>
        <table:named-expression table:name="wrn_Rap1_" table:base-cell-address="$'1a-Identification_Projet'.$A$1" table:expression="['file:///home/T%C3%A9l%C3%A9chargements/%3F'#$''.$IV$65536]"/>
        <table:named-expression table:name="wrn_Rap1_2" table:base-cell-address="$'1a-Identification_Projet'.$A$1" table:expression="['file:///home/T%C3%A9l%C3%A9chargements/%3F'#$''.$IV$65536]"/>
        <table:named-expression table:name="wrn_RapDG_" table:base-cell-address="$'1a-Identification_Projet'.$A$1" table:expression="['file:///home/T%C3%A9l%C3%A9chargements/%3F'#$''.$IV$65536]"/>
        <table:named-expression table:name="wrn_tdb" table:base-cell-address="$'1a-Identification_Projet'.$A$1" table:expression="['file:///home/T%C3%A9l%C3%A9chargements/%3F'#$''.$IV$65536]"/>
        <table:named-expression table:name="wrn_TdB___complet_" table:base-cell-address="$'1a-Identification_Projet'.$A$1" table:expression="['file:///home/T%C3%A9l%C3%A9chargements/%3F'#$''.$IV$65536]"/>
        <table:named-expression table:name="wrn_TdB___complet_2" table:base-cell-address="$'1a-Identification_Projet'.$A$1" table:expression="['file:///home/T%C3%A9l%C3%A9chargements/%3F'#$''.$IV$65536]"/>
        <table:named-expression table:name="wrn_TdB___MIG29_" table:base-cell-address="$'1a-Identification_Projet'.$A$1" table:expression="['file:///home/T%C3%A9l%C3%A9chargements/%3F'#$''.$IV$65536]"/>
        <table:named-expression table:name="x" table:base-cell-address="$'1a-Identification_Projet'.$A$1" table:expression="['file:///home/T%C3%A9l%C3%A9chargements/%3F'#$''.$IV$65536]"/>
        <table:named-expression table:name="xxx" table:base-cell-address="$'1a-Identification_Projet'.$A$1" table:expression="['file:///home/T%C3%A9l%C3%A9chargements/%3F'#$''.$IV$65536]"/>
        <table:named-expression table:name="y" table:base-cell-address="$'1a-Identification_Projet'.$A$1" table:expression="['file:///home/T%C3%A9l%C3%A9chargements/%3F'#$''.$IV$65536]"/>
        <table:named-expression table:name="z" table:base-cell-address="$'1a-Identification_Projet'.$A$1" table:expression="['file:///home/T%C3%A9l%C3%A9chargements/%3F'#$''.$IV$65536]"/>
        <table:named-expression table:name="_a362903" table:base-cell-address="$'1a-Identification_Projet'.$A$1" table:expression="['file:///home/T%C3%A9l%C3%A9chargements/%3F'#$''.$IV$65536]"/>
        <table:named-expression table:name="_TBD2" table:base-cell-address="$'1a-Identification_Projet'.$A$1" table:expression="['file:///home/T%C3%A9l%C3%A9chargements/%3F'#$''.$IV$65536]"/>
        <table:named-expression table:name="_TBD3" table:base-cell-address="$'1a-Identification_Projet'.$A$1" table:expression="['file:///home/T%C3%A9l%C3%A9chargements/%3F'#$''.$IV$65536]"/>
        <table:named-expression table:name="_TBD5" table:base-cell-address="$'1a-Identification_Projet'.$A$1" table:expression="['file:///home/T%C3%A9l%C3%A9chargements/%3F'#$''.$IV$65536]"/>
        <table:named-expression table:name="_TBD6" table:base-cell-address="$'1a-Identification_Projet'.$A$1" table:expression="['file:///home/T%C3%A9l%C3%A9chargements/%3F'#$''.$IV$65536]"/>
        <table:named-expression table:name="_TBD7" table:base-cell-address="$'1a-Identification_Projet'.$A$1" table:expression="['file:///home/T%C3%A9l%C3%A9chargements/%3F'#$''.$IV$65536]"/>
        <table:named-expression table:name="_TBD8" table:base-cell-address="$'1a-Identification_Projet'.$A$1" table:expression="['file:///home/T%C3%A9l%C3%A9chargements/%3F'#$''.$IV$65536]"/>
        <table:named-expression table:name="_TDB4" table:base-cell-address="$'1a-Identification_Projet'.$A$1" table:expression="['file:///home/T%C3%A9l%C3%A9chargements/%3F'#$''.$IV$65536]"/>
        <table:named-expression table:name="__TBD2" table:base-cell-address="$'1a-Identification_Projet'.$A$1" table:expression="['file:///home/T%C3%A9l%C3%A9chargements/%3F'#$''.$IV$65536]"/>
        <table:named-expression table:name="__TBD3" table:base-cell-address="$'1a-Identification_Projet'.$A$1" table:expression="['file:///home/T%C3%A9l%C3%A9chargements/%3F'#$''.$IV$65536]"/>
        <table:named-expression table:name="__TBD5" table:base-cell-address="$'1a-Identification_Projet'.$A$1" table:expression="['file:///home/T%C3%A9l%C3%A9chargements/%3F'#$''.$IV$65536]"/>
        <table:named-expression table:name="__TBD6" table:base-cell-address="$'1a-Identification_Projet'.$A$1" table:expression="['file:///home/T%C3%A9l%C3%A9chargements/%3F'#$''.$IV$65536]"/>
        <table:named-expression table:name="__TBD7" table:base-cell-address="$'1a-Identification_Projet'.$A$1" table:expression="['file:///home/T%C3%A9l%C3%A9chargements/%3F'#$''.$IV$65536]"/>
        <table:named-expression table:name="__TBD8" table:base-cell-address="$'1a-Identification_Projet'.$A$1" table:expression="['file:///home/T%C3%A9l%C3%A9chargements/%3F'#$''.$IV$65536]"/>
        <table:named-expression table:name="__TDB4" table:base-cell-address="$'1a-Identification_Projet'.$A$1" table:expression="['file:///home/T%C3%A9l%C3%A9chargements/%3F'#$''.$IV$6553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XDR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XDR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XDR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number number:decimal-places="2" number:min-decimal-places="2" number:min-integer-digits="1" number:grouping="true"/>
      <number:text> XDR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XDR</number:text>
      <style:map style:condition="value()&gt;=0" style:apply-style-name="N168P0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4">
      <number:number number:decimal-places="0" number:min-decimal-places="0" number:min-integer-digits="1" number:grouping="true"/>
      <number:text> €</number:text>
    </number:number-style>
    <number:number-style style:name="N15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7P0" style:volatile="true">
      <number:number number:decimal-places="0" number:min-decimal-places="0" number:min-integer-digits="1" number:grouping="true"/>
      <number:text> XDR</number:text>
    </number:number-style>
    <number:number-style style:name="N157">
      <number:text>-</number:text>
      <number:number number:decimal-places="0" number:min-decimal-places="0" number:min-integer-digits="1" number:grouping="true"/>
      <number:text> XDR</number:text>
      <style:map style:condition="value()&gt;=0" style:apply-style-name="N157P0"/>
    </number:number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75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46P0" style:volatile="true">
      <number:number number:decimal-places="2" number:min-decimal-places="2" number:min-integer-digits="1" number:grouping="true"/>
      <number:text> XDR</number:text>
    </number:number-style>
    <number:number-style style:name="N146">
      <number:text>-</number:text>
      <number:number number:decimal-places="2" number:min-decimal-places="2" number:min-integer-digits="1" number:grouping="true"/>
      <number:text> XDR</number:text>
      <style:map style:condition="value()&gt;=0" style:apply-style-name="N146P0"/>
    </number:number-style>
    <number:number-style style:name="N17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67">
      <number:minutes number:style="long"/>
      <number:text>:</number:text>
      <number:seconds number:style="long"/>
    </number:time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6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$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59P0" style:volatile="true">
      <number:number number:decimal-places="0" number:min-decimal-places="0" number:min-integer-digits="1" number:grouping="true"/>
      <number:text> XDR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XDR</number:text>
      <style:map style:condition="value()&gt;=0" style:apply-style-name="N15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55">
      <number:number number:decimal-places="1" number:min-decimal-places="1" number:min-integer-digits="1" number:grouping="true"/>
    </number:number-style>
    <number:number-style style:name="N126P0" style:volatile="true">
      <number:text>On</number:text>
    </number:number-style>
    <number:number-style style:name="N126P1" style:volatile="true">
      <number:text>On</number:text>
    </number:number-style>
    <number:number-style style:name="N126">
      <number:text>Off</number:text>
      <style:map style:condition="value()&gt;0" style:apply-style-name="N126P0"/>
      <style:map style:condition="value()&lt;0" style:apply-style-name="N126P1"/>
    </number:number-style>
    <number:time-style style:name="N124">
      <number:minutes number:style="long"/>
      <number:text>:</number:text>
      <number:seconds number:style="long" number:decimal-places="1"/>
    </number:time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XDR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XDR </number:text>
    </number:number-style>
    <number:number-style style:name="N150P2" style:volatile="true">
      <number:text> </number:text>
      <number:fill-character> </number:fill-character>
      <number:text>- XDR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day/>
      <number:text>/</number:text>
      <number:month/>
      <number:text>/</number:text>
      <number:year number:style="long"/>
    </number:date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08" number:language="fr" number:country="FR"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time-style style:name="N2015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5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5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54P0"/>
    </number:number-style>
    <number:currency-style style:name="N2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7P0"/>
    </number:currency-style>
    <number:currency-style style:name="N2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6P0"/>
    </number:currency-style>
    <number:currency-style style:name="N2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5P0"/>
    </number:currency-style>
    <number:currency-style style:name="N2014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4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4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date-style style:name="N20139" number:language="en" number:country="US">
      <number:month/>
      <number:text>/</number:text>
      <number:day/>
      <number:text>/</number:text>
      <number:year number:style="long"/>
    </number:date-style>
    <number:date-style style:name="N20138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6" number:language="en" number:country="US">
      <number:month number:textual="true"/>
      <number:text>-</number:text>
      <number:year/>
    </number:date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currency-style style:name="N2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3P0"/>
    </number:currency-style>
    <number:number-style style:name="N2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1" number:language="en" number:country="US">
      <number:text> </number:text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2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27P2" style:volatile="true" number:language="en" number:country="US">
      <number:text> </number:text>
      <number:fill-character> </number:fill-character>
      <number:text>- </number:text>
    </number:number-style>
    <number:text-style style:name="N20127" number:language="en" number:country="US">
      <number:text> </number:text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date-style style:name="N2015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3" number:language="en" number:country="US">
      <number:hours/>
      <number:text>:</number:text>
      <number:minutes number:style="long"/>
      <number:text> </number:text>
      <number:am-pm/>
    </number:time-style>
    <number:currency-style style:name="N2015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1P2" style:volatile="true" number:language="en" number:country="US">
      <number:currency-symbol/>
      <number:fill-character> </number:fill-character>
      <number:text>- </number:text>
    </number:currency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time-style style:name="N2012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20121" number:language="en" number:country="US">
      <number:hours/>
      <number:text>:</number:text>
      <number:minutes number:style="long"/>
    </number:time-style>
    <style:style style:name="Default" style:family="table-cell">
      <style:table-cell-properties fo:padding="0.028in" style:rotation-align="none"/>
      <style:text-properties fo:color="#000000" style:font-name="Calibri1" fo:font-family="Calibri" style:font-family-generic="swiss" style:font-pitch="variable" style:font-name-complex="Calibri1" style:font-family-complex="Calibri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pitch-complex="variable" style:font-size-complex="10pt" style:font-style-complex="normal" style:font-weight-complex="normal"/>
    </style:style>
    <style:style style:name="cf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1" style:font-family-complex="Calibri" style:font-family-generic-complex="swiss" style:font-pitch-complex="variable" style:font-size-complex="10pt" style:font-style-complex="normal" style:font-weight-complex="normal"/>
    </style:style>
    <style:style style:name="cf3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1" style:font-family-complex="Calibri" style:font-family-generic-complex="swiss" style:font-pitch-complex="variable" style:font-size-complex="10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1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pitch-complex="variable" style:font-size-complex="11pt" style:font-style-complex="italic" style:font-weight-complex="normal"/>
    </style:style>
    <style:style style:name="Excel_5f_CondFormat_5f_7_5f_1_5f_1" style:display-name="Excel_CondFormat_7_1_1" style:family="table-cell" style:parent-style-name="Default">
      <style:table-cell-properties fo:background-color="#ffcc99"/>
      <style:text-properties fo:color="#000000"/>
    </style:style>
    <style:style style:name="Excel_5f_CondFormat_5f_7_5f_2_5f_1" style:display-name="Excel_CondFormat_7_2_1" style:family="table-cell" style:parent-style-name="Default">
      <style:table-cell-properties fo:background-color="#ccffcc"/>
      <style:text-properties fo:color="#000000"/>
    </style:style>
    <style:style style:name="Excel_5f_CondFormat_5f_7_5f_3_5f_1" style:display-name="Excel_CondFormat_7_3_1" style:family="table-cell" style:parent-style-name="Default">
      <style:table-cell-properties fo:background-color="#c0c0c0"/>
      <style:text-properties fo:color="#000000"/>
    </style:style>
    <draw:marker draw:name="msArrowOpenEnd_20_5" draw:display-name="msArrowOpenEnd 5" svg:viewBox="0 0 315 315" svg:d="M158 0l157 287-47 28-110-202-111 202-47-28z"/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2362in" fo:margin-bottom="0.2362in" fo:margin-left="0.2362in" fo:margin-right="0.2362in" style:first-page-number="continue" style:scale-to="100%" style:writing-mode="lr-tb"/>
      <style:header-style>
        <style:header-footer-properties fo:min-height="0.2953in" fo:margin-left="0.5118in" fo:margin-right="0.5118in" fo:margin-bottom="0in"/>
      </style:header-style>
      <style:footer-style>
        <style:header-footer-properties fo:min-height="0.2953in" fo:margin-left="0.5118in" fo:margin-right="0.5118in" fo:margin-top="0in"/>
      </style:footer-style>
    </style:page-layout>
    <style:page-layout style:name="Mpm3">
      <style:page-layout-properties fo:page-width="11.6929in" fo:page-height="8.2681in" style:num-format="1" style:print-orientation="landscape" fo:margin-top="0.2362in" fo:margin-bottom="0.2362in" fo:margin-left="0.2362in" fo:margin-right="0.2362in" style:first-page-number="continue" style:scale-to="100%" style:table-centering="horizontal" style:writing-mode="lr-tb"/>
      <style:header-style>
        <style:header-footer-properties fo:min-height="0.2953in" fo:margin-left="0.5118in" fo:margin-right="0.5118in" fo:margin-bottom="0in"/>
      </style:header-style>
      <style:footer-style>
        <style:header-footer-properties fo:min-height="0.2953in" fo:margin-left="0.5118in" fo:margin-right="0.5118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1a-Identification_5f_Projet" style:display-name="PageStyle_1a-Identification_Proj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b-_5f_Besoin_5f_capturé" style:display-name="PageStyle_1b-_Besoin_capturé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a-OBS" style:display-name="PageStyle_2a-O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b-PBS" style:display-name="PageStyle_2b-P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c-WBS" style:display-name="PageStyle_2c-W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d-Décision" style:display-name="PageStyle_2d-Décision" style:page-layout-name="Mpm4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  <style:master-page style:name="PageStyle_5f_2e-Action" style:display-name="PageStyle_2e-Action" style:page-layout-name="Mpm4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  <style:master-page style:name="PageStyle_5f_Cartouche" style:display-name="PageStyle_Cartouch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 Oleiwan</meta:initial-creator>
    <meta:creation-date>2018-03-05T22:20:31</meta:creation-date>
    <dc:date>2024-04-14T12:06:48.605945137</dc:date>
    <meta:editing-cycles>49</meta:editing-cycles>
    <meta:editing-duration>P2DT8H28M46S</meta:editing-duration>
    <meta:generator>LibreOffice/7.3.7.2$Linux_X86_64 LibreOffice_project/30$Build-2</meta:generator>
    <meta:document-statistic meta:table-count="10" meta:cell-count="640" meta:object-count="60"/>
  </office:meta>
</office:document-meta>
</file>